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6701in" fo:margin-left="-0.0417in" fo:margin-top="0in" fo:margin-bottom="0in" table:align="left"/>
    </style:style>
    <style:style style:name="Table3.A" style:family="table-column">
      <style:table-column-properties style:column-width="0.5556in"/>
    </style:style>
    <style:style style:name="Table3.B" style:family="table-column">
      <style:table-column-properties style:column-width="5.114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4" style:family="table">
      <style:table-properties style:width="4.9736in" fo:margin-left="-0.0417in" fo:margin-top="0in" fo:margin-bottom="0in" table:align="left"/>
    </style:style>
    <style:style style:name="Table4.A" style:family="table-column">
      <style:table-column-properties style:column-width="0.8028in"/>
    </style:style>
    <style:style style:name="Table4.B" style:family="table-column">
      <style:table-column-properties style:column-width="4.1708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Table5" style:family="table">
      <style:table-properties style:width="6.6458in" fo:margin-left="-0.0417in" fo:margin-top="0in" fo:margin-bottom="0in" table:align="left"/>
    </style:style>
    <style:style style:name="Table5.A" style:family="table-column">
      <style:table-column-properties style:column-width="0.6458in"/>
    </style:style>
    <style:style style:name="Table5.B" style:family="table-column">
      <style:table-column-properties style:column-width="6in"/>
    </style:style>
    <style:style style:name="Table5.1" style:family="table-row">
      <style:table-row-properties style:min-row-height="0.1778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0.3313in" fo:keep-together="auto"/>
    </style:style>
    <style:style style:name="Table6" style:family="table">
      <style:table-properties style:width="5.5208in" fo:margin-left="-0.0417in" fo:margin-top="0in" fo:margin-bottom="0in" table:align="left"/>
    </style:style>
    <style:style style:name="Table6.A" style:family="table-column">
      <style:table-column-properties style:column-width="0.5674in"/>
    </style:style>
    <style:style style:name="Table6.B" style:family="table-column">
      <style:table-column-properties style:column-width="4.9535in"/>
    </style:style>
    <style:style style:name="Table6.1" style:family="table-row">
      <style:table-row-properties style:min-row-height="0.1778in" fo:keep-together="auto"/>
    </style:style>
    <style:style style:name="Table6.A1" style:family="table-cell">
      <style:table-cell-properties style:vertical-align="" fo:padding-left="0.0208in" fo:padding-right="0.0208in" fo:padding-top="0in" fo:padding-bottom="0in" fo:border="none"/>
    </style:style>
    <style:style style:name="Table7" style:family="table">
      <style:table-properties style:width="4.7056in" fo:margin-left="-0.0417in" fo:margin-top="0in" fo:margin-bottom="0in" table:align="left"/>
    </style:style>
    <style:style style:name="Table7.A" style:family="table-column">
      <style:table-column-properties style:column-width="0.7604in"/>
    </style:style>
    <style:style style:name="Table7.B" style:family="table-column">
      <style:table-column-properties style:column-width="3.9444in"/>
    </style:style>
    <style:style style:name="Table7.1" style:family="table-row">
      <style:table-row-properties style:min-row-height="0.1778in" fo:keep-together="auto"/>
    </style:style>
    <style:style style:name="Table7.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2"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bold" style:font-weight-asian="bold" style:font-weight-complex="bold"/>
    </style:style>
    <style:style style:name="P3"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officeooo:paragraph-rsid="002c8dfc" style:font-weight-asian="bold" style:font-weight-complex="bold"/>
    </style:style>
    <style:style style:name="P4"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5"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2ea2c" style:font-weight-asian="normal" style:font-weight-complex="normal"/>
    </style:style>
    <style:style style:name="P6" style:family="paragraph" style:parent-style-name="Standard">
      <loext:graphic-properties draw:fill-gradient-name="gradient" draw:fill-hatch-name="hatch"/>
      <style:paragraph-properties fo:margin-top="0in" fo:margin-bottom="0in" style:contextual-spacing="true"/>
      <style:text-properties fo:font-weight="normal" officeooo:paragraph-rsid="0022ea2c" style:font-weight-asian="normal" style:font-weight-complex="normal"/>
    </style:style>
    <style:style style:name="P7"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a2e88"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fo:font-weight="normal" officeooo:paragraph-rsid="002a2e88" style:font-weight-asian="normal" style:font-weight-complex="normal"/>
    </style:style>
    <style:style style:name="P9"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12" style:family="paragraph" style:parent-style-name="Standard">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4"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04062" style:font-weight-asian="normal" style:font-weight-complex="normal"/>
    </style:style>
    <style:style style:name="P15" style:family="paragraph" style:parent-style-name="Standard">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16"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ef001" style:font-weight-asian="normal" style:font-weight-complex="normal"/>
    </style:style>
    <style:style style:name="P17" style:family="paragraph" style:parent-style-name="Standard">
      <loext:graphic-properties draw:fill-gradient-name="gradient" draw:fill-hatch-name="hatch"/>
      <style:paragraph-properties fo:margin-top="0in" fo:margin-bottom="0in" style:contextual-spacing="true"/>
      <style:text-properties fo:font-weight="normal" officeooo:paragraph-rsid="002ef001" style:font-weight-asian="normal" style:font-weight-complex="normal"/>
    </style:style>
    <style:style style:name="P18"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9" style:family="paragraph" style:parent-style-name="Text_20_body">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2ea2c" style:font-weight-asian="normal" style:font-weight-complex="normal"/>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a2e88" style:font-weight-asian="normal" style:font-weight-complex="normal"/>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2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2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04062" style:font-weight-asian="normal" style:font-weight-complex="normal"/>
    </style:style>
    <style:style style:name="P2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ef001" style:font-weight-asian="normal" style:font-weight-complex="normal"/>
    </style:style>
    <style:style style:name="P26"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2ea2c" style:font-weight-asian="normal" style:font-weight-complex="normal"/>
    </style:style>
    <style:style style:name="P27"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a2e88" style:font-weight-asian="normal" style:font-weight-complex="normal"/>
    </style:style>
    <style:style style:name="P28"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29"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04062" style:font-weight-asian="normal" style:font-weight-complex="normal"/>
    </style:style>
    <style:style style:name="P30"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ef001" style:font-weight-asian="normal" style:font-weight-complex="normal"/>
    </style:style>
    <style:style style:name="P3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normal" style:font-weight-asian="normal" style:font-weight-complex="normal"/>
    </style:style>
    <style:style style:name="P32"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33"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34" style:family="paragraph" style:parent-style-name="Standard">
      <loext:graphic-properties draw:fill-gradient-name="gradient" draw:fill-hatch-name="hatch"/>
      <style:paragraph-properties fo:margin-top="0in" fo:margin-bottom="0in" style:contextual-spacing="true"/>
    </style:style>
    <style:style style:name="P35" style:family="paragraph" style:parent-style-name="Standard">
      <loext:graphic-properties draw:fill-gradient-name="gradient" draw:fill-hatch-name="hatch"/>
      <style:paragraph-properties fo:margin-top="0in" fo:margin-bottom="0in" style:contextual-spacing="true"/>
      <style:text-properties officeooo:paragraph-rsid="002a2e88"/>
    </style:style>
    <style:style style:name="P36"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24d0ef" officeooo:paragraph-rsid="0024d0ef" style:font-weight-asian="normal" style:font-weight-complex="normal"/>
    </style:style>
    <style:style style:name="P37" style:family="paragraph" style:parent-style-name="Standard">
      <loext:graphic-properties draw:fill-gradient-name="gradient" draw:fill-hatch-name="hatch"/>
      <style:paragraph-properties fo:margin-top="0in" fo:margin-bottom="0in" style:contextual-spacing="true"/>
      <style:text-properties fo:language="en" fo:country="PH" officeooo:rsid="0024d0ef" officeooo:paragraph-rsid="0024d0ef"/>
    </style:style>
    <style:style style:name="P38" style:family="paragraph" style:parent-style-name="Text_20_body">
      <loext:graphic-properties draw:fill-gradient-name="gradient" draw:fill-hatch-name="hatch"/>
      <style:paragraph-properties fo:margin-top="0in" fo:margin-bottom="0in" style:contextual-spacing="true"/>
      <style:text-properties officeooo:paragraph-rsid="002ef001"/>
    </style:style>
    <style:style style:name="P39"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40"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41" style:family="paragraph" style:parent-style-name="Standard">
      <loext:graphic-properties draw:fill-gradient-name="gradient" draw:fill-hatch-name="hatch"/>
      <style:paragraph-properties fo:margin-top="0in" fo:margin-bottom="0in" style:contextual-spacing="true"/>
      <style:text-properties fo:font-size="13pt" fo:font-weight="normal" officeooo:rsid="001d04e0" officeooo:paragraph-rsid="002a2e88" style:font-size-asian="13pt" style:font-weight-asian="normal" style:font-size-complex="13pt" style:font-weight-complex="normal"/>
    </style:style>
    <style:style style:name="P42"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4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4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4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2ea2c" style:font-weight-asian="normal" style:font-weight-complex="normal"/>
    </style:style>
    <style:style style:name="P4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a2e88" style:font-weight-asian="normal" style:font-weight-complex="normal"/>
    </style:style>
    <style:style style:name="P4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4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4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04062" style:font-weight-asian="normal" style:font-weight-complex="normal"/>
    </style:style>
    <style:style style:name="P5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ef001" style:font-weight-asian="normal" style:font-weight-complex="normal"/>
    </style:style>
    <style:style style:name="P5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5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5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2ea2c" style:font-size-asian="12pt" style:font-weight-asian="normal" style:font-size-complex="12pt" style:font-weight-complex="normal"/>
    </style:style>
    <style:style style:name="P5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a2e88" style:font-size-asian="12pt" style:font-weight-asian="normal" style:font-size-complex="12pt" style:font-weight-complex="normal"/>
    </style:style>
    <style:style style:name="P5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5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04062" style:font-size-asian="12pt" style:font-weight-asian="normal" style:font-size-complex="12pt" style:font-weight-complex="normal"/>
    </style:style>
    <style:style style:name="P5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2ea2c" style:font-weight-asian="normal" style:font-weight-complex="normal"/>
    </style:style>
    <style:style style:name="P5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a2e88" style:font-weight-asian="normal" style:font-weight-complex="normal"/>
    </style:style>
    <style:style style:name="P5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6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04062" style:font-weight-asian="normal" style:font-weight-complex="normal"/>
    </style:style>
    <style:style style:name="P6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ef001" style:font-weight-asian="normal" style:font-weight-complex="normal"/>
    </style:style>
    <style:style style:name="P6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2ea2c" style:font-size-asian="13pt" style:font-weight-asian="normal" style:font-size-complex="13pt" style:font-weight-complex="normal"/>
    </style:style>
    <style:style style:name="P6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a2e88" style:font-size-asian="13pt" style:font-weight-asian="normal" style:font-size-complex="13pt" style:font-weight-complex="normal"/>
    </style:style>
    <style:style style:name="P6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6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04062" style:font-size-asian="13pt" style:font-weight-asian="normal" style:font-size-complex="13pt" style:font-weight-complex="normal"/>
    </style:style>
    <style:style style:name="P6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ef001" style:font-size-asian="13pt" style:font-weight-asian="normal" style:font-size-complex="13pt" style:font-weight-complex="normal"/>
    </style:style>
    <style:style style:name="P6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29c177" officeooo:paragraph-rsid="002ef001" style:font-size-asian="13pt" style:font-weight-asian="normal" style:font-size-complex="13pt" style:font-weight-complex="normal"/>
    </style:style>
    <style:style style:name="P6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9c177" style:font-size-asian="13pt" style:font-weight-asian="normal" style:font-size-complex="13pt" style:font-weight-complex="normal"/>
    </style:style>
    <style:style style:name="P6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2e88" style:font-size-asian="13pt" style:font-weight-asian="normal" style:font-size-complex="13pt" style:font-weight-complex="normal"/>
    </style:style>
    <style:style style:name="P7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b2e0" style:font-size-asian="13pt" style:font-weight-asian="normal" style:font-size-complex="13pt" style:font-weight-complex="normal"/>
    </style:style>
    <style:style style:name="P7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ef001" style:font-size-asian="13pt" style:font-weight-asian="normal" style:font-size-complex="13pt" style:font-weight-complex="normal"/>
    </style:style>
    <style:style style:name="P7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7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7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75" style:family="paragraph" style:parent-style-name="Standard">
      <loext:graphic-properties draw:fill-gradient-name="gradient" draw:fill-hatch-name="hatch"/>
      <style:paragraph-properties fo:margin-top="0in" fo:margin-bottom="0in" style:contextual-spacing="true"/>
      <style:text-properties officeooo:paragraph-rsid="00204062"/>
    </style:style>
    <style:style style:name="P76" style:family="paragraph" style:parent-style-name="Text_20_body">
      <loext:graphic-properties draw:fill-gradient-name="gradient" draw:fill-hatch-name="hatch"/>
      <style:paragraph-properties fo:margin-top="0in" fo:margin-bottom="0in" style:contextual-spacing="true"/>
      <style:text-properties officeooo:paragraph-rsid="00204062"/>
    </style:style>
    <style:style style:name="P77" style:family="paragraph" style:parent-style-name="Text_20_body">
      <loext:graphic-properties draw:fill-gradient-name="gradient" draw:fill-hatch-name="hatch"/>
      <style:paragraph-properties fo:margin-top="0in" fo:margin-bottom="0in" style:contextual-spacing="true"/>
      <style:text-properties officeooo:paragraph-rsid="002c8dfc"/>
    </style:style>
    <style:style style:name="P7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79"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80" style:family="paragraph" style:parent-style-name="Text_20_body">
      <loext:graphic-properties draw:fill-gradient-name="gradient" draw:fill-hatch-name="hatch"/>
      <style:paragraph-properties fo:margin-top="0in" fo:margin-bottom="0in" style:contextual-spacing="true"/>
      <style:text-properties officeooo:rsid="00209708" officeooo:paragraph-rsid="00209708"/>
    </style:style>
    <style:style style:name="P81"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f498a" style:font-weight-asian="normal" style:font-weight-complex="normal"/>
    </style:style>
    <style:style style:name="P82"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83"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84"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5"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86"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204062" style:font-weight-asian="normal" style:font-weight-complex="normal"/>
    </style:style>
    <style:style style:name="P87"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88" style:family="paragraph" style:parent-style-name="Heading_20_2">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89" style:family="paragraph" style:parent-style-name="Heading_20_2">
      <loext:graphic-properties draw:fill-gradient-name="gradient" draw:fill-hatch-name="hatch"/>
      <style:paragraph-properties fo:margin-top="0in" fo:margin-bottom="0in" style:contextual-spacing="true"/>
    </style:style>
    <style:style style:name="P90" style:family="paragraph" style:parent-style-name="Heading_20_2">
      <loext:graphic-properties draw:fill-gradient-name="gradient" draw:fill-hatch-name="hatch"/>
      <style:paragraph-properties fo:margin-top="0in" fo:margin-bottom="0in" style:contextual-spacing="true"/>
      <style:text-properties officeooo:paragraph-rsid="002a2e88"/>
    </style:style>
    <style:style style:name="P91" style:family="paragraph" style:parent-style-name="Heading_20_2">
      <loext:graphic-properties draw:fill-gradient-name="gradient" draw:fill-hatch-name="hatch"/>
      <style:paragraph-properties fo:margin-top="0in" fo:margin-bottom="0in" style:contextual-spacing="true"/>
      <style:text-properties fo:language="en" fo:country="PH" officeooo:rsid="002c8dfc" officeooo:paragraph-rsid="002c8dfc"/>
    </style:style>
    <style:style style:name="P92" style:family="paragraph" style:parent-style-name="Heading_20_2">
      <loext:graphic-properties draw:fill-gradient-name="gradient" draw:fill-hatch-name="hatch"/>
      <style:paragraph-properties fo:margin-top="0in" fo:margin-bottom="0in" style:contextual-spacing="true"/>
      <style:text-properties officeooo:paragraph-rsid="002ef001"/>
    </style:style>
    <style:style style:name="P93" style:family="paragraph" style:parent-style-name="Heading_20_2">
      <loext:graphic-properties draw:fill-gradient-name="gradient" draw:fill-hatch-name="hatch"/>
      <style:paragraph-properties fo:margin-top="0in" fo:margin-bottom="0in" style:contextual-spacing="true"/>
      <style:text-properties officeooo:paragraph-rsid="002f498a"/>
    </style:style>
    <style:style style:name="P9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language="en" fo:country="PH" fo:font-weight="bold" officeooo:rsid="002c8dfc" style:font-weight-asian="bold"/>
    </style:style>
    <style:style style:name="P95"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language="en" fo:country="PH" fo:font-weight="bold" officeooo:rsid="002c8dfc" officeooo:paragraph-rsid="002f498a" style:font-weight-asian="bold"/>
    </style:style>
    <style:style style:name="P96" style:family="paragraph" style:parent-style-name="Standard">
      <loext:graphic-properties draw:fill-gradient-name="gradient" draw:fill-hatch-name="hatch"/>
      <style:paragraph-properties fo:margin-top="0in" fo:margin-bottom="0in" style:contextual-spacing="true"/>
      <style:text-properties fo:language="en" fo:country="PH" officeooo:rsid="002c8dfc"/>
    </style:style>
    <style:style style:name="P97"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style:font-weight-asian="bold"/>
    </style:style>
    <style:style style:name="P98"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officeooo:paragraph-rsid="002f498a" style:font-weight-asian="bold"/>
    </style:style>
    <style:style style:name="P99"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f498a" style:font-weight-asian="normal" style:font-weight-complex="normal"/>
    </style:style>
    <style:style style:name="P100" style:family="paragraph" style:parent-style-name="Standard">
      <loext:graphic-properties draw:fill-gradient-name="gradient" draw:fill-hatch-name="hatch"/>
      <style:paragraph-properties fo:margin-top="0in" fo:margin-bottom="0in" style:contextual-spacing="true"/>
      <style:text-properties fo:font-weight="normal" officeooo:paragraph-rsid="002f498a" style:font-weight-asian="normal" style:font-weight-complex="normal"/>
    </style:style>
    <style:style style:name="P10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officeooo:paragraph-rsid="002f498a"/>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officeooo:paragraph-rsid="002f498a"/>
    </style:style>
    <style:style style:name="P104" style:family="paragraph" style:parent-style-name="Standard">
      <style:paragraph-properties fo:text-align="start" style:justify-single-word="false">
        <style:tab-stops/>
      </style:paragraph-properties>
    </style:style>
    <style:style style:name="P105" style:family="paragraph" style:parent-style-name="Text_20_body">
      <loext:graphic-properties draw:fill-gradient-name="gradient" draw:fill-hatch-name="hatch"/>
      <style:paragraph-properties fo:margin-top="0in" fo:margin-bottom="0in" style:contextual-spacing="true"/>
      <style:text-properties fo:language="en" fo:country="PH" officeooo:rsid="002c8dfc" officeooo:paragraph-rsid="002c8dfc"/>
    </style:style>
    <style:style style:name="P106" style:family="paragraph" style:parent-style-name="Text_20_body">
      <loext:graphic-properties draw:fill-gradient-name="gradient" draw:fill-hatch-name="hatch"/>
      <style:paragraph-properties fo:margin-top="0in" fo:margin-bottom="0in" style:contextual-spacing="true"/>
      <style:text-properties fo:language="en" fo:country="PH" officeooo:rsid="002c8dfc" officeooo:paragraph-rsid="002ef001"/>
    </style:style>
    <style:style style:name="P10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f498a" style:font-weight-asian="normal" style:font-weight-complex="normal"/>
    </style:style>
    <style:style style:name="P10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f498a" style:font-weight-asian="normal" style:font-weight-complex="normal"/>
    </style:style>
    <style:style style:name="P10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29c177" officeooo:paragraph-rsid="002f498a" style:font-size-asian="13pt" style:font-weight-asian="normal" style:font-size-complex="13pt" style:font-weight-complex="normal"/>
    </style:style>
    <style:style style:name="P11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f498a" style:font-size-asian="13pt" style:font-weight-asian="normal" style:font-size-complex="13pt" style:font-weight-complex="normal"/>
    </style:style>
    <style:style style:name="P111" style:family="paragraph" style:parent-style-name="Text_20_body">
      <loext:graphic-properties draw:fill-gradient-name="gradient" draw:fill-hatch-name="hatch"/>
      <style:paragraph-properties fo:margin-top="0in" fo:margin-bottom="0in" style:contextual-spacing="true"/>
      <style:text-properties officeooo:paragraph-rsid="002f498a"/>
    </style:style>
    <style:style style:name="P112" style:family="paragraph" style:parent-style-name="Text_20_body">
      <loext:graphic-properties draw:fill-gradient-name="gradient" draw:fill-hatch-name="hatch"/>
      <style:paragraph-properties fo:margin-top="0in" fo:margin-bottom="0in" style:contextual-spacing="true"/>
      <style:text-properties fo:font-weight="normal" officeooo:paragraph-rsid="002f498a" style:font-weight-asian="normal" style:font-weight-complex="normal"/>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0f0f0f" loext:opacity="100%" style:font-name="Liberation Serif" fo:letter-spacing="normal" fo:language="en" fo:country="PH" fo:font-style="normal" officeooo:rsid="0019e68d"/>
    </style:style>
    <style:style style:name="T3" style:family="text">
      <style:text-properties fo:font-variant="normal" fo:text-transform="none" fo:color="#333333" loext:opacity="100%" style:font-name="apple-system" fo:letter-spacing="normal" fo:font-style="normal" fo:font-weight="normal"/>
    </style:style>
    <style:style style:name="T4" style:family="text">
      <style:text-properties fo:font-variant="normal" fo:text-transform="none" fo:color="#333333" loext:opacity="100%" style:font-name="Liberation Serif" fo:letter-spacing="normal" fo:font-style="normal" fo:font-weight="normal"/>
    </style:style>
    <style:style style:name="T5" style:family="text">
      <style:text-properties officeooo:rsid="001a63e3"/>
    </style:style>
    <style:style style:name="T6" style:family="text">
      <style:text-properties officeooo:rsid="0010d860"/>
    </style:style>
    <style:style style:name="T7" style:family="text">
      <style:text-properties fo:language="en" fo:country="PH"/>
    </style:style>
    <style:style style:name="T8" style:family="text">
      <style:text-properties fo:language="en" fo:country="PH" officeooo:rsid="0010f3db"/>
    </style:style>
    <style:style style:name="T9" style:family="text">
      <style:text-properties fo:language="en" fo:country="PH" officeooo:rsid="00147f46"/>
    </style:style>
    <style:style style:name="T10" style:family="text">
      <style:text-properties fo:language="en" fo:country="PH" officeooo:rsid="0019e68d"/>
    </style:style>
    <style:style style:name="T11" style:family="text">
      <style:text-properties fo:language="en" fo:country="PH" officeooo:rsid="001c6080"/>
    </style:style>
    <style:style style:name="T12" style:family="text">
      <style:text-properties fo:language="en" fo:country="PH" officeooo:rsid="00204062"/>
    </style:style>
    <style:style style:name="T13" style:family="text">
      <style:text-properties fo:language="en" fo:country="PH" officeooo:rsid="0022ea2c"/>
    </style:style>
    <style:style style:name="T14" style:family="text">
      <style:text-properties fo:language="en" fo:country="PH" style:font-size-asian="13pt" style:font-size-complex="13pt"/>
    </style:style>
    <style:style style:name="T15" style:family="text">
      <style:text-properties fo:language="en" fo:country="PH" officeooo:rsid="0022ea2c" style:font-size-asian="13pt" style:font-size-complex="13pt"/>
    </style:style>
    <style:style style:name="T16" style:family="text">
      <style:text-properties fo:language="en" fo:country="PH" officeooo:rsid="002a2e88" style:font-size-asian="13pt" style:font-size-complex="13pt"/>
    </style:style>
    <style:style style:name="T17" style:family="text">
      <style:text-properties fo:language="en" fo:country="PH" officeooo:rsid="002ef001" style:font-size-asian="13pt" style:font-size-complex="13pt"/>
    </style:style>
    <style:style style:name="T18" style:family="text">
      <style:text-properties fo:language="en" fo:country="PH" officeooo:rsid="002f498a" style:font-size-asian="13pt" style:font-size-complex="13pt"/>
    </style:style>
    <style:style style:name="T19" style:family="text">
      <style:text-properties fo:language="en" fo:country="PH" officeooo:rsid="0028a681"/>
    </style:style>
    <style:style style:name="T20" style:family="text">
      <style:text-properties fo:language="en" fo:country="PH" officeooo:rsid="002a2e88"/>
    </style:style>
    <style:style style:name="T21" style:family="text">
      <style:text-properties fo:language="en" fo:country="PH" officeooo:rsid="002c8dfc"/>
    </style:style>
    <style:style style:name="T22" style:family="text">
      <style:text-properties fo:language="en" fo:country="PH" officeooo:rsid="002e823c"/>
    </style:style>
    <style:style style:name="T23" style:family="text">
      <style:text-properties fo:language="en" fo:country="PH" officeooo:rsid="002ef001"/>
    </style:style>
    <style:style style:name="T24" style:family="text">
      <style:text-properties fo:language="en" fo:country="PH" fo:font-weight="bold" officeooo:rsid="002c8dfc" style:font-weight-asian="bold"/>
    </style:style>
    <style:style style:name="T25" style:family="text">
      <style:text-properties fo:language="en" fo:country="PH" officeooo:rsid="002f498a"/>
    </style:style>
    <style:style style:name="T26" style:family="text">
      <style:text-properties officeooo:rsid="0019e68d"/>
    </style:style>
    <style:style style:name="T27" style:family="text">
      <style:text-properties officeooo:rsid="001ab1c4"/>
    </style:style>
    <style:style style:name="T28" style:family="text">
      <style:text-properties fo:font-size="12pt" style:font-size-asian="12pt" style:font-size-complex="12pt"/>
    </style:style>
    <style:style style:name="T29" style:family="text">
      <style:text-properties fo:color="#333333" loext:opacity="100%" style:font-size-asian="13pt" style:font-size-complex="13pt"/>
    </style:style>
    <style:style style:name="T30" style:family="text">
      <style:text-properties officeooo:rsid="001d04e0"/>
    </style:style>
    <style:style style:name="T31" style:family="text">
      <style:text-properties style:font-size-asian="13pt" style:font-size-complex="13pt"/>
    </style:style>
    <style:style style:name="T32" style:family="text">
      <style:text-properties officeooo:rsid="001c6080" style:font-size-asian="13pt" style:font-size-complex="13pt"/>
    </style:style>
    <style:style style:name="T33" style:family="text">
      <style:text-properties officeooo:rsid="00204062" style:font-size-asian="13pt" style:font-size-complex="13pt"/>
    </style:style>
    <style:style style:name="T34" style:family="text">
      <style:text-properties officeooo:rsid="00204062"/>
    </style:style>
    <style:style style:name="T35" style:family="text">
      <style:text-properties officeooo:rsid="00209708"/>
    </style:style>
    <style:style style:name="T36" style:family="text">
      <style:text-properties officeooo:rsid="00215203"/>
    </style:style>
    <style:style style:name="T37" style:family="text">
      <style:text-properties fo:font-weight="normal" style:font-weight-asian="normal" style:font-weight-complex="normal"/>
    </style:style>
    <style:style style:name="T38" style:family="text">
      <style:text-properties officeooo:rsid="002a2e88"/>
    </style:style>
    <style:style style:name="T39" style:family="text">
      <style:text-properties officeooo:rsid="002ab2e0"/>
    </style:style>
    <style:style style:name="T40" style:family="text">
      <style:text-properties fo:font-style="italic" style:font-style-asian="italic" style:font-style-complex="italic"/>
    </style:style>
    <style:style style:name="T41" style:family="text">
      <style:text-properties fo:font-weight="bold" style:font-weight-asian="bold"/>
    </style:style>
    <style:style style:name="T42" style:family="text">
      <style:text-properties officeooo:rsid="002fae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II BookStream 001 ~ Khezri's “Governing Continuous Transformation”</text:p>
      <text:p text:style-name="P73"/>
      <text:p text:style-name="P73"/>
      <text:p text:style-name="P74"/>
      <text:p text:style-name="P42"><text:span text:style-name="T1">A long-term series reading and discussing Bijan Khezri's 2022 book “Governing Continuous Transformation: </text:span><text:span text:style-name="T3">Re-framing the Strategy-Governan</text:span><text:span text:style-name="T4">ce Co</text:span><text:span text:style-name="T3">nversation.”</text:span></text:p>
      <text:p text:style-name="P43"/>
      <text:p text:style-name="P44"><text:a xlink:type="simple" xlink:href="https://link.springer.com/book/10.1007/978-3-030-95473-4" text:style-name="Internet_20_link" text:visited-style-name="Visited_20_Internet_20_Link">Governing Continuous Transformation | SpringerLink</text:a></text:p>
      <text:p text:style-name="P44"><text:a xlink:type="simple" xlink:href="https://link.springer.com/book/10.1007/978-3-030-95473-4" text:style-name="Internet_20_link" text:visited-style-name="Visited_20_Internet_20_Link">https://link.springer.com/book/10.1007/978-3-030-95473-4</text:a></text:p>
      <text:p text:style-name="P44"/>
      <text:p text:style-name="P72"/>
      <text:p text:style-name="P1">Presented by Active Inference Institute in 2022</text:p>
      <text:p text:style-name="P34"/>
      <text:p text:style-name="P34"/>
      <text:h text:style-name="P9" text:outline-level="1"><text:span text:style-name="T26">AcII </text:span><text:span text:style-name="T5">Session </text:span><text:span text:style-name="T7">0</text:span><text:span text:style-name="T9">0</text:span><text:span text:style-name="T10">1</text:span><text:span text:style-name="T7">.</text:span><text:span text:style-name="T10">0</text:span><text:span text:style-name="T8">1</text:span>, <text:span text:style-name="T26">Dec</text:span><text:span text:style-name="T9">ember </text:span><text:span text:style-name="T10">6</text:span><text:span text:style-name="T5">, 2022</text:span></text:h>
      <text:p text:style-name="P47"/>
      <text:p text:style-name="P47"><text:a xlink:type="simple" xlink:href="https://www.youtube.com/watch?v=thO3nsvgego" text:style-name="Internet_20_link" text:visited-style-name="Visited_20_Internet_20_Link"><text:span text:style-name="T28">https://www.youtube.com/watch?v=thO3nsvgego</text:span></text:a></text:p>
      <text:p text:style-name="P47"/>
      <text:p text:style-name="P51"/>
      <text:p text:style-name="P52">A first participatory reading and discussion of Bijan's book.</text:p>
      <text:p text:style-name="P22"/>
      <text:p text:style-name="P18"/>
      <text:h text:style-name="P82" text:outline-level="2"><text:span text:style-name="T6">SESSION SPEAKER</text:span>S</text:h>
      <text:p text:style-name="P32">Tyler Sullberg, Daniel Friedman, Bleu Knight</text:p>
      <text:p text:style-name="P10"/>
      <text:p text:style-name="P10"/>
      <text:h text:style-name="P83" text:outline-level="2">CONTENTS</text:h>
      <table:table table:name="Table1" table:style-name="Table1">
        <table:table-column table:style-name="Table1.A"/>
        <table:table-column table:style-name="Table1.B"/>
        <table:table-row table:style-name="Table1.1">
          <table:table-cell table:style-name="Table1.A1" office:value-type="string">
            <text:p text:style-name="P40">00:07</text:p>
          </table:table-cell>
          <table:table-cell table:style-name="Table1.A1" office:value-type="string">
            <text:p text:style-name="P39">Bookstream 001.01: Continuous Transformation</text:p>
          </table:table-cell>
        </table:table-row>
        <table:table-row table:style-name="Table1.1">
          <table:table-cell table:style-name="Table1.A1" office:value-type="string">
            <text:p text:style-name="P40">03:25</text:p>
          </table:table-cell>
          <table:table-cell table:style-name="Table1.A1" office:value-type="string">
            <text:p text:style-name="P39">A Taste of the First Session</text:p>
          </table:table-cell>
        </table:table-row>
        <table:table-row table:style-name="Table1.1">
          <table:table-cell table:style-name="Table1.A1" office:value-type="string">
            <text:p text:style-name="P40">04:45</text:p>
          </table:table-cell>
          <table:table-cell table:style-name="Table1.A1" office:value-type="string">
            <text:p text:style-name="P39">Free Energy Governance: The Book Review</text:p>
          </table:table-cell>
        </table:table-row>
        <table:table-row table:style-name="Table1.1">
          <table:table-cell table:style-name="Table1.A1" office:value-type="string">
            <text:p text:style-name="P40">06:25</text:p>
          </table:table-cell>
          <table:table-cell table:style-name="Table1.A1" office:value-type="string">
            <text:p text:style-name="P39">The Free Energy Principle and Markov Blankets</text:p>
          </table:table-cell>
        </table:table-row>
        <table:table-row table:style-name="Table1.1">
          <table:table-cell table:style-name="Table1.A1" office:value-type="string">
            <text:p text:style-name="P40">08:06</text:p>
          </table:table-cell>
          <table:table-cell table:style-name="Table1.A1" office:value-type="string">
            <text:p text:style-name="P39">Grounding firms in the framework of Active Inference</text:p>
          </table:table-cell>
        </table:table-row>
        <table:table-row table:style-name="Table1.1">
          <table:table-cell table:style-name="Table1.A1" office:value-type="string">
            <text:p text:style-name="P40">10:34</text:p>
          </table:table-cell>
          <table:table-cell table:style-name="Table1.A1" office:value-type="string">
            <text:p text:style-name="P39">Determinism vs Probabilistic Truth in Machine Learning</text:p>
          </table:table-cell>
        </table:table-row>
        <table:table-row table:style-name="Table1.1">
          <table:table-cell table:style-name="Table1.A1" office:value-type="string">
            <text:p text:style-name="P40">14:22</text:p>
          </table:table-cell>
          <table:table-cell table:style-name="Table1.A1" office:value-type="string">
            <text:p text:style-name="P39">Inferring from the “Four Es”</text:p>
          </table:table-cell>
        </table:table-row>
        <table:table-row table:style-name="Table1.1">
          <table:table-cell table:style-name="Table1.A1" office:value-type="string">
            <text:p text:style-name="P40">18:25</text:p>
          </table:table-cell>
          <table:table-cell table:style-name="Table1.A1" office:value-type="string">
            <text:p text:style-name="P39">Temporal Thickness and Counterfactual Depth in the Mind</text:p>
          </table:table-cell>
        </table:table-row>
        <table:table-row table:style-name="Table1.1">
          <table:table-cell table:style-name="Table1.A1" office:value-type="string">
            <text:p text:style-name="P40">19:30</text:p>
          </table:table-cell>
          <table:table-cell table:style-name="Table1.A1" office:value-type="string">
            <text:p text:style-name="P39">Strategy Governance Models vs Meta Governance</text:p>
          </table:table-cell>
        </table:table-row>
        <table:table-row table:style-name="Table1.1">
          <table:table-cell table:style-name="Table1.A1" office:value-type="string">
            <text:p text:style-name="P40">24:36</text:p>
          </table:table-cell>
          <table:table-cell table:style-name="Table1.A1" office:value-type="string">
            <text:p text:style-name="P39">The Governance of the Firm</text:p>
          </table:table-cell>
        </table:table-row>
        <table:table-row table:style-name="Table1.1">
          <table:table-cell table:style-name="Table1.A1" office:value-type="string">
            <text:p text:style-name="P40">25:26</text:p>
          </table:table-cell>
          <table:table-cell table:style-name="Table1.A1" office:value-type="string">
            <text:p text:style-name="P39">Incentive-based meta-governance</text:p>
          </table:table-cell>
        </table:table-row>
        <table:table-row table:style-name="Table1.1">
          <table:table-cell table:style-name="Table1.A1" office:value-type="string">
            <text:p text:style-name="P40">26:47</text:p>
          </table:table-cell>
          <table:table-cell table:style-name="Table1.A1" office:value-type="string">
            <text:p text:style-name="P39">Hyperpriator</text:p>
          </table:table-cell>
        </table:table-row>
        <text:soft-page-break/>
        <table:table-row table:style-name="Table1.1">
          <table:table-cell table:style-name="Table1.A1" office:value-type="string">
            <text:p text:style-name="P40">27:42</text:p>
          </table:table-cell>
          <table:table-cell table:style-name="Table1.A1" office:value-type="string">
            <text:p text:style-name="P39">Inertemic Foraging and the Trade-Off</text:p>
          </table:table-cell>
        </table:table-row>
        <table:table-row table:style-name="Table1.1">
          <table:table-cell table:style-name="Table1.A1" office:value-type="string">
            <text:p text:style-name="P40">29:48</text:p>
          </table:table-cell>
          <table:table-cell table:style-name="Table1.A1" office:value-type="string">
            <text:p text:style-name="P39">The Triplet Structure of Free Energy Governance</text:p>
          </table:table-cell>
        </table:table-row>
        <table:table-row table:style-name="Table1.1">
          <table:table-cell table:style-name="Table1.A1" office:value-type="string">
            <text:p text:style-name="P40">30:39</text:p>
          </table:table-cell>
          <table:table-cell table:style-name="Table1.A1" office:value-type="string">
            <text:p text:style-name="P39">Top-down vs bottom-up decision making</text:p>
          </table:table-cell>
        </table:table-row>
        <table:table-row table:style-name="Table1.1">
          <table:table-cell table:style-name="Table1.A1" office:value-type="string">
            <text:p text:style-name="P40">32:45</text:p>
          </table:table-cell>
          <table:table-cell table:style-name="Table1.A1" office:value-type="string">
            <text:p text:style-name="P39">Cognition; The Real World</text:p>
          </table:table-cell>
        </table:table-row>
        <table:table-row table:style-name="Table1.1">
          <table:table-cell table:style-name="Table1.A1" office:value-type="string">
            <text:p text:style-name="P40">37:13</text:p>
          </table:table-cell>
          <table:table-cell table:style-name="Table1.A1" office:value-type="string">
            <text:p text:style-name="P39">Have I Got Anything to add?</text:p>
          </table:table-cell>
        </table:table-row>
        <table:table-row table:style-name="Table1.1">
          <table:table-cell table:style-name="Table1.A1" office:value-type="string">
            <text:p text:style-name="P40">38:11</text:p>
          </table:table-cell>
          <table:table-cell table:style-name="Table1.A1" office:value-type="string">
            <text:p text:style-name="P39">Antirealist vs Realist in Management Science</text:p>
          </table:table-cell>
        </table:table-row>
        <table:table-row table:style-name="Table1.1">
          <table:table-cell table:style-name="Table1.A1" office:value-type="string">
            <text:p text:style-name="P40">43:56</text:p>
          </table:table-cell>
          <table:table-cell table:style-name="Table1.A1" office:value-type="string">
            <text:p text:style-name="P39">Reimagining Strategy: How to survive and thrive in the era</text:p>
          </table:table-cell>
        </table:table-row>
        <table:table-row table:style-name="Table1.1">
          <table:table-cell table:style-name="Table1.A1" office:value-type="string">
            <text:p text:style-name="P40">45:01</text:p>
          </table:table-cell>
          <table:table-cell table:style-name="Table1.A1" office:value-type="string">
            <text:p text:style-name="P39">Environmental complexity and velocity in strategy and governance</text:p>
          </table:table-cell>
        </table:table-row>
        <table:table-row table:style-name="Table1.1">
          <table:table-cell table:style-name="Table1.A1" office:value-type="string">
            <text:p text:style-name="P40">48:26</text:p>
          </table:table-cell>
          <table:table-cell table:style-name="Table1.A1" office:value-type="string">
            <text:p text:style-name="P39">On the Need for More Discontinuity</text:p>
          </table:table-cell>
        </table:table-row>
        <table:table-row table:style-name="Table1.1">
          <table:table-cell table:style-name="Table1.A1" office:value-type="string">
            <text:p text:style-name="P40">50:33</text:p>
          </table:table-cell>
          <table:table-cell table:style-name="Table1.A1" office:value-type="string">
            <text:p text:style-name="P39">Time cost of information science</text:p>
          </table:table-cell>
        </table:table-row>
        <table:table-row table:style-name="Table1.1">
          <table:table-cell table:style-name="Table1.A1" office:value-type="string">
            <text:p text:style-name="P40">52:49</text:p>
          </table:table-cell>
          <table:table-cell table:style-name="Table1.A1" office:value-type="string">
            <text:p text:style-name="P39">In the Know: The Inferminist Machine</text:p>
          </table:table-cell>
        </table:table-row>
        <table:table-row table:style-name="Table1.1">
          <table:table-cell table:style-name="Table1.A1" office:value-type="string">
            <text:p text:style-name="P40">54:57</text:p>
          </table:table-cell>
          <table:table-cell table:style-name="Table1.A1" office:value-type="string">
            <text:p text:style-name="P39">Nonhierarchical Organizations in the Future</text:p>
          </table:table-cell>
        </table:table-row>
        <table:table-row table:style-name="Table1.1">
          <table:table-cell table:style-name="Table1.A1" office:value-type="string">
            <text:p text:style-name="P40">57:15</text:p>
          </table:table-cell>
          <table:table-cell table:style-name="Table1.A1" office:value-type="string">
            <text:p text:style-name="P39">Exploring Hohwy: The Art of Strategic Design</text:p>
          </table:table-cell>
        </table:table-row>
      </table:table>
      <text:p text:style-name="P34"/>
      <text:p text:style-name="P10"/>
      <text:h text:style-name="P84" text:outline-level="2">TRANSCRIPT</text:h>
      <text:p text:style-name="P78">00:07 Daniel:</text:p>
      <text:p text:style-name="P78">Hello and welcome everyone. It's December 6, 2022. We're in ActInf Livestream number 001.01 (a numbering convention that will be explained soon). It's a discussion on the book "Governing Continuous Transformation by Bijan Khezri. And I'll pass the Bleu.</text:p>
      <text:p text:style-name="P78"/>
      <text:p text:style-name="P78">00:30 Bleu:</text:p>
      <text:p text:style-name="P78">Hi everyone. I guess that's my job is to explain the bookstream numbering. So this is our first bookstream. That's why it's bookstream zero, zero, one. And this is our first zero contextualization video for this bookstream series.</text:p>
      <text:p text:style-name="P78">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78">And I'm an independent researcher in New Mexico and I will pass it off to Tyler. First time appearance, I think, in the active Coherence Institute. So Tyler, do you want to introduce yourself?</text:p>
      <text:p text:style-name="P78"/>
      <text:p text:style-name="P78">01:26 Tyler:</text:p>
      <text:p text:style-name="P78">Yeah. Cool.</text:p>
      <text:p text:style-name="P78">Thanks for having me. This is my first time here, active inference lab. So I have an unusual background. I actually dot one from an academic background at all. A lot chaos been about applied governance.</text:p>
      <text:p text:style-name="P78">So I actually started as a strategy consultant working in major correlation. More recently gotten more into D<text:span text:style-name="T35">AO</text:span>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78">It's a lot of times I think about Dow governance but most recently it's Beren thinking about active <text:soft-page-break/>inference and implications for real world settings.</text:p>
      <text:p text:style-name="P78">Conor awesome.</text:p>
      <text:p text:style-name="P78"/>
      <text:p text:style-name="P78">02:14 Bleu:</text:p>
      <text:p text:style-name="P78">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78">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78">03:20 So get in touch if you want to partake in these conversations.</text:p>
      <text:p text:style-name="P78">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78"/>
      <text:p text:style-name="P78">03:46 Tyler:</text:p>
      <text:p text:style-name="P78">Yeah.</text:p>
      <text:p text:style-name="P78">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78">Cool.</text:p>
      <text:p text:style-name="P78"/>
      <text:p text:style-name="P78">04:26 Bleu:</text:p>
      <text:p text:style-name="P78">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78">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78">So this is like our roadmap for a book. But this Bookmap software is used in trading. So if you guys <text:soft-page-break/>have never seen it, that's what these graphs are from. So when I think about Bookmap, I always think about that. Okay, so our roadmap for today.</text:p>
      <text:p text:style-name="P78">So we're going to get into the preface.</text:p>
      <text:p text:style-name="P78">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78">So here is a huge list of preorders of keywords that we're going to get into today. And I think Tyler is going to start us off in section one in the preface, in the summary of the free energy principle, Tyler is going to start us off talking about the FEP.</text:p>
      <text:p text:style-name="P78">Tyler.</text:p>
      <text:p text:style-name="P78"/>
      <text:p text:style-name="P78">06:28 Tyler:</text:p>
      <text:p text:style-name="P78">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78"/>
      <text:p text:style-name="P78">06:58 Bleu:</text:p>
      <text:p text:style-name="P78">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78"/>
      <text:p text:style-name="P78">07:16 Tyler:</text:p>
      <text:p text:style-name="P78">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78">Again, huge topic. Not going to go super into it. What's going to add anything?</text:p>
      <text:p text:style-name="P78"/>
      <text:p text:style-name="P78">07:50 Bleu:</text:p>
      <text:p text:style-name="P78">Bleu no, it's great. And there are many live streams, really, if you want to get into probably the Emperor's new Markov blanket.</text:p>
      <text:p text:style-name="P78">So it's maybe where we undertake, like, a very thorough discussion of the Markov blanket. If you want more information there.</text:p>
      <text:p text:style-name="P78"><text:soft-page-break/></text:p>
      <text:p text:style-name="P78">08:05 Tyler:</text:p>
      <text:p text:style-name="P78">Cool.</text:p>
      <text:p text:style-name="P78"/>
      <text:p text:style-name="P78">08:06 Bleu:</text:p>
      <text:p text:style-name="P78">All right. So grounding firms in the framework of active inference.</text:p>
      <text:p text:style-name="P78">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78">So there's a lot there. So I think these next keyword slides hopefully will unpack it a little bit.</text:p>
      <text:p text:style-name="P78">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78">And these are the ways in which an agent can interact with this world. Do either of you guys have anything to add here? Daniel.</text:p>
      <text:p text:style-name="P78"/>
      <text:p text:style-name="P78">09:58 Tyler:</text:p>
      <text:p text:style-name="P78">Sure.</text:p>
      <text:p text:style-name="P78"/>
      <text:p text:style-name="P78">10:01 Daniel:</text:p>
      <text:p text:style-name="P78">In that foraging, I found it really interesting when there's increased fluidity or fuzziness or blurriness of the engagement of the firm with the niche or the context of the community.</text:p>
      <text:p text:style-name="P78">In those cases, it's like more important to have and uncertainty oriented definition of what the thing is. And that is what confronts every organization today.</text:p>
      <text:p text:style-name="P78"/>
      <text:p text:style-name="P78">10:30 Bleu:</text:p>
      <text:p text:style-name="P78">Yeah, interesting.</text:p>
      <text:p text:style-name="P78">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78">What do people talk about? What is deterministic truth? And I found this paper approaching deterministic and Probabilistic truth a unified account. And in this paper, it's a 2021 paper. So pretty new.</text:p>
      <text:p text:style-name="P78">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78">11:34 The truth is one of those things.</text:p>
      <text:p text:style-name="P78">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78"/>
      <text:p text:style-name="P78">12:00 Tyler:</text:p>
      <text:p text:style-name="P78">Yeah, I think. Oh, sorry.</text:p>
      <text:p text:style-name="P78">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78"/>
      <text:p text:style-name="P78">12:41 Bleu:</text:p>
      <text:p text:style-name="P78">Yeah, very cool. And we see that in this generative self organizing model. Again, this is kind of like it was cool to just search up what is a self organizing model. And we see generative model a lot. We don't really see self organizing model.</text:p>
      <text:p text:style-name="P78">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78">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78">13:43 And on the right there's a generative model like it's a cat with some degree of certainty or it's a dog with some degree of certainty. And so you see these like probability distributions.</text:p>
      <text:p text:style-name="P78">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78">Do you guys have anything to add here?</text:p>
      <text:p text:style-name="P78"/>
      <text:p text:style-name="P78">14:22 Tyler:</text:p>
      <text:p text:style-name="P78">Cool.</text:p>
      <text:p text:style-name="P78"><text:soft-page-break/></text:p>
      <text:p text:style-name="P78">14:22 Bleu:</text:p>
      <text:p text:style-name="P78">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78">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78">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78">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78">It's doing goal directed action in the real world, inactive and sophisticated, or do you guys have anything to add there on the Four East?</text:p>
      <text:p text:style-name="P78">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78">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78">So we talk about the way that a system can decide and go forward in space.</text:p>
      <text:p text:style-name="P78">17:36 So that's what's meant by sophisticated, I think.</text:p>
      <text:p text:style-name="P78"/>
      <text:p text:style-name="P78">17:41 Daniel:</text:p>
      <text:p text:style-name="P78">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78"><text:soft-page-break/></text:p>
      <text:p text:style-name="P78">18:22 Bleu:</text:p>
      <text:p text:style-name="P78">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78">They appear to do so simply because existence itself is the end point of a process of reasoning. Consciousness, I'd contend, is nothing greater than inference about my future. And in this this is from Bijon's book, but he's quoting Karl Friston 2017 paper.</text:p>
      <text:p text:style-name="P78">So that temporal thickness goes back to the Sophistication, which is why so here you can see how far back you can post it. If I had done something differently, what could have happened?</text:p>
      <text:p text:style-name="P78">19:24 This counterfactual reasoning and then prediction going forward into the future. Okay, going on to strategy governance models versus meta governance. All right, so I'm kind of out of my comfort zone here.</text:p>
      <text:p text:style-name="P78">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78">Tyler, do you want to give any additional comments here on this?</text:p>
      <text:p text:style-name="P78"/>
      <text:p text:style-name="P78">20:23 Tyler:</text:p>
      <text:p text:style-name="P78">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78">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78">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78">It's a lot more linear and not doesn't have that cyclical causality baked into it.</text:p>
      <text:p text:style-name="P78"><text:soft-page-break/></text:p>
      <text:p text:style-name="P78">21:47 Bleu:</text:p>
      <text:p text:style-name="P78">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78">So it's action and perception that are happening simultaneously. And I think that is the shift that Bijan is calling for, as he says.</text:p>
      <text:p text:style-name="P78"/>
      <text:p text:style-name="P78">22:19 Tyler:</text:p>
      <text:p text:style-name="P78">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78">And so that's why this is fun.</text:p>
      <text:p text:style-name="P78"/>
      <text:p text:style-name="P78">22:45 Bleu:</text:p>
      <text:p text:style-name="P78">To talk about, that's for sure. Why like, what is deterministic truth? Where is that reality? And it all kind of links together.</text:p>
      <text:p text:style-name="P78">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78">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78"/>
      <text:p text:style-name="P78">23:38 Tyler:</text:p>
      <text:p text:style-name="P78">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78">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78">A lot of these ideas that we're talking about now, they're not necessarily new, especially like startup world, but there hasn't been great language. We're talking about it.</text:p>
      <text:p text:style-name="P78"/>
      <text:p text:style-name="P78">24:34 Bleu:</text:p>
      <text:p text:style-name="P78"><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78">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78"/>
      <text:p text:style-name="P78">25:26 Daniel:</text:p>
      <text:p text:style-name="P78">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78">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78">26:36 So it really brings integrity between thinking about what happens, like, within and across groups.</text:p>
      <text:p text:style-name="P78"/>
      <text:p text:style-name="P78">26:46 Bleu:</text:p>
      <text:p text:style-name="P78">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78">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78">Seth in some way, anything to and here. All right, epistemic foraging. I pulled this from active inference and learning.</text:p>
      <text:p text:style-name="P78">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78">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78"/>
      <text:p text:style-name="P78">28:51 Tyler:</text:p>
      <text:p text:style-name="P78">Yeah, I could just give a concrete example of that because it's especially true in software engineering, where that is actually framed in explicitly these terms in growth organizations.</text:p>
      <text:p text:style-name="P78">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78">And so this exact trade off is very much explicitly thought of in a lot of type organizations.</text:p>
      <text:p text:style-name="P78"/>
      <text:p text:style-name="P78">29:36 Bleu:</text:p>
      <text:p text:style-name="P78">Very cool. Thank you. Yeah. So epistemic foraging is like searching around for epistemic, seeking out epistemic value. Okay, so moving on to the triplet structure of free energy governance.</text:p>
      <text:p text:style-name="P78">Tyler, this is for you.</text:p>
      <text:p text:style-name="P78"/>
      <text:p text:style-name="P78">29:56 Tyler:</text:p>
      <text:p text:style-name="P78">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78">There is structure, cognition and then capabilities. So we'll go through each of these in turn. All right. Structure. So sorry, this is confusing.</text:p>
      <text:p text:style-name="P78">That header is wrong. Just get to the next slide.</text:p>
      <text:p text:style-name="P78">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78">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78">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78">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78">Anything to add there? Virginia? Alright, let's go to the next one. Cognition. Alright, so cognition embraces the environment as enacted through relationships and interactions constructed in our brains.</text:p>
      <text:p text:style-name="P78">Environment is not objectively, act or independently exists, but is revealed by a firm's action or perceptions that those very actions generate. In fact, the consequences of a firm's activity controls its eagle niche.</text:p>
      <text:p text:style-name="P78">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78">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78">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78">Daniel in Bleu and, and anything there.</text:p>
      <text:p text:style-name="P78"/>
      <text:p text:style-name="P78">34:37 Bleu:</text:p>
      <text:p text:style-name="P78">Is it like actively perceive or actively.</text:p>
      <text:p text:style-name="P78"/>
      <text:p text:style-name="P78">34:39 Tyler:</text:p>
      <text:p text:style-name="P78">Create active sorry, active states a better.</text:p>
      <text:p text:style-name="P78"/>
      <text:p text:style-name="P78">34:43 Bleu:</text:p>
      <text:p text:style-name="P78">Way of saying it, or both. I mean, I think you have to be actively perceiving, but I don't know, I think it's a rare treat when someone takes responsibility or even like a company takes responsibility for the reality that they're creating.</text:p>
      <text:p text:style-name="P78">And like we see this especially like in tech companies, like, I don't know, Facebook and I mean, just like a lot of the technology has been life changing and world changing. So like they're really actively <text:soft-page-break/>creating reality.</text:p>
      <text:p text:style-name="P78"/>
      <text:p text:style-name="P78">35:13 Daniel:</text:p>
      <text:p text:style-name="P78">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78">And so it's a way to talk about what the entire action perception loop is with all of its different inward facing and outward facing dynamics.</text:p>
      <text:p text:style-name="P78"/>
      <text:p text:style-name="P78">36:01 Tyler:</text:p>
      <text:p text:style-name="P78">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78"/>
      <text:p text:style-name="P78">36:47 Bleu:</text:p>
      <text:p text:style-name="P78">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78"/>
      <text:p text:style-name="P78">37:12 Tyler:</text:p>
      <text:p text:style-name="P78">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78">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78"/>
      <text:p text:style-name="P78">38:06 Bleu:</text:p>
      <text:p text:style-name="P78">That no good.</text:p>
      <text:p text:style-name="P78">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78">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78">They listen to and sense what wants to emerge. They are the enacting designers of their very eco niche. For these companies, strategy is rather a matter of ex postsense making than ex ants long term planning. It is a matter of survival.</text:p>
      <text:p text:style-name="P78">40:16 And I just thought that that was maybe a good example of this ants realism thing that he was talking about here.</text:p>
      <text:p text:style-name="P78">Do you guys have an idea that.</text:p>
      <text:p text:style-name="P78"/>
      <text:p text:style-name="P78">40:27 Tyler:</text:p>
      <text:p text:style-name="P78">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78">There's been attention, I've been kind of feeling throughout the book as well. Is it that this entity is trying to exist or needs to exist? Or is it something that is more distributed and decentralized, is more appropriate in certain cases?</text:p>
      <text:p text:style-name="P78"/>
      <text:p text:style-name="P78">41:12 Bleu:</text:p>
      <text:p text:style-name="P78">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78">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78"><text:soft-page-break/></text:p>
      <text:p text:style-name="P78">41:54 Tyler:</text:p>
      <text:p text:style-name="P78">Right.</text:p>
      <text:p text:style-name="P78"/>
      <text:p text:style-name="P78">41:54 Bleu:</text:p>
      <text:p text:style-name="P78">So I feel like maybe that might be a lot of what's happening, but perhaps in this creation and then unsupporting creation and unsupporting, Google is continuously generating epistemic knowledge.</text:p>
      <text:p text:style-name="P78">Right? It's epistemic foraging and learning about the niche and what people like and what they will use on the grand scheme.</text:p>
      <text:p text:style-name="P78"/>
      <text:p text:style-name="P78">42:13 Tyler:</text:p>
      <text:p text:style-name="P78">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78">And so there is a legitimate argument, too, of the limits to which you can explore. Maybe I don't know, that's probably out of scope for our discussion today. But Daniel? Yeah.</text:p>
      <text:p text:style-name="P78"/>
      <text:p text:style-name="P78">42:41 Daniel:</text:p>
      <text:p text:style-name="P78">Just one short note.</text:p>
      <text:p text:style-name="P78">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78">43:43 Even that's like too deep for this current discussion. It's just a purely pragmatic approach to thinking about and modeling these kinds of scenarios.</text:p>
      <text:p text:style-name="P78"/>
      <text:p text:style-name="P78">43:55 Bleu:</text:p>
      <text:p text:style-name="P78">Very cool. All right, what else? Okay, so here we are. We got through the preface. That was the preface.</text:p>
      <text:p text:style-name="P78">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78">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78">All right, chapter one. Thinking. Beren of curiosity. Revolt and change. All right, here's our abstract.</text:p>
      <text:p text:style-name="P78">Tyler, I'm going to let you read this one.</text:p>
      <text:p text:style-name="P78"/>
      <text:p text:style-name="P78">45:01 Tyler:</text:p>
      <text:p text:style-name="P78">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78">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78"/>
      <text:p text:style-name="P78">45:40 Bleu:</text:p>
      <text:p text:style-name="P78">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78">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78">Thinking born of curiosity, revolt, and change. And that's a quote from Cerritelli 2021.</text:p>
      <text:p text:style-name="P78"/>
      <text:p text:style-name="P78">46:30 Tyler:</text:p>
      <text:p text:style-name="P78">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78">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78">47:36 And I think this kind of former approach of strategy is very much encapsulated by like Six Sigma design. I don't know if you guys are familiar with that.</text:p>
      <text:p text:style-name="P78"><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78">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78">48:43 And so we say it's not discontinuity. It's really about this gap between perceiving the world and saying, okay, how are we going to take action?</text:p>
      <text:p text:style-name="P78">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78">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78">49:45 And so he's trying to sound this optimistic note that, hey, not all is lost.</text:p>
      <text:p text:style-name="P78">There is a way to update through this uncertainty.</text:p>
      <text:p text:style-name="P78"/>
      <text:p text:style-name="P78">49:54 Bleu:</text:p>
      <text:p text:style-name="P78">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78">So it's like the weird, like all this time analyzing or dumping it into moderating my efficiency is like wasting my efficiency.</text:p>
      <text:p text:style-name="P78"/>
      <text:p text:style-name="P78">50:33 Daniel:</text:p>
      <text:p text:style-name="P78">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78">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78"/>
      <text:p text:style-name="P78">51:32 Tyler:</text:p>
      <text:p text:style-name="P78">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78">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78">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78">54:02 It was from CEO of my last company, he Sajid. There's two types of product work. There's art and there's science. And the science work is like, hey, we know this works. We know we can speed up this checkout flow and it might get incrementally better.</text:p>
      <text:p text:style-name="P78">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78">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78">All right, anything that you guys want to add here before we go? Next slide.</text:p>
      <text:p text:style-name="P78">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78">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78"/>
      <text:p text:style-name="P78">55:34 Bleu:</text:p>
      <text:p text:style-name="P78">Right?</text:p>
      <text:p text:style-name="P78"/>
      <text:p text:style-name="P78">55:34 Tyler:</text:p>
      <text:p text:style-name="P78">And so if we kind of think about integrating information across different levels of the hierarchy like John was talking about, you can think about that from a more, like, rigorous academic perspective.</text:p>
      <text:p text:style-name="P78">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78">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78">So he says each tension human being sent the signpost telling us how the organization could evolve to better express its purpose.</text:p>
      <text:p text:style-name="P78">All right, anything you guys want to and in. Conor.</text:p>
      <text:p text:style-name="P78"/>
      <text:p text:style-name="P78">57:15 Bleu:</text:p>
      <text:p text:style-name="P78">So I don't know, anything else that you guys want to add. Just thanks for being here and going over this stuff with me. And is there anything else you're looking forward to or what's next?</text:p>
      <text:p text:style-name="P78"/>
      <text:p text:style-name="P78">57:29 Tyler:</text:p>
      <text:p text:style-name="P78">I'm really excited.</text:p>
      <text:p text:style-name="P78"/>
      <text:p text:style-name="P78">57:32 Daniel:</text:p>
      <text:p text:style-name="P78">Just logistically, how is the series going to continue?</text:p>
      <text:p text:style-name="P78"/>
      <text:p text:style-name="P78">57:36 Bleu:</text:p>
      <text:p text:style-name="P78">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78">So there's part one, part two, part three, and we will get in touch with the author and see maybe if he is willing to come and discuss some of these ideas with us and hopefully we'll have other people that want to participate in the discussions of the work.</text:p>
      <text:p text:style-name="P78"/>
      <text:p text:style-name="P78">58:13 Daniel:</text:p>
      <text:p text:style-name="P78">Tyler and then I'll give a thought.</text:p>
      <text:p text:style-name="P78"/>
      <text:p text:style-name="P78">58:15 Tyler:</text:p>
      <text:p text:style-name="P78">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78">Cool.</text:p>
      <text:p text:style-name="P78"/>
      <text:p text:style-name="P78">58:56 Daniel:</text:p>
      <text:p text:style-name="P78">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78">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27">E</text:span>xploit, attention and strategic dynamics, must happen also.</text:p>
      <text:p text:style-name="P78"/>
      <text:p text:style-name="P78">1:00:16 Bleu:</text:p>
      <text:p text:style-name="P78">Cool. Well, thanks for participating, <text:span text:style-name="T27">G</text:span>uys, and we'll see you next time.</text:p>
      <text:p text:style-name="P78"/>
      <text:p text:style-name="P78">1:00:23 Tyler:</text:p>
      <text:p text:style-name="P79">Bye, All!</text:p>
      <text:p text:style-name="P79"/>
      <text:h text:style-name="P11"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10">0</text:span><text:span text:style-name="T11">2</text:span>, <text:span text:style-name="T26">Dec</text:span><text:span text:style-name="T9">ember </text:span><text:span text:style-name="T11">13</text:span><text:span text:style-name="T5">, 2022</text:span></text:h>
      <text:p text:style-name="P48"/>
      <text:p text:style-name="P55"/>
      <text:p text:style-name="P59"><text:span text:style-name="T32">Second </text:span><text:span text:style-name="T31">participatory reading and discussion of Bijan Khezri's 2022 book “Governing Continuous Transformation: </text:span><text:span text:style-name="T29">Re-framing the Strategy-Governance Conversation.”</text:span></text:p>
      <text:p text:style-name="P64"/>
      <text:p text:style-name="P64"><text:a xlink:type="simple" xlink:href="https://www.youtube.com/watch?v=d8c0iFU8vms" text:style-name="Internet_20_link" text:visited-style-name="Visited_20_Internet_20_Link">https://www.youtube.com/watch?v=d8c0iFU8vms</text:a></text:p>
      <text:p text:style-name="P64"/>
      <text:p text:style-name="P23"/>
      <text:h text:style-name="P87" text:outline-level="2"><text:span text:style-name="T6">SESSION SPEAKER</text:span>S</text:h>
      <text:p text:style-name="P28">Tyler Sullberg, Daniel Friedman, Bleu Knight</text:p>
      <text:p text:style-name="P28"/>
      <text:p text:style-name="P33"/>
      <text:h text:style-name="P87" text:outline-level="2">CONTENTS</text:h>
      <table:table table:name="Table2" table:style-name="Table2">
        <table:table-column table:style-name="Table2.A"/>
        <table:table-column table:style-name="Table2.B"/>
        <table:table-row table:style-name="Table2.1">
          <table:table-cell table:style-name="Table2.A1" office:value-type="string">
            <text:p text:style-name="P40">00:07</text:p>
          </table:table-cell>
          <table:table-cell table:style-name="Table2.A1" office:value-type="string">
            <text:p text:style-name="P39">Active Bookstream</text:p>
          </table:table-cell>
        </table:table-row>
        <table:table-row table:style-name="Table2.1">
          <table:table-cell table:style-name="Table2.A1" office:value-type="string">
            <text:p text:style-name="P40">01:09</text:p>
          </table:table-cell>
          <table:table-cell table:style-name="Table2.A1" office:value-type="string">
            <text:p text:style-name="P39">Governing Continuous Transformation</text:p>
          </table:table-cell>
        </table:table-row>
        <table:table-row table:style-name="Table2.1">
          <table:table-cell table:style-name="Table2.A1" office:value-type="string">
            <text:p text:style-name="P40">03:07</text:p>
          </table:table-cell>
          <table:table-cell table:style-name="Table2.A1" office:value-type="string">
            <text:p text:style-name="P39">Bookmark: Sensing Sense Making and Strategic Renewal</text:p>
          </table:table-cell>
        </table:table-row>
        <table:table-row table:style-name="Table2.1">
          <table:table-cell table:style-name="Table2.A1" office:value-type="string">
            <text:p text:style-name="P40">03:56</text:p>
          </table:table-cell>
          <table:table-cell table:style-name="Table2.A1" office:value-type="string">
            <text:p text:style-name="P39">Strategic Renewal: Sensing and Sense Making</text:p>
          </table:table-cell>
        </table:table-row>
        <table:table-row table:style-name="Table2.1">
          <table:table-cell table:style-name="Table2.A1" office:value-type="string">
            <text:p text:style-name="P40">05:47</text:p>
          </table:table-cell>
          <table:table-cell table:style-name="Table2.A1" office:value-type="string">
            <text:p text:style-name="P39">The Information Theory of Individuality</text:p>
          </table:table-cell>
        </table:table-row>
        <table:table-row table:style-name="Table2.1">
          <table:table-cell table:style-name="Table2.A1" office:value-type="string">
            <text:p text:style-name="P40">09:48</text:p>
          </table:table-cell>
          <table:table-cell table:style-name="Table2.A1" office:value-type="string">
            <text:p text:style-name="P39">Strategic Cognition, Sensory and Sense Making</text:p>
          </table:table-cell>
        </table:table-row>
        <table:table-row table:style-name="Table2.1">
          <table:table-cell table:style-name="Table2.A1" office:value-type="string">
            <text:p text:style-name="P40">10:23</text:p>
          </table:table-cell>
          <table:table-cell table:style-name="Table2.A1" office:value-type="string">
            <text:p text:style-name="P39">Strategic Cognition and the Board</text:p>
          </table:table-cell>
        </table:table-row>
        <table:table-row table:style-name="Table2.1">
          <table:table-cell table:style-name="Table2.A1" office:value-type="string">
            <text:p text:style-name="P40">14:24</text:p>
          </table:table-cell>
          <table:table-cell table:style-name="Table2.A1" office:value-type="string">
            <text:p text:style-name="P39">Sensing and Sense Making</text:p>
          </table:table-cell>
        </table:table-row>
        <table:table-row table:style-name="Table2.1">
          <table:table-cell table:style-name="Table2.A1" office:value-type="string">
            <text:p text:style-name="P40">16:00</text:p>
          </table:table-cell>
          <table:table-cell table:style-name="Table2.A1" office:value-type="string">
            <text:p text:style-name="P39">Sense Making and the Problem of Unraveling</text:p>
          </table:table-cell>
        </table:table-row>
        <table:table-row table:style-name="Table2.1">
          <table:table-cell table:style-name="Table2.A1" office:value-type="string">
            <text:p text:style-name="P40">21:00</text:p>
          </table:table-cell>
          <table:table-cell table:style-name="Table2.A1" office:value-type="string">
            <text:p text:style-name="P39">Changing the World Through Action</text:p>
          </table:table-cell>
        </table:table-row>
        <table:table-row table:style-name="Table2.1">
          <table:table-cell table:style-name="Table2.A1" office:value-type="string">
            <text:p text:style-name="P40">22:28</text:p>
          </table:table-cell>
          <table:table-cell table:style-name="Table2.A1" office:value-type="string">
            <text:p text:style-name="P39">Inference grounded in Dissonance Theory</text:p>
          </table:table-cell>
        </table:table-row>
        <table:table-row table:style-name="Table2.1">
          <table:table-cell table:style-name="Table2.A1" office:value-type="string">
            <text:p text:style-name="P40">26:25</text:p>
          </table:table-cell>
          <table:table-cell table:style-name="Table2.A1" office:value-type="string">
            <text:p text:style-name="P39">Non-Uniformity in the Organization</text:p>
          </table:table-cell>
        </table:table-row>
        <table:table-row table:style-name="Table2.1">
          <table:table-cell table:style-name="Table2.A1" office:value-type="string">
            <text:p text:style-name="P40">31:40</text:p>
          </table:table-cell>
          <table:table-cell table:style-name="Table2.A1" office:value-type="string">
            <text:p text:style-name="P39">Intelligent Purpose and Free Energy Governance</text:p>
          </table:table-cell>
        </table:table-row>
        <table:table-row table:style-name="Table2.1">
          <table:table-cell table:style-name="Table2.A1" office:value-type="string">
            <text:p text:style-name="P40">35:44</text:p>
          </table:table-cell>
          <table:table-cell table:style-name="Table2.A1" office:value-type="string">
            <text:p text:style-name="P39">The Fox and the Hedgehog</text:p>
          </table:table-cell>
        </table:table-row>
        <table:table-row table:style-name="Table2.1">
          <table:table-cell table:style-name="Table2.A1" office:value-type="string">
            <text:p text:style-name="P40">39:21</text:p>
          </table:table-cell>
          <table:table-cell table:style-name="Table2.A1" office:value-type="string">
            <text:p text:style-name="P39">On Heuristics and the Business</text:p>
          </table:table-cell>
        </table:table-row>
        <table:table-row table:style-name="Table2.1">
          <table:table-cell table:style-name="Table2.A1" office:value-type="string">
            <text:p text:style-name="P40">44:47</text:p>
          </table:table-cell>
          <table:table-cell table:style-name="Table2.A1" office:value-type="string">
            <text:p text:style-name="P39">Vulnerability and the Volatility of the World</text:p>
          </table:table-cell>
        </table:table-row>
        <table:table-row table:style-name="Table2.1">
          <table:table-cell table:style-name="Table2.A1" office:value-type="string">
            <text:p text:style-name="P40">46:13</text:p>
          </table:table-cell>
          <table:table-cell table:style-name="Table2.A1" office:value-type="string">
            <text:p text:style-name="P39">Heuristics and the Uncertain World</text:p>
          </table:table-cell>
        </table:table-row>
        <table:table-row table:style-name="Table2.1">
          <table:table-cell table:style-name="Table2.A1" office:value-type="string">
            <text:p text:style-name="P40">48:22</text:p>
          </table:table-cell>
          <table:table-cell table:style-name="Table2.A1" office:value-type="string">
            <text:p text:style-name="P39">Cognitive Maps, Science and Strategic Renewal</text:p>
          </table:table-cell>
        </table:table-row>
        <table:table-row table:style-name="Table2.1">
          <table:table-cell table:style-name="Table2.A1" office:value-type="string">
            <text:p text:style-name="P40">51:37</text:p>
          </table:table-cell>
          <table:table-cell table:style-name="Table2.A1" office:value-type="string">
            <text:p text:style-name="P39">Active Reasoning, Abduction</text:p>
          </table:table-cell>
        </table:table-row>
        <table:table-row table:style-name="Table2.1">
          <table:table-cell table:style-name="Table2.A1" office:value-type="string">
            <text:p text:style-name="P40">53:30</text:p>
          </table:table-cell>
          <table:table-cell table:style-name="Table2.A1" office:value-type="string">
            <text:p text:style-name="P39">Active Coherence and Abduction</text:p>
          </table:table-cell>
        </table:table-row>
        <table:table-row table:style-name="Table2.1">
          <table:table-cell table:style-name="Table2.A1" office:value-type="string">
            <text:p text:style-name="P40">55:53</text:p>
          </table:table-cell>
          <table:table-cell table:style-name="Table2.A1" office:value-type="string">
            <text:p text:style-name="P39">Six different models of collective sense making</text:p>
          </table:table-cell>
        </table:table-row>
        <table:table-row table:style-name="Table2.1">
          <table:table-cell table:style-name="Table2.A1" office:value-type="string">
            <text:p text:style-name="P40">59:51</text:p>
          </table:table-cell>
          <table:table-cell table:style-name="Table2.A1" office:value-type="string">
            <text:p text:style-name="P39">Dynamic Capabilities</text:p>
          </table:table-cell>
        </table:table-row>
        <table:table-row table:style-name="Table2.1">
          <table:table-cell table:style-name="Table2.A1" office:value-type="string">
            <text:p text:style-name="P40">1:01:26</text:p>
          </table:table-cell>
          <table:table-cell table:style-name="Table2.A1" office:value-type="string">
            <text:p text:style-name="P39">What are Organizational Value-based OKRs?</text:p>
          </table:table-cell>
        </table:table-row>
        <table:table-row table:style-name="Table2.1">
          <table:table-cell table:style-name="Table2.A1" office:value-type="string">
            <text:p text:style-name="P40">1:05:20</text:p>
          </table:table-cell>
          <table:table-cell table:style-name="Table2.A1" office:value-type="string">
            <text:p text:style-name="P39">Open Strategy: The challenge of its opponents</text:p>
          </table:table-cell>
        </table:table-row>
        <table:table-row table:style-name="Table2.1">
          <table:table-cell table:style-name="Table2.A1" office:value-type="string">
            <text:p text:style-name="P40">1:10:16</text:p>
          </table:table-cell>
          <table:table-cell table:style-name="Table2.A1" office:value-type="string">
            <text:p text:style-name="P39">Strategic Renewal: The Process of Change</text:p>
          </table:table-cell>
        </table:table-row>
        <table:table-row table:style-name="Table2.1">
          <table:table-cell table:style-name="Table2.A1" office:value-type="string">
            <text:p text:style-name="P40">1:13:56</text:p>
          </table:table-cell>
          <table:table-cell table:style-name="Table2.A1" office:value-type="string">
            <text:p text:style-name="P39">Financial and Strategic Control in the Firm</text:p>
          </table:table-cell>
        </table:table-row>
        <table:table-row table:style-name="Table2.1">
          <table:table-cell table:style-name="Table2.A1" office:value-type="string">
            <text:p text:style-name="P40">1:16:35</text:p>
          </table:table-cell>
          <table:table-cell table:style-name="Table2.A1" office:value-type="string">
            <text:p text:style-name="P39">Re-reframing the Strategy Governance conversation</text:p>
          </table:table-cell>
        </table:table-row>
      </table:table>
      <text:p text:style-name="P34"/>
      <text:p text:style-name="P12"/>
      <text:p text:style-name="P13"/>
      <text:h text:style-name="P85" text:outline-level="2"><text:soft-page-break/>TRANSCRIPT</text:h>
      <text:p text:style-name="P19">00:07 Daniel:</text:p>
      <text:p text:style-name="P19">Hello everyone. It's December 13, 2022. We're in active bookstream. Number 1.2 on the book governing continuous transformation. Off to Bleu.</text:p>
      <text:p text:style-name="P19"/>
      <text:p text:style-name="P19">00:20 Bleu:</text:p>
      <text:p text:style-name="P19">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19">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19">01:23 So I don't know if we want to just maybe mention a couple of things, one or two things that we're excited to discuss more today or learn more about from this section of the book.</text:p>
      <text:p text:style-name="P19">Tyler, is there anything that stood out for you specifically or if maybe you want to give an introduction and then maybe say one or two words about the book, the chapter?</text:p>
      <text:p text:style-name="P19"/>
      <text:p text:style-name="P19">01:42 Tyler:</text:p>
      <text:p text:style-name="P19">Yeah, sure. So I'm Tyler. I work more on the applied side of thinking about governance, organizational design. Both work in the Dow tooling space and also protocol design also works in a lot of like corporate settings or as a strategy consultant.</text:p>
      <text:p text:style-name="P19">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19"/>
      <text:p text:style-name="P19">02:19 Bleu:</text:p>
      <text:p text:style-name="P19">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19">I'm excited to connect that to how that works in an organization. As I was reading the book, that was something that stood out to me as something that's maybe necessary for a more elaborate discussion of the text. Cool. Daniel, anything?</text:p>
      <text:p text:style-name="P19"/>
      <text:p text:style-name="P19">02:56 Daniel:</text:p>
      <text:p text:style-name="P19">All the comments at the Road Map, but I'm Daniel, I'm a researcher in California and just looking forward to this discussion.</text:p>
      <text:p text:style-name="P19"/>
      <text:p text:style-name="P19"><text:soft-page-break/>03:05 Bleu:</text:p>
      <text:p text:style-name="P19">Cool, thanks. Okay, so here we are at the book map. We are in Chapter two, sensing Sense Making and Strategic Renewal. And the roadmap for today is just two sections. These were structured actually by the author strategic cognitive scientist and sense making.</text:p>
      <text:p text:style-name="P19">And the second section is strategic renewal. Did you want to make a comment here. Daniel at the roadmap.</text:p>
      <text:p text:style-name="P19"/>
      <text:p text:style-name="P19">03:35 Daniel:</text:p>
      <text:p text:style-name="P19">Not yet. Thank you.</text:p>
      <text:p text:style-name="P19"/>
      <text:p text:style-name="P19">03:38 Bleu:</text:p>
      <text:p text:style-name="P19">Okay, so lots of keywords in today's discussion. So we'll just jump right in and hopefully we put them in an order that aligns with the order in the book and included some commentary and claims from the text as well. All right.</text:p>
      <text:p text:style-name="P19">So, Tyler, do you want to read this first part of the abstract?</text:p>
      <text:p text:style-name="P19"/>
      <text:p text:style-name="P19">04:00 Tyler:</text:p>
      <text:p text:style-name="P19">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19">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19"/>
      <text:p text:style-name="P19">04:49 Bleu:</text:p>
      <text:p text:style-name="P19">Sure.</text:p>
      <text:p text:style-name="P19">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19">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19">I just really wanted to bring this in here.</text:p>
      <text:p text:style-name="P19">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19">I would not function optimally at all. So I'm more maybe than just what is my DNA, I'm a colony. Not necessarily. Like, I'm one organism. I'm many organisms to function appropriately.</text:p>
      <text:p text:style-name="P19">And so really, these guys tried to define how you contain an individual, like, what is worthy of this Markov blanket.</text:p>
      <text:p text:style-name="P19">06:52 Like, we talk about the Markov blanket as the boundary between internal and external. But where do you put that? Am I drawing it around my human cells? Between my human cells and my non human cells?</text:p>
      <text:p text:style-name="P19">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19">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19">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19">Talking about top down and bottom up in the book. Did you guys have any comments here?</text:p>
      <text:p text:style-name="P19"/>
      <text:p text:style-name="P19">08:18 Daniel:</text:p>
      <text:p text:style-name="P19">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19">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19"/>
      <text:p text:style-name="P19">09:26 Bleu:</text:p>
      <text:p text:style-name="P19">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19"><text:soft-page-break/>Okay, so here we are. Strategic cognition, sensing and sense making and just and early quote from this chapter. Do you want to read this? Tyler? Is that okay?</text:p>
      <text:p text:style-name="P19"/>
      <text:p text:style-name="P19">10:00 Tyler:</text:p>
      <text:p text:style-name="P19">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19"/>
      <text:p text:style-name="P19">10:23 Bleu:</text:p>
      <text:p text:style-name="P19">Thank you.</text:p>
      <text:p text:style-name="P19">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19"/>
      <text:p text:style-name="P19">11:03 Daniel:</text:p>
      <text:p text:style-name="P19">Just to note on that, the focus in this book is on kind of a certain type of corporation with a board of directors, for example, which is an important category.</text:p>
      <text:p text:style-name="P19">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19"/>
      <text:p text:style-name="P19">11:43 Bleu:</text:p>
      <text:p text:style-name="P19">And I wonder how strategy in terms of this kind of strategic cognition is related to the systems engineering approach. Is it align with that or maybe not? That's something to be interesting to know more about.</text:p>
      <text:p text:style-name="P19">Do you have any comments here, Tyler?</text:p>
      <text:p text:style-name="P19"/>
      <text:p text:style-name="P19">12:01 Tyler:</text:p>
      <text:p text:style-name="P19">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19">But it's kind of interesting to see where the limits of what Pajama is talking about and how specific is it to a specific kind of organizational structure.</text:p>
      <text:p text:style-name="P19"><text:soft-page-break/></text:p>
      <text:p text:style-name="P19">12:46 Daniel:</text:p>
      <text:p text:style-name="P19">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19">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19"/>
      <text:p text:style-name="P19">13:34 Bleu:</text:p>
      <text:p text:style-name="P19">And that leads me to wonder, perhaps strategic cognition can take place at many levels in a hierarchical system. Like maybe an individual, like a project or a team is doing strategic cognition on the execution of their goals and tasks.</text:p>
      <text:p text:style-name="P19">And that happens at the level of the individual and the team and the project and the department and then the firm and then the board. So perhaps it occurs in several places.</text:p>
      <text:p text:style-name="P19"/>
      <text:p text:style-name="P19">14:03 Tyler:</text:p>
      <text:p text:style-name="P19">When I've been reading board one of the Johnson's board, I read that as like Council, and that's my interpretation of that. And that can happen at many levels as well.</text:p>
      <text:p text:style-name="P19"/>
      <text:p text:style-name="P19">14:13 Bleu:</text:p>
      <text:p text:style-name="P19">Funny.</text:p>
      <text:p text:style-name="P19">Like when you say counsel, I think attorney. Why do we have lawyers involved?</text:p>
      <text:p text:style-name="P19"/>
      <text:p text:style-name="P19">14:17 Tyler:</text:p>
      <text:p text:style-name="P19">I mean, Council has been like high counsel, supreme counsel.</text:p>
      <text:p text:style-name="P19"/>
      <text:p text:style-name="P19">14:24 Bleu:</text:p>
      <text:p text:style-name="P19">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19">Like if I am I sensing like when I look at a red balloon, am I sensing red balloon or am I sensing like 700 nanometer wavelength of light and round oval shape? Like what is actually being perceived via the senses?</text:p>
      <text:p text:style-name="P19">And Karl answered me, he said, red balloon, go away from the red light and go more toward the red balloon.</text:p>
      <text:p text:style-name="P19">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19">Do you guys have any comments here? We can move on to sense making or stay in sense making maybe. All right, Tyler, this is yours.</text:p>
      <text:p text:style-name="P19"/>
      <text:p text:style-name="P19">16:03 Tyler:</text:p>
      <text:p text:style-name="P19">All right. Sense making.</text:p>
      <text:p text:style-name="P19">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19">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19">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19">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19">18:15 But it's more of this kind of feeling of agitation that happens throughout the organization and through this social process being like, what is going on?</text:p>
      <text:p text:style-name="P19">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19">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19">19:22 And so that was where the real work is. And I was like, oh, that's interesting.</text:p>
      <text:p text:style-name="P19">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19">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19">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19">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19"/>
      <text:p text:style-name="P19">21:04 Daniel:</text:p>
      <text:p text:style-name="P19">That's very insightful and it reminds me of the two ways that the entities can reduce free energy by changing their mind and changing the world through action.</text:p>
      <text:p text:style-name="P19">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19"/>
      <text:p text:style-name="P19">21:42 Bleu:</text:p>
      <text:p text:style-name="P19">I just love your cartoon.</text:p>
      <text:p text:style-name="P19">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19">Let's talk about disturbance a little bit.</text:p>
      <text:p text:style-name="P19"><text:soft-page-break/>Going back to this quote, unless you guys have comments here.</text:p>
      <text:p text:style-name="P19"/>
      <text:p text:style-name="P19">22:36 Tyler:</text:p>
      <text:p text:style-name="P19">No?</text:p>
      <text:p text:style-name="P19"/>
      <text:p text:style-name="P19">22:36 Bleu:</text:p>
      <text:p text:style-name="P19">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19">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19">23:45 We were talking about dissonance theory.</text:p>
      <text:p text:style-name="P19">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19"/>
      <text:p text:style-name="P19">24:32 Daniel:</text:p>
      <text:p text:style-name="P19">Active inference lab. We might think about dissonance as being related to a divergence, like a KL divergence.</text:p>
      <text:p text:style-name="P19">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19"/>
      <text:p text:style-name="P19">25:31 Tyler:</text:p>
      <text:p text:style-name="P19">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19">That's not motivating for me. Right? That's like on the individual level. But then you can there's another way you can interpret that dissonance on the more of, like a social level as a way and more of a social cognition.</text:p>
      <text:p text:style-name="P19"/>
      <text:p text:style-name="P19">26:23 Bleu:</text:p>
      <text:p text:style-name="P19">Cool. All right. Non uniformity.</text:p>
      <text:p text:style-name="P19"/>
      <text:p text:style-name="P19">26:27 Tyler:</text:p>
      <text:p text:style-name="P19">Tyler all right.</text:p>
      <text:p text:style-name="P19">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19">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19">27:35 So we create and then invariably you create a new design, two weeks, and it works for like a week and people are excited about it. And then, like, you start seeing kind of ripples, ant the edge.</text:p>
      <text:p text:style-name="P19">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19">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19">28:43 For example, I've had jobs where I was a product analyst and I work for this consumer logistics company where we go into people's homes and pack up all of their things. So it's like a very complicated job, right?</text:p>
      <text:p text:style-name="P19">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19"><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19">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19"/>
      <text:p text:style-name="P19">30:11 Daniel:</text:p>
      <text:p text:style-name="P19">That makes me think of pain and soreness and redness in the body.</text:p>
      <text:p text:style-name="P19">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19"/>
      <text:p text:style-name="P19">30:57 Bleu:</text:p>
      <text:p text:style-name="P19">Sorry, my mouth was sticky. I am also reminded of biological systems, but maybe for a different reason. So in biology, non uniformity is critical to existence. Like, you have a system of equilibrium in a biological system, that's death. This non uniformity.</text:p>
      <text:p text:style-name="P19">And I think he even brings it up as critical. I don't know if I quoted it here, but he brings it up as critical to survival. You have to have non uniformity. If everything's the same. It's like dull, bored.</text:p>
      <text:p text:style-name="P19">It's so important to have variety. Variety is the spice of life. Right? Okay, cool. All right.</text:p>
      <text:p text:style-name="P19">Purpose. So purpose and goal directedness. I e. The forward model, underlying prediction model is fundamental to sensing and sense making. And like, this is the forward model underlying model.</text:p>
      <text:p text:style-name="P19">So I just wanted to point that out that there's some nestedness going on here.</text:p>
      <text:p text:style-name="P19">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19">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19">We can't have a strategy without having a goal. What is that strategy trying to achieve? What is the point, right? If you guys have comments here too, that'd be awesome.</text:p>
      <text:p text:style-name="P19"/>
      <text:p text:style-name="P19">32:50 Daniel:</text:p>
      <text:p text:style-name="P19">Just that is this meant to be a sentence in one language or another language?</text:p>
      <text:p text:style-name="P19">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19"/>
      <text:p text:style-name="P19">33:57 Tyler:</text:p>
      <text:p text:style-name="P19">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19">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19">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19">And I hope John has a very crisp answer later on for what good purpose is.</text:p>
      <text:p text:style-name="P19"/>
      <text:p text:style-name="P19">35:44 Bleu:</text:p>
      <text:p text:style-name="P19">So here I am, the non business person, and Tyler, you said you don't read business books but I've read more than I ever wanted to read.</text:p>
      <text:p text:style-name="P19">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19">He's very clever and can do many things. And the hedgehog only has one thing. They do one thing, that's it. They roll up into a ball, right. That's all a hedgehog ever does.</text:p>
      <text:p text:style-name="P19">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19">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19">And that is kind of like one of the defining factors of a great company in his view.</text:p>
      <text:p text:style-name="P19"/>
      <text:p text:style-name="P19">37:09 Tyler:</text:p>
      <text:p text:style-name="P19">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19">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19">We all know that this is subject to change and we're going to be actively changing this, but we all have to be on the same page.</text:p>
      <text:p text:style-name="P19">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19"/>
      <text:p text:style-name="P19">38:37 Bleu:</text:p>
      <text:p text:style-name="P19">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19"/>
      <text:p text:style-name="P19">39:21 Tyler:</text:p>
      <text:p text:style-name="P19">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19">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19">40:31 But just like to make this more concrete about how heuristics can be confusing is that here are two really common heuristics force financial planning, especially in the context of startups.</text:p>
      <text:p text:style-name="P19">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19">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19">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19">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19">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19">And they were using fonts that are totally unreadable, but it was interesting, and it was this competitive situation where the obvious heuristic but in a competitive situation made the optimal strategy doing the opposite of that heuristic.</text:p>
      <text:p text:style-name="P19"/>
      <text:p text:style-name="P19">43:38 Daniel:</text:p>
      <text:p text:style-name="P19">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19">It sounds like something that would be successful organizationally. And then I think that will also lead us to some discussions of how does the free energy minimization generative transcend the default alive expected value dialectic?</text:p>
      <text:p text:style-name="P19"/>
      <text:p text:style-name="P19">44:47 Tyler:</text:p>
      <text:p text:style-name="P19">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19">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19">45:48 And it really requires handling this uncertainty complexity that volatility is like a personal discipline as well as an organizational discipline.</text:p>
      <text:p text:style-name="P19">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19">You really can't predict your actions, and the ability for expertise to really navigate through that is much less effective, and it's much more about cross function collaboration. Daniel Bleu do you want to take anything on that?</text:p>
      <text:p text:style-name="P19">46:49 Cool.</text:p>
      <text:p text:style-name="P19"/>
      <text:p text:style-name="P19">46:51 Bleu:</text:p>
      <text:p text:style-name="P19">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19">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19"/>
      <text:p text:style-name="P19">47:48 Daniel:</text:p>
      <text:p text:style-name="P19">Daniel a little bit uncertain about heuristics for information enrichment and epistemic drive cannot be a <text:soft-page-break/>heuristic. If so, would that close the loop.</text:p>
      <text:p text:style-name="P19"/>
      <text:p text:style-name="P19">48:03 Bleu:</text:p>
      <text:p text:style-name="P19">So that's like, the reward function? I mean, we've had this discussion many times, like the epistemic and pragmatic value when you knock out one side of the equation, what do you have left? So, yeah, can your heuristic merely be info sampling?</text:p>
      <text:p text:style-name="P19">I think that that's probably fair, but yeah, a subtle technical detail, probably. Tyler cognitive maps.</text:p>
      <text:p text:style-name="P19"/>
      <text:p text:style-name="P19">48:24 Tyler:</text:p>
      <text:p text:style-name="P19">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19">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19">It's only useful to you. And then the other problem is that it basically immediately becomes outdated and does not reflect how the organization actually works. And so even like a month, two months later, it's like completely useless, even to yourself.</text:p>
      <text:p text:style-name="P19">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19">It's really something more of a social process that's a little bit more ambiguity and fluffy and hard to nail down. Daniel Bleu, do you have anything to add here?</text:p>
      <text:p text:style-name="P19"/>
      <text:p text:style-name="P19">50:28 Bleu:</text:p>
      <text:p text:style-name="P19">So, on the one hand, I don't know cognitive maps. Like, when I was taught about them in college, they made no sense to me. I hated them.</text:p>
      <text:p text:style-name="P19">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19">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19">Effectively, sensing and sense making are empowered by the circular causality between top down knowledge structures, prediction models, predictions, hypotheses and guesses, and bottom up stimuli data stemming from resource markets.</text:p>
      <text:p text:style-name="P19">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19">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19">52:38 You have this incomplete observation and you make your best prediction.</text:p>
      <text:p text:style-name="P19">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19">So I liked this idea of linking action to surprise. And I just wanted to point out the Livestream number 47 about active coherence and abduction.</text:p>
      <text:p text:style-name="P19">53:39 And we discussed more than one paper in this live stream. So just to read a quick quote from this specific paper. This paper.</text:p>
      <text:p text:style-name="P19">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19">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19">54:43 Unless you guys have comments here, you can move on forward.</text:p>
      <text:p text:style-name="P19"/>
      <text:p text:style-name="P19">54:46 Tyler:</text:p>
      <text:p text:style-name="P19">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19">I don't know that's true. But we're really just trying to like this is a creative act we're doing together of trying to come up with some hypothesis. This is a really specialized skill set and it's like quite hard and funny.</text:p>
      <text:p text:style-name="P19"/>
      <text:p text:style-name="P19">55:29 Bleu:</text:p>
      <text:p text:style-name="P19">In the book, I don't think we pulled this quote out. I almost did, but I was like, how do you be but like, Bijan.</text:p>
      <text:p text:style-name="P19">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19"/>
      <text:p text:style-name="P19">55:52 Tyler:</text:p>
      <text:p text:style-name="P19">Okay, cool.</text:p>
      <text:p text:style-name="P19">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19">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19">56:59 A hypothesis starts at the individual level and subsequently the interpretation, sense making process becomes socialized, integrated and institutionalized at the firm level. And so this whole process is goal directed.</text:p>
      <text:p text:style-name="P19">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19">58:04 Bleu or Daniel, do you have anything to add here?</text:p>
      <text:p text:style-name="P19">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19">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19">59:20 So if you guys are familiar with Eleanor Ostrom's model of thinking about kind of how common resource organizations develop, it's kind of like the same exact framework that she uses.</text:p>
      <text:p text:style-name="P19">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19">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19">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19">It doesn't really talk much about individual cognition at all. So it's like an interesting theoretical framework but it's not really as embodied as free energy governance and it's missing that relationship to the individual.</text:p>
      <text:p text:style-name="P19">Bleu Daniel, anything to add here?</text:p>
      <text:p text:style-name="P19">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19">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19"><text:soft-page-break/>1:02:32 So it's basically a way of thinking about like how goals cascade from the top level of the organization and filter down through the other level.</text:p>
      <text:p text:style-name="P19">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19">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19">1:03:38 However, a problem with it, and this is not something that John brought up, this is something from my own experience is that especially in a startup context, things are moving so quickly that OKRs very often become outdated pretty much.</text:p>
      <text:p text:style-name="P19">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19">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19">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19">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19">1:05:52 And so to think about what this actually means, like in practice oftentimes it's not the case where it's like you have some really huge robust system where every person in the organization is seamlessly sharing their insights and their data.</text:p>
      <text:p text:style-name="P19">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19">And that tends to be kind of like how it's generally structured, especially a lot of tech companies.</text:p>
      <text:p text:style-name="P19">All right, and open strategy is kind of an extension of that.</text:p>
      <text:p text:style-name="P19">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19">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19">1:07:56 And this is like especially a popular concept like Teal organizations or Holocracy. That kind of decision making is like the gold standard for how it should happen.</text:p>
      <text:p text:style-name="P19">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19">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19">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19">1:10:02 And to me, in my mind, that feels like the central challenge of free energy governance. I'm not sure if John would agree with that, but to me that feels like the huge hurdle you have to overcome.</text:p>
      <text:p text:style-name="P19"/>
      <text:p text:style-name="P19">1:10:16 Bleu:</text:p>
      <text:p text:style-name="P19">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19">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19">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19">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19">1:12:26 We've had this on the live stream before I can't remember and didn't look up which live stream number it was.</text:p>
      <text:p text:style-name="P19">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19">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19">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19"/>
      <text:p text:style-name="P19">1:14:08 Tyler:</text:p>
      <text:p text:style-name="P19">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19">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19">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19"/>
      <text:p text:style-name="P19">1:15:38 Bleu:</text:p>
      <text:p text:style-name="P19">Cool.</text:p>
      <text:p text:style-name="P19">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19">I think that that's all. So if you guys have any comments, if not, we can move into some concluding thoughts.</text:p>
      <text:p text:style-name="P19"/>
      <text:p text:style-name="P19">1:16:35 Tyler:</text:p>
      <text:p text:style-name="P19">Sure.</text:p>
      <text:p text:style-name="P19"/>
      <text:p text:style-name="P19">1:16:36 Daniel:</text:p>
      <text:p text:style-name="P19">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19"/>
      <text:p text:style-name="P19">1:17:27 Tyler:</text:p>
      <text:p text:style-name="P19">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19">I don't have a clue of how you actually really do that. I'm curious. I really hope that John has good answer for that.</text:p>
      <text:p text:style-name="P19"/>
      <text:p text:style-name="P19">1:18:14 Bleu:</text:p>
      <text:p text:style-name="P19">Awesome. Well, we'll see you guys next week for chapter three.</text:p>
      <text:p text:style-name="P19"/>
      <text:h text:style-name="P14"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10">0</text:span><text:span text:style-name="T12">3</text:span>, <text:span text:style-name="T26">Dec</text:span><text:span text:style-name="T9">ember </text:span><text:span text:style-name="T12">27</text:span><text:span text:style-name="T5">, 2022</text:span></text:h>
      <text:p text:style-name="P49"/>
      <text:p text:style-name="P56"/>
      <text:p text:style-name="P60"><text:span text:style-name="T33">Thir</text:span><text:span text:style-name="T32">d </text:span><text:span text:style-name="T31">participatory reading and discussion of Bijan Khezri's 2022 book “Governing Continuous Transformation: </text:span><text:span text:style-name="T29">Re-framing the Strategy-Governance Conversation.”</text:span></text:p>
      <text:p text:style-name="P65"/>
      <text:p text:style-name="P65"><text:a xlink:type="simple" xlink:href="https://www.youtube.com/watch?v=rCmq0TVGpW0" text:style-name="Internet_20_link" text:visited-style-name="Visited_20_Internet_20_Link">https://www.youtube.com/watch?v=rCmq0TVGpW0</text:a></text:p>
      <text:p text:style-name="P65"/>
      <text:p text:style-name="P24"/>
      <text:h text:style-name="P88" text:outline-level="2"><text:span text:style-name="T6">SESSION SPEAKER</text:span>S</text:h>
      <text:p text:style-name="P29"><text:span text:style-name="T34">D</text:span>aniel Friedman, Bleu Knight, Tyler Sullberg</text:p>
      <text:p text:style-name="P29"/>
      <text:p text:style-name="P15"/>
      <text:h text:style-name="P88" text:outline-level="2"><text:span text:style-name="T34">SESSION </text:span>CONTENTS</text:h>
      <table:table table:name="Table3" table:style-name="Table3">
        <table:table-column table:style-name="Table3.A"/>
        <table:table-column table:style-name="Table3.B"/>
        <table:table-row table:style-name="Table3.1">
          <table:table-cell table:style-name="Table3.A1" office:value-type="string">
            <text:p text:style-name="P40">00:09</text:p>
          </table:table-cell>
          <table:table-cell table:style-name="Table3.A1" office:value-type="string">
            <text:p text:style-name="P39">Bookstream 001, “Governing Continuous Transformation,” Chapter Three.</text:p>
          </table:table-cell>
        </table:table-row>
        <table:table-row table:style-name="Table3.1">
          <table:table-cell table:style-name="Table3.A1" office:value-type="string">
            <text:p text:style-name="P40">01:23</text:p>
          </table:table-cell>
          <table:table-cell table:style-name="Table3.A1" office:value-type="string">
            <text:p text:style-name="P39">Year-End Lecture</text:p>
          </table:table-cell>
        </table:table-row>
        <table:table-row table:style-name="Table3.1">
          <table:table-cell table:style-name="Table3.A1" office:value-type="string">
            <text:p text:style-name="P40">02:22</text:p>
          </table:table-cell>
          <table:table-cell table:style-name="Table3.A1" office:value-type="string">
            <text:p text:style-name="P39">The Cognitive Foundations of Strategic Governance</text:p>
          </table:table-cell>
        </table:table-row>
        <table:table-row table:style-name="Table3.1">
          <table:table-cell table:style-name="Table3.A1" office:value-type="string">
            <text:p text:style-name="P40">04:43</text:p>
          </table:table-cell>
          <table:table-cell table:style-name="Table3.A1" office:value-type="string">
            <text:p text:style-name="P39">Bijan on The Board of Directors</text:p>
          </table:table-cell>
        </table:table-row>
        <table:table-row table:style-name="Table3.1">
          <table:table-cell table:style-name="Table3.A1" office:value-type="string">
            <text:p text:style-name="P40">05:28</text:p>
          </table:table-cell>
          <table:table-cell table:style-name="Table3.A1" office:value-type="string">
            <text:p text:style-name="P39">What a Board Could Be</text:p>
          </table:table-cell>
        </table:table-row>
        <table:table-row table:style-name="Table3.1">
          <table:table-cell table:style-name="Table3.A1" office:value-type="string">
            <text:p text:style-name="P40">08:06</text:p>
          </table:table-cell>
          <table:table-cell table:style-name="Table3.A1" office:value-type="string">
            <text:p text:style-name="P39">The Board's Role in Nonprofit Management</text:p>
          </table:table-cell>
        </table:table-row>
        <table:table-row table:style-name="Table3.1">
          <table:table-cell table:style-name="Table3.A1" office:value-type="string">
            <text:p text:style-name="P40">09:46</text:p>
          </table:table-cell>
          <table:table-cell table:style-name="Table3.A1" office:value-type="string">
            <text:p text:style-name="P39">John Dean on the Role of the Board</text:p>
          </table:table-cell>
        </table:table-row>
        <table:table-row table:style-name="Table3.1">
          <table:table-cell table:style-name="Table3.A1" office:value-type="string">
            <text:p text:style-name="P40">13:40</text:p>
          </table:table-cell>
          <table:table-cell table:style-name="Table3.A1" office:value-type="string">
            <text:p text:style-name="P39">Bradley and Rendova: The Cognition of Board Directors</text:p>
          </table:table-cell>
        </table:table-row>
        <table:table-row table:style-name="Table3.1">
          <table:table-cell table:style-name="Table3.A1" office:value-type="string">
            <text:p text:style-name="P40">17:12</text:p>
          </table:table-cell>
          <table:table-cell table:style-name="Table3.A1" office:value-type="string">
            <text:p text:style-name="P39">Board Cognition: Stewardship Theory and Agency</text:p>
          </table:table-cell>
        </table:table-row>
        <table:table-row table:style-name="Table3.1">
          <table:table-cell table:style-name="Table3.A1" office:value-type="string">
            <text:p text:style-name="P40">18:51</text:p>
          </table:table-cell>
          <table:table-cell table:style-name="Table3.A1" office:value-type="string">
            <text:p text:style-name="P39">Board Cognition 7, Absorbing Capacity and requisite variety</text:p>
          </table:table-cell>
        </table:table-row>
        <table:table-row table:style-name="Table3.1">
          <table:table-cell table:style-name="Table3.A1" office:value-type="string">
            <text:p text:style-name="P40">21:30</text:p>
          </table:table-cell>
          <table:table-cell table:style-name="Table3.A1" office:value-type="string">
            <text:p text:style-name="P39">Cognitive Variables underlying board performance</text:p>
          </table:table-cell>
        </table:table-row>
        <table:table-row table:style-name="Table3.1">
          <table:table-cell table:style-name="Table3.A1" office:value-type="string">
            <text:p text:style-name="P40">23:28</text:p>
          </table:table-cell>
          <table:table-cell table:style-name="Table3.A1" office:value-type="string">
            <text:p text:style-name="P39">Inflation of the Board's Cognition</text:p>
          </table:table-cell>
        </table:table-row>
        <table:table-row table:style-name="Table3.1">
          <table:table-cell table:style-name="Table3.A1" office:value-type="string">
            <text:p text:style-name="P40">24:54</text:p>
          </table:table-cell>
          <table:table-cell table:style-name="Table3.A1" office:value-type="string">
            <text:p text:style-name="P39">The collective intelligence of the board</text:p>
          </table:table-cell>
        </table:table-row>
        <table:table-row table:style-name="Table3.1">
          <table:table-cell table:style-name="Table3.A1" office:value-type="string">
            <text:p text:style-name="P40">27:54</text:p>
          </table:table-cell>
          <table:table-cell table:style-name="Table3.A1" office:value-type="string">
            <text:p text:style-name="P39">Attention and the structure of the firm</text:p>
          </table:table-cell>
        </table:table-row>
        <table:table-row table:style-name="Table3.1">
          <table:table-cell table:style-name="Table3.A1" office:value-type="string">
            <text:p text:style-name="P40">30:43</text:p>
          </table:table-cell>
          <table:table-cell table:style-name="Table3.A1" office:value-type="string">
            <text:p text:style-name="P39">Inertia and the Board</text:p>
          </table:table-cell>
        </table:table-row>
        <table:table-row table:style-name="Table3.1">
          <table:table-cell table:style-name="Table3.A1" office:value-type="string">
            <text:p text:style-name="P40">37:47</text:p>
          </table:table-cell>
          <table:table-cell table:style-name="Table3.A1" office:value-type="string">
            <text:p text:style-name="P39">Decentralization in Company Governance</text:p>
          </table:table-cell>
        </table:table-row>
        <table:table-row table:style-name="Table3.1">
          <table:table-cell table:style-name="Table3.A1" office:value-type="string">
            <text:p text:style-name="P40">40:38</text:p>
          </table:table-cell>
          <table:table-cell table:style-name="Table3.A1" office:value-type="string">
            <text:p text:style-name="P39">A Section on Free Energy Governance</text:p>
          </table:table-cell>
        </table:table-row>
        <table:table-row table:style-name="Table3.1">
          <table:table-cell table:style-name="Table3.A1" office:value-type="string">
            <text:p text:style-name="P40">42:46</text:p>
          </table:table-cell>
          <table:table-cell table:style-name="Table3.A1" office:value-type="string">
            <text:p text:style-name="P39">For Profit vs Nonprofit Governance</text:p>
          </table:table-cell>
        </table:table-row>
        <table:table-row table:style-name="Table3.1">
          <table:table-cell table:style-name="Table3.A1" office:value-type="string">
            <text:p text:style-name="P40">44:59</text:p>
          </table:table-cell>
          <table:table-cell table:style-name="Table3.A1" office:value-type="string">
            <text:p text:style-name="P39">Stakeholder Governance and For-Profit Companies</text:p>
          </table:table-cell>
        </table:table-row>
        <table:table-row table:style-name="Table3.1">
          <table:table-cell table:style-name="Table3.A1" office:value-type="string">
            <text:p text:style-name="P40">47:20</text:p>
          </table:table-cell>
          <table:table-cell table:style-name="Table3.A1" office:value-type="string">
            <text:p text:style-name="P39">What is a Compliance Board and a Dissent Board?</text:p>
          </table:table-cell>
        </table:table-row>
        <table:table-row table:style-name="Table3.1">
          <table:table-cell table:style-name="Table3.A1" office:value-type="string">
            <text:p text:style-name="P40">48:42</text:p>
          </table:table-cell>
          <table:table-cell table:style-name="Table3.A1" office:value-type="string">
            <text:p text:style-name="P39">Board of Cognition: How Did We Get Here?</text:p>
          </table:table-cell>
        </table:table-row>
      </table:table>
      <text:p text:style-name="P34"/>
      <text:p text:style-name="P75"/>
      <text:p text:style-name="P76"/>
      <text:h text:style-name="P86" text:outline-level="2">TRANSCRIPT</text:h>
      <text:p text:style-name="P76"/>
      <text:p text:style-name="P76"/>
      <text:p text:style-name="P76">00:09 Daniel:</text:p>
      <text:p text:style-name="P76">Hello and welcome everyone. It's December 27, 2022. We're in active bookstream number 1.03. We're <text:soft-page-break/>in the third in a series of discussions on governing continuous transformation. Off to you, Bleu.</text:p>
      <text:p text:style-name="P76"/>
      <text:p text:style-name="P76">00:29 Bleu:</text:p>
      <text:p text:style-name="P76">Okay, so this bookstream is going to be part of an ongoing series of bookstreams at the Active Inference Institute. So please get in touch if you would like to participate either in one of these zero contextualization videos or an upcoming discussion over the material. And these are all of our links here. This is a participatory online lab. We are open to interacting with anyone, no matter what your level of expertise is in ants of inference or governance or other.</text:p>
      <text:p text:style-name="P76">So the goal of this bookstream is to discuss chapter three. We're going to go over the book map and roadmap and the keywords of the chapter. And then there's two sections that kind of fell out of this chapter three. So we'll split those up so we can just maybe introduce ourselves. So I'm Bleu Knight.</text:p>
      <text:p text:style-name="P76">I'm an independent research consultant in New Mexico, and I'll pass to Tyler.</text:p>
      <text:p text:style-name="P76"/>
      <text:p text:style-name="P76">01:33 Tyler:</text:p>
      <text:p text:style-name="P76">How's going? I'm Tyler. I'm more of a <text:span text:style-name="T36">DAO</text:span> practitioner out of California.</text:p>
      <text:p text:style-name="P76"/>
      <text:p text:style-name="P76">01:39 Daniel:</text:p>
      <text:p text:style-name="P76">I'm Daniel, I'm a researcher in California.</text:p>
      <text:p text:style-name="P76">And as this is our year closing bookstream, and this is going to be focusing on some board and strategy related topics, I think it'll be interesting to talk about reflection and how do we look back, how do we now cast, how do we look forward?</text:p>
      <text:p text:style-name="P76"/>
      <text:p text:style-name="P76">02:05 Bleu:</text:p>
      <text:p text:style-name="P76">Nice. Yes. I'm definitely excited to align the material that is presented in the book with the ongoing development of strategy and governance in Active Inference Institute. So that's for me what I'm excited about today. Okay, so this chapter is Micro Foundations of Strategic Governance, and the two sections are The Role of the Board and Models of Board Cognition.</text:p>
      <text:p text:style-name="P76">So, Tyler, do you want to read this section of the abstract?</text:p>
      <text:p text:style-name="P76"/>
      <text:p text:style-name="P76">02:38 Tyler:</text:p>
      <text:p text:style-name="P76">Sure. Right. So there is no universal governance model. The strategic role of the board does vary as a function of culture, laws, governance orientation, ownership structure, and firm context.</text:p>
      <text:p text:style-name="P76">The period of 1998 to 2001, time of financial markets irrational exuberance dominated by coherence governance orientation centered around stock price considerations, has given birth to today's compliance driven governance logic ruling public companies. Simply put, ever since, corporate governance has been estranging the board that's uniquely integral part of strategy process. Coincidentally, during this very period, management research started complementing their two demographic input output models with behavioral and cognitive dimensions, loping a new conversation around the cognitive microfoundations of board effectiveness. To this day, the study of the board's strategic role remains confined to the boardroom increased environment as an exogenous variable. <text:span text:style-name="T35">Bleu</text:span> will take the next half.</text:p>
      <text:p text:style-name="P76"/>
      <text:p text:style-name="P76"><text:soft-page-break/>03:33 Bleu:</text:p>
      <text:p text:style-name="P76">The top down cultivated hierarchical disconnect so characteristic of traditional corporate governance and strategy processes is more likely to fuel prediction error, reinforcing the perception that the world is unpredictable and uncertain. Indeed, the very limitations of corporate governance research may be an astute reflection of the very real and often selfinflicted limitations of the board's strategic role. Shareholders are challenged to ensure that the board's full strategic potential is not wasted. More specifically, there is a need for a new self organizing governance logic.</text:p>
      <text:p text:style-name="P76">Okay, Tyler, do you want to read this, the role of the board?</text:p>
      <text:p text:style-name="P76"/>
      <text:p text:style-name="P76">04:17 Tyler:</text:p>
      <text:p text:style-name="P76">Yeah, sure. So for section here is the role of the board. And then we'll go into really different models thinking about board cognition. So we'll start with this quote from John there's no universal governance model.</text:p>
      <text:p text:style-name="P76">The strategic role of the board does vary as a function of culture, laws, governance orientation, ownership structure, public, private equity, founder, family led controller, or combination thereof in firm specific context. All right, let's go to the next one.</text:p>
      <text:p text:style-name="P76"/>
      <text:p text:style-name="P76">04:46 Bleu:</text:p>
      <text:p text:style-name="P76">Cool. Yeah. This is upper echelon.</text:p>
      <text:p text:style-name="P76">So not being familiar with a lot of business like vernacular, I just put this in there. So it's the high level of command authority or rank. And this can be like top level management or the board of directors or both. It seemed like that it wasn't specifically defined in the book as we're reading it, but Tyler, do you have any thoughts on that specifically? Like, what do you think Bijan means?</text:p>
      <text:p text:style-name="P76"/>
      <text:p text:style-name="P76">05:16 Tyler:</text:p>
      <text:p text:style-name="P76">My understanding is that it was a combination of both the board and the top management structure. So yeah, he left it pretty big, but that's my understanding.</text:p>
      <text:p text:style-name="P76">All right, so we'll start off talking about what a board could be. And so this is Bajan's definition of what a board could mean and not necessarily what it does mean. So the board of directors is a unique, integral part of the firm's upper echelon. It acts from within and without the firm as a boundary spanner. It should encapsulate strategy, processes, constructive attention between organization and active environment, exploitation and exploration, as well as financial and strategic controls.</text:p>
      <text:p text:style-name="P76">And so I think even people outside of like an active inference free energy governance context would probably agree with roughly this definition, that a board should be this collective governing body that used their collective wisdom. Because the idea is that is greater than just like, one person at the top making all the decisions and that collective wisdom, something interesting and unique comes out of that.</text:p>
      <text:p text:style-name="P76">06:21 That's not necessarily what always happens. Oftentimes it's not exactly what happens. So let's go to the next slide.</text:p>
      <text:p text:style-name="P76">We talk about different, these are different ways of thinking about how a board actually functions. And there's like a lot of different ways like the board's role in what they actually do and organization varies considerably across a lot of exafferent dimension. So one different way you could look at it is the <text:soft-page-break/>cultural background of the board. So this is from a study, I think they did this on Dutch Royal Company, which had branches both in England and then also in the Rhine in like Germany. Right?</text:p>
      <text:p text:style-name="P76">And so they found that top managers having the English Sachs and corporate governance orientation are more likely to pursue exploitative and external growth strategic renewal trajectories, while those having a Ryan corporate governance orientation are more likely to pursue exploratory, internal growth strategic renewal trajectories. So I think what they're implication saying is that they're facing similar strategic concepts, they're the same company, but for some reason culturally they're more oriented to doing certain kinds of actions.</text:p>
      <text:p text:style-name="P76">07:28 Then you can also think about it just by the context of the business, right? There might be certain boards that have different roles that are more appropriate for certain kinds of contexts. So it might be more administrative.</text:p>
      <text:p text:style-name="P76">Maybe it's kind of like a legal requirement to have the board. And that's kind of why they're there. They're more of just making sure that everything is running on time, more of an entrepreneurial where they're actually taking more strategic role. There's directing and controlling. We can imagine that they're more kind of integrated with management and then there's supervisor, which might just be, hey, making sure that everything is going okay, that there are no outrageous frauds being committed within the company.</text:p>
      <text:p text:style-name="P76">Though a very common issue too, is that the board often doesn't have much of a role at all. And so this is a quote from one of the studies that the John cites that managerial hedging money theory argues that boards are legal fiction dominated by management. So the idea here is that management actually runs the show. You have a board, they have to check some boxes.</text:p>
      <text:p text:style-name="P76">08:28 They're often legally mandated, right?</text:p>
      <text:p text:style-name="P76">So, like, for a 501 or a C Corp, you have to have a board. But they're like, okay, let's just appease regulators and have this board. We're not actually giving them anything substantial to do. This is actually like a really big problem in nonprofit board management as well, because it's very unclear what nonprofit boards are supposed to do. And oftentimes nonprofits will put a lot of donors on their board in a long way just to appease these donors egos in chance for getting more funding, but without having a clear sense of what they're actually supposed to do.</text:p>
      <text:p text:style-name="P76">This actually matters quite a lot because they don't know what they're supposed to do. But they have all the power in the organization, like the board runs the organization in a nonprofit, and so they have unknown accountability, unclear responsibilities, but all the power. And so what that often dissolves into is that the CEO or the executive director is actually running the show and the board is there just kind of like checking boxes and more of a formality, which does not really get as a greater cognition that the genre is hinting at.</text:p>
      <text:p text:style-name="P76">09:42 It could be possible by having a board. So that's unfortunate.</text:p>
      <text:p text:style-name="P76">Let's get to the next one. All right. Okay, so this was the first of John's claims. There is a danger, however, that the compliant board is breathing formalism group think and risk aversion at the expense of the operational understanding strategic focus and independent thinking. Effectively, the board has been distanced from initiating and directing strategic renewal.</text:p>
      <text:p text:style-name="P76">Unless lawmakers evolve corporate governance guidelines in tune with the requirements of a distributed continuum world, the board is either relegated to strategic relevance or increasingly represents a force of inertia reflected on the struggle with growing complexity.</text:p>
      <text:p text:style-name="P76"><text:soft-page-break/>All right, so let's just unpack what the Dean meant by irrational exuberance from that claim. So, irrational exuberance, this is a famous quote from Alan Greenspan and this was from the 1996 when this was like the beginning of the.com boom.</text:p>
      <text:p text:style-name="P76">10:44 the.com boom still had a couple of years left to go before it really kind of petered out. They said irrational duprance has unduly escalated asset values. And so during this period it was like the late ninety s, you had all these companies that, well one, there's like wild speculation in these companies, but also there wasn't great strategic or financial controls by the boards.</text:p>
      <text:p text:style-name="P76">And so you had companies like Enron and Tyco WorldCom that were very much misrepresenting their financials. And so the end result of this, after the bus, the.com bust, was the Sarbanes of the ant. I always mispronounce this sarbanes offway act. So which, what that did was that it created the number of like audit and regulatory controls, especially over the board, make sure the board have conflicts of interest, that they're actually overseeing the organization effectively, which is all wonderful in many ways that can be great, those are good things. But there's also a ton of regulation that imposes on these companies and it also imposes a certain model of what a board is supposed to be doing onto these corporations.</text:p>
      <text:p text:style-name="P76">11:53 And so John does not like some aspects of that, some of the way that enforces what a board can and should be. And so he says the 2002 Sarbanes Oscillate Act, the United States has been the most prominent lit state of product resulting from irrational exuberance, imposing draconian measures on the audit and financial representations of publicly listed companies. So I think what level of John is saying about this period is that like before 2002 for Sarbanes Oxley, you had a lot of misrepresentations, a lot of rational exuberance. But something interesting that did happen during that same period was that you also had a lot of experimentation on what a board could and should be. And so you agent a lot of research during the same time thinking about what managerial cognition, what board cognition actually looks like, what the board's role could be.</text:p>
      <text:p text:style-name="P76">And that kind of free and loose culture also created a more expansive view of what a board is.</text:p>
      <text:p text:style-name="P76">12:54 But then once you get into 2002 and you get all these regulations from Starbanes Oxley that really constrained the idea of what a board could be and put all of these other burdens on top of the board and so it really kind of diminished their potential strategic and cognitive role within the company. Bleu Daniel, do you have anything you just want to add here?</text:p>
      <text:p text:style-name="P76">All right, so that was talking about the role of the board and that's all. Just to say, the role of the board is often extremely unclear, like any nonprofit or corporation. And so now the John's kind of switches gears and says, okay, well, let's think about different models of board cognition and different ways that you can think about Hohwy a board could operate. So let's go to the next one. Bleu sure.</text:p>
      <text:p text:style-name="P76"/>
      <text:p text:style-name="P76">13:45 Bleu:</text:p>
      <text:p text:style-name="P76">So Rendova 1999 was among the first to link managerial cognition to corporate governance, distilling the board's distinct cognitive contribution to strategy process, specifically in terms of environmental scanning and interpretation. Her contribution can be considered seminal laying grounds for a stewardship inspired corporate coherence approach that is now widely adopted by leading private equity firms where top management team and board strategize together, often in highly complementary ways and based upon cash finance equity centric alignment of interest as opposed to free call options. Private equity is more of a governance than a financing model explaining its public market equivalent <text:soft-page-break/>outperformance. According to Rendova, board directors do impact decisions.</text:p>
      <text:p text:style-name="P76">And so I thought that this idea of managerial cognition was interesting. It just speaks to my interest in hierarchical cognition ant different levels.</text:p>
      <text:p text:style-name="P76">14:47 So this is a reference that Bijan gives, that is the managerial response to changing environments perspectives on problem sensing from social cognition. So looking at like, what is managerial cognition? So this paper characterizes managerial problem sensing and necessary precondition for managerial activity directed towards organizational adaptation as composed of noticing, interpreting and incorporating stimuli.</text:p>
      <text:p text:style-name="P76">And I liked this definition of cognition really as like noticing, interpreting and incorporating stimuli. Although in the paper they don't say managerial cognition directly, I think that it's attributed largely to this paper as very seminal in the field and then environmental scanning and interpretation from the previous claim. Also, so this is the Rendova paper that Bijan cited and it says the cognitive perspective in this paper proposes suggests that directors contribute to dealing with the complexity and uncertainty associated with strategic decisions.</text:p>
      <text:p text:style-name="P76">15:56 It argues that directors possess valuable problem solving expertise which they can apply to a variety of contexts. Directors make their cognitive contributions to strategic decision making by performing along with the firm's managers a set of cognitive tasks scanning, interpretation and choice.</text:p>
      <text:p text:style-name="P76">And like, I noticed again this like environmental scanning, interpretation and choice, how does this relate to noticing, interpreting and incorporating stimuli? It's like a rephrase scanning, interpretation and choice.</text:p>
      <text:p text:style-name="P76">Okay. And so another claim that Bishop makes in the paper, he says Rendova appreciates the dynamic nature of strategy process when she postulates that board participation in strategic decision making rises with increasing environment complexity and uncertainty. However, Rendova's approach is rather static as it falls short of connecting the board table to the rest of the organization and interchangeably treats perception as interpretation.</text:p>
      <text:p text:style-name="P76">17:02 A free energy governance lens instantly exposes the obvious shortcomings maybe Tyler's going to tell us how.</text:p>
      <text:p text:style-name="P76"/>
      <text:p text:style-name="P76">17:12 Tyler:</text:p>
      <text:p text:style-name="P76">All right, so let's go through a couple more of these different models of board cognition. One of them is called Stewardship Theory. To look quote here from one of the original papers about stewardship theory, Davis 2007. So economic approaches to governance, such as agency theory tend to assume some form of homo economicness which depicts subordinates as individualistic, opportunistic and self serving. Alternatively, sociological and psychological approaches to governance, such as stewardship theory, depicts subordinates as connectivity, pro, organizational and trustworthy.</text:p>
      <text:p text:style-name="P76">And so there's, I think, a couple of different lenses you can think about stewardship theory. One is kind of more of this like communist version of a more collectivist world where actually we're not all fully selfish, we also have collectivist aims and people. It's like a different way of thinking about individual motivation. I think another one too is that where this has really shined and become actually important in applied practice has been in private equity.</text:p>
      <text:p text:style-name="P76">18:14 And so in private equity, the owners are the same as the management.</text:p>
      <text:p text:style-name="P76">And this actually ends up mattering because what they seem to be safe down this quote here is that <text:soft-page-break/>actually impacts performance quite a bit, I think. Sorry, we already read that quote. But the idea here is that when management ownership are combined, the management acts as more stewards rather than people who are just paper pushers, but they're actually really taking care of this investment. And Jorge aligned with the board interests.</text:p>
      <text:p text:style-name="P76">The next one is absorbative capacity. So Absorbing Capacity thinks about the board as a a cognition unit that's informed by the experiences of its members. So similar to what Bleu said earlier, that the board's expertise in the board's cognition is informed by the diverse experiences of its board members. So the ability of a firm to recognize the value of new external information assimilated and apply it to commercial ends is critical in its innovative capabilities.</text:p>
      <text:p text:style-name="P76">19:18 We labeled this capability the firm's absorptive capacity suggests that is largely a function of the firm's level of prior related knowledge.</text:p>
      <text:p text:style-name="P76">It goes on to say it's from Mendova director's contribution as a source of requisite varieties to increase the pool available interpretive framework on which decision group which the decision group can draw. So the idea here is that there's limited information that any individual or any group can process. You should get more people with more diverse experiences, so you could process more information through different models and that will lead to more enhanced cognition.</text:p>
      <text:p text:style-name="P76"/>
      <text:p text:style-name="P76">19:59 Daniel:</text:p>
      <text:p text:style-name="P76">I could add a note on that previous slide. The mention of the requisite variety in the Rendova quote is from Cybernetics and Ross Ashby's law of requisite variety, which is the idea that for a system to be a good regulator adaptive in a given environment that it needs to have internal states that are of the order of magnitude of external states.</text:p>
      <text:p text:style-name="P76">Like if there's 100 positions that the food could be in but you can only conceptualize of ten, then you're not going to be able to have a granular or nuanced enough perspective to find the food. So that ties the managerial and strategic practice oriented areas which frankly dominate society, to some of the more theoretical perspectives and system independent perspectives on cybernetics and cybernetic systems as cognitive systems, which is what brings this entire discourse into the active inference area.</text:p>
      <text:p text:style-name="P76"/>
      <text:p text:style-name="P76">21:12 Tyler:</text:p>
      <text:p text:style-name="P76">And I think that's also another important lens, I'll think about Noor diversity because a lot of times Noor diversity is often seen through more of a political lens when there's also like a computational lens as well. That's really important.</text:p>
      <text:p text:style-name="P76"/>
      <text:p text:style-name="P76">21:28 Bleu:</text:p>
      <text:p text:style-name="P76">Cool. Okay, moving on. Forbes and Milliken's contribution is relevant in three regards. First, it is impossible to meaningfully infer board performance from demographic variables in the absence of a process model linking demography and output. Second, the board's role as a group is essentially a cognitive role and is therefore a cognitive rather than behavioral perspective is critical to better understand the essence of board performance.</text:p>
      <text:p text:style-name="P76">And third, effort norms, cognitive conflicts and the use of knowledge and skills are important process variables underlying board performance. I think Tyler is going to tell us effort norms and cognitive conflicts.</text:p>
      <text:p text:style-name="P76"><text:soft-page-break/></text:p>
      <text:p text:style-name="P76">22:12 Tyler:</text:p>
      <text:p text:style-name="P76">All right, so effort norms, ie. The intensity of cognitive resourcefulness on the task performance, behavior, cognitive conflicts, the leveraging of differences in perspective and the use of knowledge and skills are important process variables underlying board performance. The dimension of effort norms cannot be stressed enough.</text:p>
      <text:p text:style-name="P76">The sheer presence of the collective pool of competencies and experiences is rather meaningless unless actively and purposefully exercised. So the idea here is that even if you have a diverse set of perspectives on your board, and even if you have computational firepower, theoretically, if the board isn't actually inclined to acting on that and processing that information, it's just not going to happen. In that power you have that potential power just doesn't really matter. I think this is important too, because a lot of boards see themselves in a more passive way where the CEO is feeding them information and kind of giving them things to rubber stamp approve. And so even if you have people who have those capabilities, that capacity, it's not really even being used.</text:p>
      <text:p text:style-name="P76">23:16 And so you have to have a board that's actually inclined to taking more of an active role to really get that cognitive potential from your board members or anything out there. Yeah.</text:p>
      <text:p text:style-name="P76"/>
      <text:p text:style-name="P76">23:28 Daniel:</text:p>
      <text:p text:style-name="P76">One thought by analogy to the brain and the central nervous system is like the usage of resources for cognition, and the brain is still using a lot of energy, slightly less, but a lot during sleep. So what exactly are these cognitive conflicts? What is the resource in the case of the board?</text:p>
      <text:p text:style-name="P76">Is it the limited time in a meeting where people can speak? Is it limited attention to different decisions? What is it that's actually conflicted? And how do we gain insights from thinking about the board as a cognitive entity.</text:p>
      <text:p text:style-name="P76"/>
      <text:p text:style-name="P76">24:15 Tyler:</text:p>
      <text:p text:style-name="P76">So I think we'll get some of those soon when we talk about inertia. But I think you're right in that the time, the limited time constraints are a huge factor of that, where it's just like you're less inclined to actually do a very high cognitive task, a very demanding cognitive task. You have a couple of hours every month to really talk about it. Or in the case of a 501 C, three, like, board members are unpaid. And so if you're an unpaid member, there's probably like limited time you're actually willing to put to actually thinking about some of these problems.</text:p>
      <text:p text:style-name="P76">So I think that there are a lot of dimensions to it, but we'll talk about that shortly.</text:p>
      <text:p text:style-name="P76"/>
      <text:p text:style-name="P76">24:54 Bleu:</text:p>
      <text:p text:style-name="P76">I think this last end of this quote, the competencies and experiences of the collective pool is meaningless unless it's actively and purposely exercised. Really speaks a lot to collective intelligence and how, like, within a company, a board, a managerial system, there is this collection and you're not contributing to the emergence of the group intelligence if you're not using all of the different expertise of the different people in the group. And so I think that it's really limiting. But but I also wonder, you know, like, we might have a board that's like a very diverse group of people and we all have different tasks in management, different skills in management, but we also can do things like crochet and bake <text:soft-page-break/>and paint. And so to what extent are these other skills that might be present in the board, like relevant or necessary for management to thrive and really to enhance the collective for the group?</text:p>
      <text:p text:style-name="P76">26:04 I don't know.</text:p>
      <text:p text:style-name="P76"/>
      <text:p text:style-name="P76">26:06 Daniel:</text:p>
      <text:p text:style-name="P76">One last short thought on that, recalling the earlier quote, how there's no universal governance model. It's like if we were talking about ant colony strategies, is it better to simply have more nest mates or fewer or bigger brain per body size or smaller? It's like there isn't a universal answer because there's different strategies, in fact multiple strategies that might be adaptive in a given niche, but it doesn't really make sense to even talk about one without the other, whether you're talking about like chess or ant colonies or the board. And so that's where the particular partitioning active coherence lab helps because it reminds us that the cognitive process of perception cognition, including action, selection and then action and action is happening within the context of a generative process in the niche.</text:p>
      <text:p text:style-name="P76">And that can't be just like left for later. That's an intrinsic part of the particular partitioning.</text:p>
      <text:p text:style-name="P76"/>
      <text:p text:style-name="P76">27:12 Bleu:</text:p>
      <text:p text:style-name="P76">Okay, so here Bijan makes the claim that essentially there are three important conclusions to take forward from golden and Zajac 2001. I don't know if I said that right. Probably not. First, demographic and procedural variables impact strategic change, rather curve linearly. Second, power relationships are critical to understanding the impel versus impede debate and strategic renewal.</text:p>
      <text:p text:style-name="P76">And third, attention, focus and agreement in terms of an okacoian linkage of cognition and structure and that's in this reference, Ocasio 1997 are a promising venue upon which to pursue future research. And then this linkage of cognition and structure from this paper it's toward an attention based view of the firm from William Ocasio here he says the central argument is that firm behavior is the result of how firms channel and distribute the attention of their decision makers.</text:p>
      <text:p text:style-name="P76">28:15 What decision makers do depends on what issues and answers they focus their attention on. What issues and answers they focus on depends upon the specific situation and on how the firm's rules, resources and relationships distribute various issues, answers and decision makers into specific Communications and procedures. And so that pushes salience, I think to the forefront, especially with regard to board collective intelligence, like maybe the crocheting and knitting and baking and all those things are not really relevant.</text:p>
      <text:p text:style-name="P76">Or maybe they could be. Maybe this is the explore part where active coherence comes in.</text:p>
      <text:p text:style-name="P76"/>
      <text:p text:style-name="P76">28:55 Daniel:</text:p>
      <text:p text:style-name="P76">Another link here with attention and structure and cognition is attention is something that's more dynamic but it requires the structural connections like between brain regions or at the synaptic level or APIs that call each other in a computational system. Those pipes have to be in place for attention to be dynamically allocated. And so the structural aspects of the firm are more like its morphology and then the attention and the more rapidly changing aspects are more like perception and fast changing cognition.</text:p>
      <text:p text:style-name="P76">And so that's going to be like a theme that gets built upon are the faster changing, more perceptual and decision making like components of the firm and the slower changing, more structural elements of the <text:soft-page-break/>firm.</text:p>
      <text:p text:style-name="P76"/>
      <text:p text:style-name="P76">29:56 Tyler:</text:p>
      <text:p text:style-name="P76">Just to build on. That a little bit like something I've noticed from Fire companies that even if you have a very engaged board, like a board that we say gives a lot of attention within the firm and has a high attentional capacity, they may not actually be linking that to the structure of the firm. So for example, something I've often observed is that you'll have two people putting together the quarterly board deck for a company of like 1000 people. So everything gets processed through this like tiny funnel of two people who have to synthesize everything on behalf of the board where they're essentially just like making the conclusions for the board at that point. And so if you're not really linking both the attention and the structure you're really missing out on the potential power of your board.</text:p>
      <text:p text:style-name="P76">All right, inertia. So inertia you can think of it really as just like reluctance to change. Similar to the idea of boundary rationality is that there are certain constraints which you have to reason that board often reasons within.</text:p>
      <text:p text:style-name="P76">30:59 So read a couple of quotes from Presentation mode.</text:p>
      <text:p text:style-name="P76">So I'll read this quote from Hannah 1977. He came up with the original idea of inertia organizational inertia which again isn't specific to firms. It's really an idea that you can apply to any collective system. So there are a number of obvious limitations on the ability of organizations to adapt. That is, there are a number of processes that generate structural inertia.</text:p>
      <text:p text:style-name="P76">And John says that Andrew Corcoran governance best practice guidelines may rather fuel governance inertia rather than treating the board as an impactful variable supporting continuous strategic renewal. And so to make this a little more concrete, we can kind of go through a couple of different examples of inertia. And these all come from Hannah's 2nd 77 paper, where he kind of defined this idea of organizational inertia. So I'll list a couple of them. One was that previously made investments aren't easily transferable.</text:p>
      <text:p text:style-name="P76">32:02 There are constraints on the information decision makers receive. There are political constraints, there are cost of history to allocate tasks and create procedures. So you've basically done all the work to figure out who's doing what. It's a lot of work to redo that. There are legal constraints, perceptions of legitimacy.</text:p>
      <text:p text:style-name="P76">If you were to change course at this point, unclear how your strategy will succeed in competitive environments, like if we do this, how will others react? And so all of this just creates a sense of anxiety that people just don't want to confront and they feel good and comfortable pursuing something that they already understand. And so you can think of that as organizational inertia. And this is particularly a problem with boards because especially if you have a board with limited attentional capacity, they're not going to be putting the time to really think they're going to work through that anxiety. They're not going to be actually doing the hard work to overcome that.</text:p>
      <text:p text:style-name="P76">And so you end up kind of just defaulting to something that people already understand. And so there's often something that you hear in organizations where like, okay, well, we could do this really ambitious thing, and there are people who might be actually excited about this more exploratory initiative that you could do, but how are we going to sell that to the board, right?</text:p>
      <text:p text:style-name="P76">33:15 And oftentimes it's the CEO has to put their reputation on the line to sell something that's more exploratory and risky to the board who has limited attention capacity. They're anxious about it, so they <text:soft-page-break/>just kind of have to trust this one person to say, yes, go for it, it's okay. Again, you're not really unlocking that cognitive power potential of the board.</text:p>
      <text:p text:style-name="P76"/>
      <text:p text:style-name="P76">33:37 Daniel:</text:p>
      <text:p text:style-name="P76">One more aspect. There on inertia to connect to the Bayesian physics. Inertia is something that physical objects have in classical mechanics, like whether it's a ball at rest that requires some force to push or whether it's a bicycle and movement whose inertia allows it to stay upright. Inertia is an aspect of physical objects. And by analogy, in the Bayesian Physics, the inertia is like the resistance of a prior to be updated to incoming observations.</text:p>
      <text:p text:style-name="P76">So a prior distribution with a high inertia, it's like a heavy. Distribution, it's immovable to new stimuli and that corresponds to having low attention because it's like as new information comes in, the prior has high inertia, it doesn't update a lot. Whereas when there's high attention paid to the incoming stimuli, in the extreme the prior just updates to whatever the new stimuli says.</text:p>
      <text:p text:style-name="P76">34:40 That's our new best estimate. So that's ultra high attention and also very moveable.</text:p>
      <text:p text:style-name="P76">And that's like a light object. And so there isn't a general answer. But this puts us into a framing where we can think about this structural and attention inertia as part of the morphological and dynamical cognitive process of the board and the organization more generally.</text:p>
      <text:p text:style-name="P76"/>
      <text:p text:style-name="P76">35:12 Tyler:</text:p>
      <text:p text:style-name="P76">Yeah, I really like that perspective on it and it makes me think about how, why Bijan is spending so much time thinking about the board. Because it's kind of this communication of low attention, high responsibility for updating the beliefs of the organization. And so that's where like a lot of any like continuous change or transformation would have to happen start the board. So I understand my Bishop is spending so much time thinking about this and talking about different models of board cognition.</text:p>
      <text:p text:style-name="P76"/>
      <text:p text:style-name="P76">35:49 Bleu:</text:p>
      <text:p text:style-name="P76">Hopman Ant, Al 2019 make an invaluable contribution in moving away from deterministic models that suggest which specific board configurations and leadership concentrations enhance board effectiveness, firm performance and the firm's overall strategic capability. Instead, they focus on the board's better capabilities such as self evolution and self reconfiguration to power a continuous strategic renewal.</text:p>
      <text:p text:style-name="P76"/>
      <text:p text:style-name="P76">36:17 Tyler:</text:p>
      <text:p text:style-name="P76">Right. The board's power of visa visa management is strongly related to the board's hair initiates self evaluation and self reconfiguration, thereby encoding that the board can still critically evaluate strategic proposals and reconfigure strategies. So unfortunately though, Hopman and Al do not go far enough. Since strategic renewal remains balancing by the board chair, we need governance processes that neutralize the over dependencies on the chairman and the CEO. So oftentimes within an organization that has the board, the chairman is kind of running the show on the board and their counterfactuals is the CEO.</text:p>
      <text:p text:style-name="P76">And they do a lot of the agenda setting for how the board actually operates, how much attention that they're actually giving on to problems, the kind of information that's the incoming and available to the board. And so a lot of responsibility relies on the board of like how cognition can actually happen. And <text:soft-page-break/>I have been in this position myself, I've been a board chair. A lot of responsibility kind of ends up being on you for how well the board and consequently the organization can run.</text:p>
      <text:p text:style-name="P76">37:18 And so what's unfortunate, and something I've actually tried to do myself, is like spread the responsibility of the board chair throughout the board so that cognition doesn't rest on like a single person, but it's actually more spread out through that entire cognition unit and that is difficult to do.</text:p>
      <text:p text:style-name="P76">So I'm curious if the genre later on in the book has some recommendations on how to structure that.</text:p>
      <text:p text:style-name="P76">Daniel Bleu, anything to add here?</text:p>
      <text:p text:style-name="P76"/>
      <text:p text:style-name="P76">37:47 Bleu:</text:p>
      <text:p text:style-name="P76">Yeah, I'm curious, Tyler, with respect to the Dow world that you live in, what are some governance processes that do neutralize that over dependence on the chairman and CEO of a company? Can you maybe say a few words about that?</text:p>
      <text:p text:style-name="P76"/>
      <text:p text:style-name="P76">38:06 Tyler:</text:p>
      <text:p text:style-name="P76">Yeah, there's a lot of different governance processes, but I can talk about a couple of them. So one is that if you're doing especially like token or token based voting with the NFCs or C 20s, generally most people can make a proposal.</text:p>
      <text:p text:style-name="P76">Not anyone can make a proposal, but a lot of times the agenda setting can be done in a distributed way. So it's not necessarily the board chair and the CEO determining, hey, these are the things that we're bringing up to a vote, but that can be done more dynamically. And oftentimes there's a quorum rules about who can propose. So it's not like fully decentralized, but in a sense that agenda setting can be done more decentralized. And there's also ways of creating salience as well without having a single person at the top saying what is salient and what matters and what doesn't.</text:p>
      <text:p text:style-name="P76">There are different governance strategies where salience kind of bubbles up and you can kind of determine certain governance rules, like your quorum, for example, in a more dynamic way.</text:p>
      <text:p text:style-name="P76">39:09 And so there's a lot there of how it can't work. Then there's also how it actually works in practice and in reality. A lot of times with Dow governance, usually often Heins like a couple of people making a lot of the proposals. And so what's interesting is that even if you want to be in a more distributed way, sometimes there's this pull of gravity towards centralized decision making.</text:p>
      <text:p text:style-name="P76">And it really just is that there's limited attention available even if you're not saying you're not legally mandating some kind of centralized structure. There's just like only a couple of people who are really willing to actually synthesize all this information at any given time, especially within Dows. Dow proposals are often extremely technical and there's often limited people who can even do that if they wanted to. So it's something that I've been personally struggling with is thinking about like, okay, well, there's this world that we want to live in that's maybe more decentralized and less hierarchical and more connected, but there's also just these constraints on human time and attention effort capabilities that constrains the kind of structures that you can have.</text:p>
      <text:p text:style-name="P76">40:20 And hopefully later in the book that John will have some good recommendations on how you construct your organization, your board, to kind of mitigate that pull towards centralized processes. But it's just something I witnessed a lot in the data world as well.</text:p>
      <text:p text:style-name="P76"/>
      <text:p text:style-name="P76">40:35 Bleu:</text:p>
      <text:p text:style-name="P76"><text:soft-page-break/>Cool, thanks. So I think that's the end of the material today. So next week the chapter is quite a bit longer.</text:p>
      <text:p text:style-name="P76">This one was pretty short, but yeah, we're looking forward, I think, to what Bijan is going to tell us about free energy governance. And he's setting the stage now for delineating the problems. And now how do we go about solving them? I'm curious to delve into this next section with you guys.</text:p>
      <text:p text:style-name="P76"/>
      <text:p text:style-name="P76">41:05 Daniel:</text:p>
      <text:p text:style-name="P76">Can I bring up a few points and questions?</text:p>
      <text:p text:style-name="P76"/>
      <text:p text:style-name="P76">41:08 Bleu:</text:p>
      <text:p text:style-name="P76">Of course.</text:p>
      <text:p text:style-name="P76"/>
      <text:p text:style-name="P76">41:09 Daniel:</text:p>
      <text:p text:style-name="P76">All right. So one of them was it described the board as a spanner earlier on. And I wondered whether the board was kind of like at the heart of the onion, insulated by more and more layers, or whether the board is on the front line interfacing more publicly in the actual position, or that person perhaps serving in a different position as well, like wearing multiple hats. So feel free to give any thoughts on that.</text:p>
      <text:p text:style-name="P76">Or we can just raise the point.</text:p>
      <text:p text:style-name="P76"/>
      <text:p text:style-name="P76">41:45 Tyler:</text:p>
      <text:p text:style-name="P76">Yeah, I mean, my understanding of well, there's like how it actually works now and then how it can work, how it actually works now is I think it's often more like in the onion where they're getting more refined and more refined information that filters through a hierarchy until it finally gets to the board. And what I think the gen is hoping for is something that resembles more of like a motherboard, this integrating unit where there's all these connections from other parts of the organization. There's still that hierarchical structure but is not insulated from the rest of the organization. And I think that's what Bijan is getting at.</text:p>
      <text:p text:style-name="P76">But from my understanding of board governance, that is less often the case and it's really hard to build.</text:p>
      <text:p text:style-name="P76"/>
      <text:p text:style-name="P76">42:30 Bleu:</text:p>
      <text:p text:style-name="P76">So I think that that's like a really great question and I'd like to really kind of explore it more in more detail when we get into our discussion section. So I think we should add that to the dot one list.</text:p>
      <text:p text:style-name="P76"/>
      <text:p text:style-name="P76">42:46 Daniel:</text:p>
      <text:p text:style-name="P76">Another topic is there was the mention of a compliance board as well as how a board could be like dissonant or impel versus impede. And so how to balance between simply going with what the body provides towards totally wishing things were different. It's like in the extreme, neither is going to work. So there has to be some middle path, but there's no universal model. So that's just kind of one point and then another one was the market centrism of a for profit company means that in some sense, but please suggest if otherwise the financial success on the broader market will define the persistence and the growth of the company.</text:p>
      <text:p text:style-name="P76">43:49 So that is kind of like projecting this very high dimensional space of strategy and competition <text:soft-page-break/>and attention projecting down onto a number line, like did the stock price go up or down? And so to what extent do for profit and not for profit organizations or components of organizations have clearer or more alignable measures?</text:p>
      <text:p text:style-name="P76">It's just like if the only criterion of cognition was this one test, then you kind of get the good heart's law situation where other measures can fall by the wayside. So how does that get prevented or ameliorated in for profit endeavors. And then on the other side, how does that not get ignored when there are very real material constraints in nonprofits as well?</text:p>
      <text:p text:style-name="P76"/>
      <text:p text:style-name="P76">44:59 Tyler:</text:p>
      <text:p text:style-name="P76">Yes, and I forgot to mention this point earlier, but it's like a really important one that a lot of our model of shareholder governance is often very culturally specific to America. So there are other ways you could think about board governance and corporate governance.</text:p>
      <text:p text:style-name="P76">So, for example, especially in Germany, there's like a stakeholder governance model where, for example, you are legally required to have a board member in Germany who is a representative of the workers. And so this is more aligned with like and you could think of that. You could expand that model too, of like, stakeholder governance. That could mean so that's just Germany's model where they're like, hey, workers rights need to also be important in addition to profit. Right, but you could also expand that to think of, okay, well, what if we had an advocate for the consumer on the board, right?</text:p>
      <text:p text:style-name="P76">You could expand that idea of what a for profit company's stakeholder governance model can look like. In Japan, for example, there's a lot of for profit companies are also family run, so there's these family considerations on top of the for profit incentives as well.</text:p>
      <text:p text:style-name="P76">46:05 So then even between a C Corp. Like for profit company and then a nonprofit, there are different legal structures that kind of bridge the distance between the two. So one of the famous ones is called a B Corp.</text:p>
      <text:p text:style-name="P76">And so a B corp It's essentially the same thing as C Corp. It can make money. It's a for profit company, but in the bylaws, they are not legally mandated to only maximize for profit. They can also maximize for other they call it like double bottom line initiatives. So there's other things that this for profit company can try to do aside from just get money.</text:p>
      <text:p text:style-name="P76">And then there's a lot of different permutations of that. Like a lot of different legal structures can have that. And same with the nonprofit, too. Even a nonprofit couldn't have ways that is trying to get revenue and think in a more for profit way, even though there aren't people who are shareholders who are going to profit from it, but they can act in a similar way. So I think often, like, the distinctions between nonprofit and for profit can actually become quite fuzzy in the way that we think about for profit governance is often very culturally centric on how we've done things in the US.</text:p>
      <text:p text:style-name="P76">47:15 And in England, not necessarily on how it can be done.</text:p>
      <text:p text:style-name="P76"/>
      <text:p text:style-name="P76">47:20 Bleu:</text:p>
      <text:p text:style-name="P76">And as to your first point, Daniel, I think I'm curious to know what goes into defining or creating a compliant board or like a dissonant board. I would think that it's not structured to be a compliant board. I mean, maybe they write it into the bylaws that the board just agrees with everything that everyone does. But I think it's more of like an emergence property of the board.</text:p>
      <text:p text:style-name="P76"><text:soft-page-break/>And does the entire board need to be replaced? If say you have a compliant board and you want more of a strategy driven governing board, do you have to completely interrupt the norms? Right? Like Bijan had said, the norms, if the norm is to be compliant, do you have to just erase everyone to bring in a whole new crew to develop new norms? Otherwise that one person who's like, oh, let's just go along with what everybody says.</text:p>
      <text:p text:style-name="P76">They'll keep that culture alive, right?</text:p>
      <text:p text:style-name="P76"/>
      <text:p text:style-name="P76">48:16 Tyler:</text:p>
      <text:p text:style-name="P76">To clarify that, I think what Bijan meant was compliance board, which is more like if you're like a regional regulatory, if you're a nuclear power plant, for example, you want to have a compliance centered board who's making sure that you're following all the rules and regulations. But I think to your point, Bleu like a compliance board is also an important a lot of boards function as compliant. Boards are just rubber stamping approvals and that is not super useful. So yes, I think that's also a good point.</text:p>
      <text:p text:style-name="P76"/>
      <text:p text:style-name="P76">48:42 Daniel:</text:p>
      <text:p text:style-name="P76">And one fun topic I think to do a little research into is how did we even get here with a board? I mean, isn't a board or the table that was also mentioned, those are just like rectangles. How did we get to this point where the meeting table architectures and the people gathered around it have become legally required and then even subconstrained from there. And so really, just thinking broadly, as I think in the Dow and other spaces, people are thinking broadly about what organizational morphologies and what developmental trajectories and ecosystems of shared intelligence facilitate adaptive cognition and what boards do and how they both build on the legacy and stay within that lane of what may be legally required for compliance as well as innovate and move beyond some of these shortcomings and fallacies that boards can fall into.</text:p>
      <text:p text:style-name="P76"/>
      <text:p text:style-name="P76">49:55 Tyler:</text:p>
      <text:p text:style-name="P76">Yeah, I've actually looked into this a little bit about how why boards are a thing.</text:p>
      <text:p text:style-name="P76">And like, for example, a nonprofit boards, they were just designed for a different time when a lot of times you were just getting basically foundations that had a bunch of money that they were going to allocate and they were like top down driven models. Not necessarily dynamically responding to the world around them and dynamically changing. And I think the law for profit corporations, it was kind of like a similar idea is like we are going to try to this boat and we're going to go to this other country and we're going to do trade there and we're going to come back. Right? It was a more simple and linear model of thinking about planning and so they're just made for a different world.</text:p>
      <text:p text:style-name="P76">And I think now there's a lot of legal infrastructure that has built up around them. So actually innovating around that is really difficult. So for example, one thing. I've been working on a nonprofit recently. We were like, well, we don't want to have a board.</text:p>
      <text:p text:style-name="P76">We want to be more community tripping. We want to be a co op. And so then we look into being co op. And actually the legal infrastructure for setting it up is actually just like, not developed at all. You basically have to have a lawyer spend thousands and thousands of dollars to actually figure out how that's going to work.</text:p>
      <text:p text:style-name="P76">51:00 And it's also very precarious to even know if this thing is even going to work. So it's just really <text:soft-page-break/>this well, trodden path has just been beaten down over and over again because it's the path of least resistance, but not necessarily the optimal one for cognition within the company or a nonprofit.</text:p>
      <text:p text:style-name="P76"/>
      <text:p text:style-name="P76">51:16 Bleu:</text:p>
      <text:p text:style-name="P76">I was going to say earlier, how did we get here to this board? Right? And it's a script.</text:p>
      <text:p text:style-name="P76">It's a script that has become solidified into law. And it's the same thing, like when you have a compliant board, like the rubber stampers. And that's just also a script that they have followed. So that's why they're all compliant and not really kind of leveraging the type of governance that would be maybe optimal for the strategy of the company.</text:p>
      <text:p text:style-name="P76">Okay, cool.</text:p>
      <text:p text:style-name="P76"/>
      <text:p text:style-name="P76">51:48 Tyler:</text:p>
      <text:p text:style-name="P76">Yeah.</text:p>
      <text:p text:style-name="P76"/>
      <text:p text:style-name="P76">51:49 Bleu:</text:p>
      <text:p text:style-name="P76">Any other final thoughts? Or we can hold it, table it for the upcoming discussion.</text:p>
      <text:p text:style-name="P76"/>
      <text:p text:style-name="P76">51:56 Daniel:</text:p>
      <text:p text:style-name="P76">Rhythms of Cognition, rhythms of the Year.</text:p>
      <text:p text:style-name="P76">The agenda, setting the agenda. Communicating with the board. Board communicating with the organization. Organization. Communicating outside the organization.</text:p>
      <text:p text:style-name="P76">It's great topics, and I think we're three deep into the series, and we're just going to continue to see how the scholarship and the legacy of a lot of conventional and even heterodox thinking and management is taking the next step with this book and the contribution that takes it into the free energy governance space.</text:p>
      <text:p text:style-name="P76"/>
      <text:p text:style-name="P76">52:39 Bleu:</text:p>
      <text:p text:style-name="P76">Cool. Well, thanks, guys, and we'll see you next week for getting into the free energy principle.</text:p>
      <text:p text:style-name="P76"/>
      <text:p text:style-name="P76">52:48 Daniel:</text:p>
      <text:p text:style-name="P80">All right! Thank you.</text:p>
      <text:p text:style-name="P80"/>
      <text:h text:style-name="P5"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10">0</text:span><text:span text:style-name="T13">4</text:span><text:span text:style-name="T5">, </text:span><text:span text:style-name="T19">January 3, </text:span><text:span text:style-name="T5">202</text:span><text:span text:style-name="T13">3</text:span></text:h>
      <text:p text:style-name="P45"/>
      <text:p text:style-name="P53"/>
      <text:p text:style-name="P57"><text:span text:style-name="T15">Fourth</text:span><text:span text:style-name="T32"> </text:span><text:span text:style-name="T31">participatory reading and discussion of Bijan Khezri's 2022 book “Governing Continuous Transformation: </text:span><text:span text:style-name="T29">Re-framing the Strategy-Governance Conversation.”</text:span></text:p>
      <text:p text:style-name="P62"/>
      <text:p text:style-name="P62"><text:a xlink:type="simple" xlink:href="https://www.youtube.com/watch?v=BPzwSTalH5E" text:style-name="Internet_20_link" text:visited-style-name="Visited_20_Internet_20_Link">https://www.youtube.com/watch?v=BPzwSTalH5E</text:a></text:p>
      <text:p text:style-name="P62"/>
      <text:p text:style-name="P68">Scrollable transcripts in other languages:</text:p>
      <text:p text:style-name="P68"><text:tab/><text:a xlink:type="simple" xlink:href="https://youtu.be/Mjbfw66WGvA" text:style-name="Internet_20_link" text:visited-style-name="Visited_20_Internet_20_Link">https://youtu.be/Mjbfw66WGvA</text:a></text:p>
      <text:p text:style-name="P68"/>
      <text:p text:style-name="P20"/>
      <text:h text:style-name="P89" text:outline-level="2"><text:span text:style-name="T6">SESSION SPEAKER</text:span>S</text:h>
      <text:p text:style-name="P26"><text:span text:style-name="T34">D</text:span>aniel Friedman, Bleu Knight, Tyler Sullberg</text:p>
      <text:p text:style-name="P26"/>
      <text:p text:style-name="P6"/>
      <text:h text:style-name="P89" text:outline-level="2"><text:span text:style-name="T34">SESSION </text:span>CONTENTS</text:h>
      <table:table table:name="Table4" table:style-name="Table4">
        <table:table-column table:style-name="Table4.A"/>
        <table:table-column table:style-name="Table4.B"/>
        <table:table-row table:style-name="Table4.1">
          <table:table-cell table:style-name="Table4.A1" office:value-type="string">
            <text:p text:style-name="P31">00:12</text:p>
          </table:table-cell>
          <table:table-cell table:style-name="Table4.A1" office:value-type="string">
            <text:p text:style-name="P39">Active Inference Institute</text:p>
          </table:table-cell>
        </table:table-row>
        <table:table-row table:style-name="Table4.1">
          <table:table-cell table:style-name="Table4.A1" office:value-type="string">
            <text:p text:style-name="P40">01:19</text:p>
          </table:table-cell>
          <table:table-cell table:style-name="Table4.A1" office:value-type="string">
            <text:p text:style-name="P39">COVID Section 1.4 Introduction</text:p>
          </table:table-cell>
        </table:table-row>
        <table:table-row table:style-name="Table4.1">
          <table:table-cell table:style-name="Table4.A1" office:value-type="string">
            <text:p text:style-name="P40">02:10</text:p>
          </table:table-cell>
          <table:table-cell table:style-name="Table4.A1" office:value-type="string">
            <text:p text:style-name="P39">This is the section that covers the free energy principle</text:p>
          </table:table-cell>
        </table:table-row>
        <table:table-row table:style-name="Table4.1">
          <table:table-cell table:style-name="Table4.A1" office:value-type="string">
            <text:p text:style-name="P40">02:59</text:p>
          </table:table-cell>
          <table:table-cell table:style-name="Table4.A1" office:value-type="string">
            <text:p text:style-name="P39">Free Energy Principle Powered Active Inference</text:p>
          </table:table-cell>
        </table:table-row>
        <table:table-row table:style-name="Table4.1">
          <table:table-cell table:style-name="Table4.A1" office:value-type="string">
            <text:p text:style-name="P40">05:02</text:p>
          </table:table-cell>
          <table:table-cell table:style-name="Table4.A1" office:value-type="string">
            <text:p text:style-name="P39">Free Energy Principle and Self-Organization</text:p>
          </table:table-cell>
        </table:table-row>
        <table:table-row table:style-name="Table4.1">
          <table:table-cell table:style-name="Table4.A1" office:value-type="string">
            <text:p text:style-name="P40">08:42</text:p>
          </table:table-cell>
          <table:table-cell table:style-name="Table4.A1" office:value-type="string">
            <text:p text:style-name="P39">Fristonian Inference and Active Inference</text:p>
          </table:table-cell>
        </table:table-row>
        <table:table-row table:style-name="Table4.1">
          <table:table-cell table:style-name="Table4.A1" office:value-type="string">
            <text:p text:style-name="P40">10:01</text:p>
          </table:table-cell>
          <table:table-cell table:style-name="Table4.A1" office:value-type="string">
            <text:p text:style-name="P39">Plausibility of the Principle of Least Action</text:p>
          </table:table-cell>
        </table:table-row>
        <table:table-row table:style-name="Table4.1">
          <table:table-cell table:style-name="Table4.A1" office:value-type="string">
            <text:p text:style-name="P40">14:08</text:p>
          </table:table-cell>
          <table:table-cell table:style-name="Table4.A1" office:value-type="string">
            <text:p text:style-name="P39">Bayesian Inference: optimal and coherent</text:p>
          </table:table-cell>
        </table:table-row>
        <table:table-row table:style-name="Table4.1">
          <table:table-cell table:style-name="Table4.A1" office:value-type="string">
            <text:p text:style-name="P40">17:34</text:p>
          </table:table-cell>
          <table:table-cell table:style-name="Table4.A1" office:value-type="string">
            <text:p text:style-name="P39">Information-theoretic entropy and thermodynamic entropy</text:p>
          </table:table-cell>
        </table:table-row>
        <table:table-row table:style-name="Table4.1">
          <table:table-cell table:style-name="Table4.A1" office:value-type="string">
            <text:p text:style-name="P40">25:15</text:p>
          </table:table-cell>
          <table:table-cell table:style-name="Table4.A1" office:value-type="string">
            <text:p text:style-name="P39">Reinforcement Learning and Surprise Minimization</text:p>
          </table:table-cell>
        </table:table-row>
        <table:table-row table:style-name="Table4.1">
          <table:table-cell table:style-name="Table4.A1" office:value-type="string">
            <text:p text:style-name="P40">27:48</text:p>
          </table:table-cell>
          <table:table-cell table:style-name="Table4.A1" office:value-type="string">
            <text:p text:style-name="P39">What Is Precision and Recall in Classifier Systems?</text:p>
          </table:table-cell>
        </table:table-row>
        <table:table-row table:style-name="Table4.1">
          <table:table-cell table:style-name="Table4.A1" office:value-type="string">
            <text:p text:style-name="P40">29:10</text:p>
          </table:table-cell>
          <table:table-cell table:style-name="Table4.A1" office:value-type="string">
            <text:p text:style-name="P39">In the Elevator of Salience</text:p>
          </table:table-cell>
        </table:table-row>
        <table:table-row table:style-name="Table4.1">
          <table:table-cell table:style-name="Table4.A1" office:value-type="string">
            <text:p text:style-name="P40">31:59</text:p>
          </table:table-cell>
          <table:table-cell table:style-name="Table4.A1" office:value-type="string">
            <text:p text:style-name="P39">Single-Loop and Double-Loop Learning</text:p>
          </table:table-cell>
        </table:table-row>
        <table:table-row table:style-name="Table4.1">
          <table:table-cell table:style-name="Table4.A1" office:value-type="string">
            <text:p text:style-name="P40">34:02</text:p>
          </table:table-cell>
          <table:table-cell table:style-name="Table4.A1" office:value-type="string">
            <text:p text:style-name="P39">Decision-making in a Double-Loop</text:p>
          </table:table-cell>
        </table:table-row>
        <table:table-row table:style-name="Table4.1">
          <table:table-cell table:style-name="Table4.A1" office:value-type="string">
            <text:p text:style-name="P40">38:56</text:p>
          </table:table-cell>
          <table:table-cell table:style-name="Table4.A1" office:value-type="string">
            <text:p text:style-name="P39">A New Paradigm for the Intelligent Firm</text:p>
          </table:table-cell>
        </table:table-row>
        <table:table-row table:style-name="Table4.1">
          <table:table-cell table:style-name="Table4.A1" office:value-type="string">
            <text:p text:style-name="P40">40:08</text:p>
          </table:table-cell>
          <table:table-cell table:style-name="Table4.A1" office:value-type="string">
            <text:p text:style-name="P39">Free Energy and the Firm</text:p>
          </table:table-cell>
        </table:table-row>
        <table:table-row table:style-name="Table4.1">
          <table:table-cell table:style-name="Table4.A1" office:value-type="string">
            <text:p text:style-name="P40">40:55</text:p>
          </table:table-cell>
          <table:table-cell table:style-name="Table4.A1" office:value-type="string">
            <text:p text:style-name="P39">Organizational becoming and Strategic Renewal</text:p>
          </table:table-cell>
        </table:table-row>
        <table:table-row table:style-name="Table4.1">
          <table:table-cell table:style-name="Table4.A1" office:value-type="string">
            <text:p text:style-name="P40">43:41</text:p>
          </table:table-cell>
          <table:table-cell table:style-name="Table4.A1" office:value-type="string">
            <text:p text:style-name="P39">Free Energy Governance</text:p>
          </table:table-cell>
        </table:table-row>
      </table:table>
      <text:p text:style-name="P34"/>
      <text:p text:style-name="P6"/>
      <text:h text:style-name="P89" text:outline-level="2">TRANSCRIPT</text:h>
      <text:p text:style-name="P36">00:12 DANIEL FRIEDMAN:</text:p>
      <text:p text:style-name="P36">Hello and welcome everyone. It's January 3, 2023. We're in active bookstream. Number 1.4 on governing continuous transformation. Off to you, Bleu.</text:p>
      <text:p text:style-name="P36"/>
      <text:p text:style-name="P36">00:27 BLEU KNIGHT:</text:p>
      <text:p text:style-name="P36">Great. So we are the Active Inference institute and this discussion is over "Governing Continuous Transformation." This is a recorded and an archived Livestream. So please provide us with feedback so <text:soft-page-break/>we can improve upon our work.</text:p>
      <text:p text:style-name="P36">We are a participatory online institute that is communicating, learning, and practicing applied active inference. You can reach us on social media at all of these different links here. All backgrounds and perspectives are welcome to discuss and contribute to this work. And we will be following good video etiquette for live streams. If you would like to get in touch to participate in a future Zero Livestream or one of the upcoming discussions, please reach out to us via social media or email.</text:p>
      <text:p text:style-name="P36">And again, our links. </text:p>
      <text:p text:style-name="P36">So today we are going to cover section 1.4. So we're just going to go kind of over where we are in the book, the keywords, and then the different subjects and things that we pulled out of this section.</text:p>
      <text:p text:style-name="P36">01:35 So just to start off, we will maybe just introduce ourselves. I am Bleu.</text:p>
      <text:p text:style-name="P36">I am a longtime institute participant and an independent researcher in New Mexico. And I'll pass it to Daniel I'm.</text:p>
      <text:p text:style-name="P36"/>
      <text:p text:style-name="P36">01:51 Daniel:</text:p>
      <text:p text:style-name="P36">Daniel, I'm a researcher and institute participant. I'll pass to Tyler.</text:p>
      <text:p text:style-name="P36"/>
      <text:p text:style-name="P36">01:57 TYLER SULLBERG:</text:p>
      <text:p text:style-name="P36">I'm Tyler.</text:p>
      <text:p text:style-name="P36">I'm a DAO researcher and practitioner in California.</text:p>
      <text:p text:style-name="P36"/>
      <text:p text:style-name="P36">02:03 Bleu:</text:p>
      <text:p text:style-name="P36">Is there any introductory comments or do you guys just want to jump right into it? Jump in. Okay, here we go. So this is the section that covers the free energy principle. And that's also the title of this chapter.</text:p>
      <text:p text:style-name="P36">And I think the first keyword on our keyword. So we pulled out a lot of these keywords. I mean, we pulled them out, they weren't highlighted by Bijan or selected by him at all. And this is just kind of the topics that we thought that would be better to dive deeper into for a more thorough understanding of the material presented in this chapter. And this is not like a final word.</text:p>
      <text:p text:style-name="P36">This is maybe just an introductory perspective and our take on what's maybe happening in this chapter, not a review. So we're definitely open to correction and updating our model of this model. All right, so abstract. Tyler, do you want to read this first? Action force us.</text:p>
      <text:p text:style-name="P36"/>
      <text:p text:style-name="P36">03:05 Tyler:</text:p>
      <text:p text:style-name="P36">Sure. So the Free Energy principle, the first order principle of police action empowering self communication. FTP commands the generative process active coherence lab dedicated to minimizing the information theoretical mathematical difference between top down predictions and action generated bottom up upstream line in pursuit of minimizing error, surprise and entropy. The power of forsonian active inference is fundamentally fourfold. It's a pure belief setting in dynamic and non stationary environments, the active inference agent carries out ensemble exploration to account for uncertainty by making inferences in Bay's optimal fashion.</text:p>
      <text:p text:style-name="P36">The reward signal, so characteristic of reinforcement learning is removed. And finally, active inference sets the collaborative human machine AI potential so integral to the multi intelligence firm as the mathematical expression of beliefs form of probabilities, provides the very common denominator to line humans with machines.</text:p>
      <text:p text:style-name="P36"/>
      <text:p text:style-name="P36">04:02 Bleu:</text:p>
      <text:p text:style-name="P36">Wow. Big is true. Okay.</text:p>
      <text:p text:style-name="P37"><text:span text:style-name="T37">And the author goes on to say there are only two distinctions that matter what is known and unknown and what is in our control and what is not. There are four states active action, internal firm resources, </text:span><text:soft-page-break/><text:span text:style-name="T37">sensory perception and external unknown and hidden behind the Markov blanket according to Free Energy Governance free Energy Principle powered AI, which he uses here, this capital A and lower keys I to mean active inference. So free energy principle powered active inference is the future site of organizational becoming. So we can unpack that, I guess, starting with this claim, which was in the abstract itself. So maybe we don't need to reread it.</text:span></text:p>
      <text:p text:style-name="P36">Or was it exactly stated there maybe not fourfold, the four claims. We'll just start off this first one.</text:p>
      <text:p text:style-name="P36">05:05 The power of personian active is fundamentally fourfold. It is a pure belief based setting in dynamics and non stationary environments. So what does that mean?</text:p>
      <text:p text:style-name="P36">Like, what is Friston active inference? So maybe we want to just step back a little bit and talk about the FEP. And the definition or explanation that Bijan picked out for this chapter is the free energy principle stems from the idea that living systems can be distinguished from other self organizing systems because they active. Avoid deleterious phase transitions by bounding the entropy of their sensory and physical states under the FEP. To be alive simply means to revisit a bounded set of states with a high probability.</text:p>
      <text:p text:style-name="P36">And that's from this 2019 Badcock et al. Paper. And this image is from Kirkhoff et al. 2018. And I always like this when I think about life and self organizing systems.</text:p>
      <text:p text:style-name="P36">06:12 This picture just really speaks to what it is to kind of be self organizing, a hierarchical scale. And this like revisiting a bounded set of states with a high probability kind of speaks to the non equilibrium steady state density that is like a constraint of life. We kind of have to live within a certain temperature range, a certain glucose range, and all life has like an optimal range of states that they stay in. But if your fever gets too high, like if the temperature goes too high or too low, like you will dissipate. So you revisit this bounded set of states with a high probability and that's kind of your non equilibrium steady state density.</text:p>
      <text:p text:style-name="P36">Do you guys have any comments here on the FTP and self organizing? Maybe?</text:p>
      <text:p text:style-name="P36"/>
      <text:p text:style-name="P36">07:05 Daniel:</text:p>
      <text:p text:style-name="P36">I'll give one comment. This is a via positive. It's describing what the FEP is.</text:p>
      <text:p text:style-name="P36">But we could look back to those four claims and think about what this is not the Via negativa. So rather than being believe based in dynamic settings and adaptive autonomous agents, it might be a framework oriented around some sort of static or perennial understanding of the world. The second point. Rather than being centered around epistemic exploration and the value of reducing uncertainty and gaining information, hearing new perspectives, it could be oriented around pragmatic or utility value, which ties very closely to the third point, which is that a framework, contrary to active inference, might center a reward function that maps different states of the agent or the organization or the world to some sort of reward function which is the heart of reward learning. And then the fourth point also kind of ties in that rather than thinking about ecosystem of shared intelligence intermediated by composable frameworks like active inference, we might be looking for like the one framework to simply rule them all and therefore not think about the human machine or HumanHuman relationships as collaborative and emergent but rather just be looking for the one computer.</text:p>
      <text:p text:style-name="P36">08:30 We're just going to turn it on. The business is going to run.</text:p>
      <text:p text:style-name="P36"/>
      <text:p text:style-name="P36">08:40 Bleu:</text:p>
      <text:p text:style-name="P36">Awesome. So getting into active inference a little bit more, so we're kind of unpacking here. We're going to unpack slowly these, like, four claims. And so Prestonian, active inference or FEP powered active. So in active inference, there are four states.</text:p>
      <text:p text:style-name="P36">This is what Bijan claims active action, internal, firm resources, sensory perception and external, which is unknown and hidden behind the markup blanket. And Bijan quotes Friston here and says, in active inference, the agent makes choices based on its belief about state of the world and not based on the value of the states. And so that speaks to what Daniel was maybe just mentioning about reinforcement <text:soft-page-break/>learning, and we'll start to unravel reinforcement learning a little bit more, but where reinforcement learning is really kind of driven by that pragmatic value function, active inference is driven by your beliefs about the world.</text:p>
      <text:p text:style-name="P36">09:44 So not how much value can you gain out of moving left or moving right? But I fundamentally believe that I should move right because that's my policy that I operate on.</text:p>
      <text:p text:style-name="P36">All right. And where these claims start to be unpacked in the paper, Bijan says, one could argue that nearly all physical sciences can be reduced to a metrology in service of confirming a variant of the principle of least action. This is important because it means that physics does not offer any ground truth. It is just search for measurements that endorse an appropriately formulated prediction based upon a variational principle. And this quotes a Friston 2019 paper.</text:p>
      <text:p text:style-name="P36">I don't know that paper off the top of my head, but as funny as I said, Bijan says, and then I started reading it, I'm like, no, Karl said this sounds very much like something that would come out of a Karl paper.</text:p>
      <text:p text:style-name="P36">10:48 Okay. And so what is this principle of least action? We've talked about this a lot before in many different livestreams, but I looked it up just for what is like a really easy, simple way that I could explain it in a minute or less. And I found this definition on scholar PDF that says a true dynamical trajectory of the system between an initial and final conversation in a specified time is found by imagining all possible trajectories that the system could conceivably take computing the action, which is a functional of the trajectory.</text:p>
      <text:p text:style-name="P36">And just as a reminder, a functional is like a function of a function. So computing the action a functional of the trajectory for each of these trajectories and selecting one that makes the action locally stationary, traditionally called least true trajectories are those that have the least action. And so this is like the Laziness. The lazy society. Everybody makes the lazy choice.</text:p>
      <text:p text:style-name="P36">Right? The true trajectory is the one where you kind of just stay put.</text:p>
      <text:p text:style-name="P36">11:50 Daniel, do you have a comment here?</text:p>
      <text:p text:style-name="P36"/>
      <text:p text:style-name="P36">11:52 Daniel:</text:p>
      <text:p text:style-name="P36">Yes, although on the previous slide, we looked at the particular partition where action states are the outgoing dependencies. And here we see action again with principle of least action action.</text:p>
      <text:p text:style-name="P36">But importantly, to abide by a principle of least action isn't simply to take the lowest energy action or the least movement. It's more akin to a conservation law. Like, the total energy is conserved of potential plus kinetic when the ball falls off the platform. So that means that there's a path of least action with the Bull dropping. Now, that is not the path of leased movement, but it's a path of least action given an individual setup because the total energy is conserved.</text:p>
      <text:p text:style-name="P36">And so we're interested in paths of least action over the particular partitioned states, internal, external, and blanket states. And so it's a little bit like, not just simply confusing, but least action can include the selection of very energetic or risky behaviors.</text:p>
      <text:p text:style-name="P36"/>
      <text:p text:style-name="P36">13:06 Bleu:</text:p>
      <text:p text:style-name="P36">That's cool and just kind of, like, maybe tie that to a real world example. I think about the principle of least action. I prefer my body temperature to be, like, 75 degrees all the time. Right? Do I live in the tropics?</text:p>
      <text:p text:style-name="P36">No, because there's, like, a lot of things about living on a tropical island that are not optimal for me. So I live in New Mexico because that's my optimal place. But I wear a jacket in the winter, and in the summertime, I wear less clothes or drive around in my air conditioned car. I live in my air conditioned house. So even though I'm still expending energy to maintain my physical temperature, that is the path of least action for me.</text:p>
      <text:p text:style-name="P36">I compensate for the change in my equilibrium state through my actions. Okay. And we will talk more about energy in a minute.</text:p>
      <text:p text:style-name="P36"><text:soft-page-break/>14:08 So unpacking hae jeong Parr of the claim. The active agent carries out epistemic exploration to account for uncertainty by active coherence in Bay's optimal fashion.</text:p>
      <text:p text:style-name="P36">Okay, I know what Bayes optimal is, or I think I know what Bayes optimal is. But just to kind of like, what is Bayes optimal fashion, and how do you make coherence in Bayesian optimal fashion? And it's cool because in a quick Google search. I always like to search these fundamental things just to see kind of what pops up. I think I know what Bay's optimal is.</text:p>
      <text:p text:style-name="P36">And I pulled out this 2019 paper, like, what is optimal in optimal inference? And it's interesting because going Hinton Bayes optimal. I mean, I think about Bayes optimal as like minimizing prediction error. Or it says here classically optimal Bayesian inference balances prior knowledge and encoding observations to identify the model with maximum posterior probability.</text:p>
      <text:p text:style-name="P36">15:11 And so these authors actually take this a step further.</text:p>
      <text:p text:style-name="P36">And I really enjoyed their thought process here. So they said completely, we might say that an inference procedure is optimal if it maximizes benefit per unit cost, in which the benefit is some monotonically increasing function of accuracy. But they proposed a generalization of this approach that kind of splits this cost benefit curve into two components where the first component describes the benefit, perhaps the reward obtained as a function of accuracy. But then the second component, so that's the minimizing prediction error that I was speaking to earlier, right, in terms of accuracy. And then the second component describes accuracy as a function DA Costa, which can include time, memory and computational resources needed to process information.</text:p>
      <text:p text:style-name="P36">And I think that this is like a fundamental thing that I might overlook. I might be able to get a way more accuracy answer.</text:p>
      <text:p text:style-name="P36">16:13 Say, for example, what is the number pie? And I could just say like 3.14. I could actually go through, I could say like 3.14,159, like off the top of my head that's like whatever number of digits of pi that I have memorized to some accurate point. But I could come to a far more accuracy answer of that if I sat there with a pencil and a piece of paper for the entire rest of my life doing long division. So I could come to some infinite number of units past the decimal point and I could go on and on and on forever.</text:p>
      <text:p text:style-name="P36">But is it worth it? Is it worth it in terms of memory effort to calculate that increasing accuracy? Or is 3.14 good enough? Right. That is kind of the thing that the functions that they're describing here, like this benefit, this two dual component, like, yes, we want accuracy, but we also want it to be fast or want it to be we want to get the maximum benefit for the minimum resource expenditure.</text:p>
      <text:p text:style-name="P36">17:18 So I like that they are describing accuracy as a function of the Costa, the effort that goes into it. Do you guys have any comments here?</text:p>
      <text:p text:style-name="P36">Okay, why am I going into this? Okay, so Tyler and I got into this long talk about energy. And we got into I can't remember, I guess it's not maybe in this claim, but it was somewhere in the paper. Maybe I should look and try to pull it up. But we really got into discussing energy, like what is free energy?</text:p>
      <text:p text:style-name="P36">What is like kinetic and potential energy and what is free energy like in FEP? And we've gone to ActInf Livestream that dive way deeper into this. And I think it's live stream 17. That is the one I pointed you to, Tyler. Alex Kiefer does a great unpacking unraveling of free energy in that way.</text:p>
      <text:p text:style-name="P36">But I think it's important here to point out maybe, Tyler, you can pull that quote out of the paper while I'm talking about this, but I think it's important to point out that information theoretic entropy is different than thermodynamic entropy in information theory.</text:p>
      <text:p text:style-name="P36">18:34 And there are many times in the paper where the author specifically says, like, we're talking about information theoretic entropy. But then it seems like that the other kind of entropy is Hinton at. And so I kind of wanted to just like, draw a line between information theoretic entropy and the other kind of entropy, like the second law of thermodynamics entropy, thermodynamic entropy. And these two are distinct but not entirely unrelated.</text:p>
      <text:p text:style-name="P36">So information theoretic entropy is defined as like in if you have a function x or some event x, the negative log of the probability of x is equal to the information. So here you can see like, the probability <text:soft-page-break/>versus the information is this graph on the left. So where there's a high probability of an event, there's like, low information. There's a high probability that I will take a breath in the next 30 seconds.</text:p>
      <text:p text:style-name="P36">19:35 So me taking a breath in the next 30 seconds doesn't contain any information, but you guys can predict that I will talk about the FEP and free energy governance in the next minute if I start talking about my dead dog.</text:p>
      <text:p text:style-name="P36">There's like low probability of that happening. And so there's maybe a much higher level of information, like, whoa, where did this come from? This is way out of left field. So there's more information in like, an unexpected claim. And so you can see like a probability distinctions versus entropy.</text:p>
      <text:p text:style-name="P36">But that relates like the Shannon entropy. Where the entropy? If there's a high probability, it's low entropy, right? So I look at this in a coin flip. So if we know that the coin is always going to come out heads, there's not any entropy in that.</text:p>
      <text:p text:style-name="P36">Like, say it's a two sided head coin, so it's always going to come out heads. There's no other option. The coin always flips heads. But where in a fair coin, it's 50 50, right?</text:p>
      <text:p text:style-name="P36">20:35 So at the right end of the second graph, it's a probability of 0.5.5, like half of probability that it's heads and half of a probability that it's tails.</text:p>
      <text:p text:style-name="P36">This has the highest entropy because it's random. Like we don't know what's going to come out. And so that is what is meant here by information theoretic entropy in contrast to thermodynamic entropy, where that is like what we think about when we think about physics and the Second law of thermodynamics entropy. We think entropy in the universe is always increasing. There's like a lot of disorder, the disorder in the Universe, like, if you clean your house and you go away for 20 years and you come back and your house is a mess, you're not going to be surprised at all, right?</text:p>
      <text:p text:style-name="P36">But if your house is a mess and you go away for 20 years and you come back and your house is perfectly spotless, that would be weird, right? That's like you're scheduled for someone to come in and clean it. But the disorder in the universe is always increasing. And that is what it's meant by entropy in terms of the Second Law.</text:p>
      <text:p text:style-name="P36">21:40 And we also think about this kind of entropy as energy.</text:p>
      <text:p text:style-name="P36">This is where Tyler and I got into talking about energy. But entropy is the energy that is not available to do work. Right. In a system, there's like some amount of energy. I consume so many calories in a day, and this is like very simplified.</text:p>
      <text:p text:style-name="P36">But of those calories, I say I consume 2000 calories in a day. I can use only like 1500 of them for work because some energy is always lost in heat in the conversion. In any energy conversion process, like converting energy to work, you will always lose some energy as heat. And so that is kind of another way to think about this, thermodynamic entropy. Tyler, were you able to find that quote where we talked about this, or now?</text:p>
      <text:p text:style-name="P36"/>
      <text:p text:style-name="P36">22:26 Tyler:</text:p>
      <text:p text:style-name="P36">Yeah, the quote is fairly subtle and that he goes right between information theory and thermodynamic theory kind of seamlessly, and he doesn't make it clear that these are like two very different things, that there's a potential tenuous connection between. So he says, FEP hence has no purpose of its own. It powers the process of active active inference lab dedicated to minimizing the information theoretical maximum difference between the top down predictions and action generated bottom up stimuli in pursuit of minimizing errors of present entropy. Variational free energy and thermodynamic free energy are inversely related. If variational free energy is high, then thermodynamic entropy will be high, and thermodynamic free energy, the energy available for doing productive work will be low.</text:p>
      <text:p text:style-name="P36">So I think what he did there was a subtle he just goes between informational and thermodynamic free energy kind of interchangeably, and they were like, wait a minute, there's actually a difference between these two concepts, and the connection between them is something that the community doesn't have a great handle on.</text:p>
      <text:p text:style-name="P36"><text:soft-page-break/>23:28 Ant this point.</text:p>
      <text:p text:style-name="P36"/>
      <text:p text:style-name="P36">23:30 Bleu:</text:p>
      <text:p text:style-name="P36">Very cool. Daniel, do you have any comments there on that?</text:p>
      <text:p text:style-name="P36"/>
      <text:p text:style-name="P36">23:35 Daniel:</text:p>
      <text:p text:style-name="P36">It's a pretty complex and developing area how the informational entropy is related to the actual physics and biology. It's kind of like the connection between Friston free energy and Gibbs free energy. How does reducing divergences on informational spaces translate to the amount of available energy? And there are situations where survival could be secured one way or the other. There just isn't, at this point, a general answer to how they're connected.</text:p>
      <text:p text:style-name="P36"/>
      <text:p text:style-name="P36">24:09 Bleu:</text:p>
      <text:p text:style-name="P36">So when Tyler asked me how they're connected, what is the relationship? My answer is Maxwell's Demon is the connection really between thermodynamic and informational free energy? And there's actually, I think, a 2018 or 2019 paper that quantifies this relationship between thermodynamic and informational entropy at the quantum level. So I don't know if that applies to all scales, but it's at least cool that and I don't remember the paper offhand, but if you search it, maxwell Semen quantum information, you'll find it, and it's pretty recent. So it's neat that people are thinking about concrete and direct ways to transform and translate information theoretic and thermodynamic entropy.</text:p>
      <text:p text:style-name="P36">And so we just kind of wanted to unpack that because in that claim, it was like, whoa, there's a lot of things happening here that it might be more useful for the audience to have a deeper understanding of what is known and what is unknown. And how deep does this rabbit hole really go?</text:p>
      <text:p text:style-name="P36">25:10 So it gets pretty hairy. Okay, cool. All right, so back to reality, but back to things that we can concretely talk about.</text:p>
      <text:p text:style-name="P36">So, the reward signal, so characteristic of reinforcement learning, is removed and replaced with one sole purpose surprise minimization. Effectively, the agent is empowered to minimize surprise by way of a generative model of the partially observable world only perceiving itself and the world via outcomes. And so just for people who might not be familiar with reinforcement learning hold on just a second. Sorry.</text:p>
      <text:p text:style-name="P36">Getting over a sickness sometimes. I didn't want to cough up to the microphone. All right, so in reinforcement learning, there's, like, a couple required components. So you have a policy which maps the state of the environment to an action, and that's, like, for an agent, right? So we're always talking about agent here.</text:p>
      <text:p text:style-name="P36">So an agent has a policy.</text:p>
      <text:p text:style-name="P36">26:10 Like, if the environment is in this state, I will take this action, and policies can change and update. And then there's a reward signal, which is given at each step. So we're talking about, like, a time step type of thing. Second one, I take this action.</text:p>
      <text:p text:style-name="P36">My reward is two carats, right? So say my policy is to turn right unless I see immediate danger on my left. So I turn right, and I turn right, and I get two carats. I turn left, and I can't turn left because there's a media danger over there. It's against my policy, whatever.</text:p>
      <text:p text:style-name="P36">So the reward signal is the number of carrots that I received right there at that first step. And then there's a value function which actually tracks the reward over time. And the objective in reinforcement learning is not to maximize the reward signal at each instance, but it's to maximize the value function over time. And so in a circumstance where I turn right to get two carats, but I could have gone down and then right and gotten 50 carats.</text:p>
      <text:p text:style-name="P36">27:16 So maybe I should have gone down and right.</text:p>
      <text:p text:style-name="P36">And so this is kind of how an agent will learn in a reinforcement learning environment to maximize the value as opposed to just maximizing incrementally the reward. So after every action the agent takes, the <text:soft-page-break/>environment sends a single number. That's the reward. The reward that the agent receives depends on the agent's action and the state. And so the agent's only goal is to maximize the total reward, which is the value function over the long term.</text:p>
      <text:p text:style-name="P36">Any comments here?</text:p>
      <text:p text:style-name="P36">All right, so precision tyler, do you want to read the quote at the top of this?</text:p>
      <text:p text:style-name="P36"/>
      <text:p text:style-name="P36">27:55 Tyler:</text:p>
      <text:p text:style-name="P36">Sure. So the Beijing brand has optimized not its expectations. It also has to optimize precision. This means that one has to predict how much precision is affordance to various sources of sensory evidence relative to prior beliefs.</text:p>
      <text:p text:style-name="P36"/>
      <text:p text:style-name="P36">28:09 Bleu:</text:p>
      <text:p text:style-name="P36">Thank you. And so this is like a definition from Wikipedia talking about like classifier systems and precision and recall in a classifier system, which is like a predictive system, or it can be Bayesian classification. So there are retrieved items. So we're going to say of this field of images, the ones in the circle are cats. Right.</text:p>
      <text:p text:style-name="P36">So we're identifying these circles, the data points within the larger circle as all these things that the classifier says, these are all cats. The precision is of all of the things that the classifier says are cats, how many are actually cats? So it's the true positives that are in the system. And then the recall is like how many total how many relevant items are returned. So that's the precision here that's referenced by Frustrated.</text:p>
      <text:p text:style-name="P36">Do you want to read this one toothbrush, Tyler?</text:p>
      <text:p text:style-name="P36"/>
      <text:p text:style-name="P36">29:09 Tyler:</text:p>
      <text:p text:style-name="P36">Sure.</text:p>
      <text:p text:style-name="P36"/>
      <text:p text:style-name="P36">29:10 Bleu:</text:p>
      <text:p text:style-name="P36">All right.</text:p>
      <text:p text:style-name="P36"/>
      <text:p text:style-name="P36">29:10 Tyler:</text:p>
      <text:p text:style-name="P36">So when dynamics change, sailings should be prevented from potentially increasing free energy. In the context of corporate governance, 1 may think of pattern recognition as a one form of salience.</text:p>
      <text:p text:style-name="P36">The more senior and experienced board members are, the more likely and they feel comfortable with mental shortcuts such as pattern recognition built through prior experience.</text:p>
      <text:p text:style-name="P36"/>
      <text:p text:style-name="P36">29:31 Bleu:</text:p>
      <text:p text:style-name="P36">When I search for salience, I just randomly search for pictures of salience to make this pretty red apple picture appear here. But when I searched salience and I looked at images, a lot of them were like stakeholder salience. And so I couldn't even start to try to unpack this. Like it was some corporate definition of salience and some corporate model of salience that I don't know if Bijan is referring here to more indirectly, or Tyler, if you know anything about the stakeholders salience model, but maybe we could ask Bijan if he is referencing that or if he's just talking about salience the way that we talk about it. As in things that we attune our attention to because they're relevant for the task at hand.</text:p>
      <text:p text:style-name="P36">Or like things that stick out or things that are memorable or relevant.</text:p>
      <text:p text:style-name="P36"/>
      <text:p text:style-name="P36">30:20 Tyler:</text:p>
      <text:p text:style-name="P36">Right, yeah, I don't think there's like a corporate governance, like, technical definition force. It I think it's just like you have limited attention. There are things that the portal is more likely to focus on and they have to constrain their attention on limited information.</text:p>
      <text:p text:style-name="P36"><text:soft-page-break/></text:p>
      <text:p text:style-name="P36">30:33 Bleu:</text:p>
      <text:p text:style-name="P36">Yeah, but I was intrigued by the fact that there is like a corporate salience model.</text:p>
      <text:p text:style-name="P36">Like oh, it's beyond talking about corporate salience. What's that? Because it's just something that I've never heard of before.</text:p>
      <text:p text:style-name="P36"/>
      <text:p text:style-name="P36">30:45 Daniel:</text:p>
      <text:p text:style-name="P36">Well, it's something we've seen with many active coherence ontology terms, that there's a broad everyday qualitative sense, like salience is something that you pay attention to. And then there's also a more technical, usually Bayesian sense such as salience is actually referring to the precision in terms of a variance estimator that we place on incoming sensory data.</text:p>
      <text:p text:style-name="P36">Whereas low attention means that data points coming in are not salient. They're not used to update the model. High attention is coming together with high attention to incoming data that does update the prior a lot into the posterior. And so which patterns are salient is itself learnt. And we can think about that as the regime of attention with all the strengths and weaknesses, the expertise and heuristics bring along with.</text:p>
      <text:p text:style-name="P36"/>
      <text:p text:style-name="P36">31:45 Bleu:</text:p>
      <text:p text:style-name="P36">Yeah, and I think they go on to say, I think gen impacts that more in the book about salience and pattern recognition.</text:p>
      <text:p text:style-name="P36">Okay, so single and double loop learning. Tyler, do you want to take that?</text:p>
      <text:p text:style-name="P36"/>
      <text:p text:style-name="P36">32:05 Tyler:</text:p>
      <text:p text:style-name="P36">Single loop learning occurs when errors are detected and corrected without altering the governing values of the master program. Double loop learning occurs when Northern Dalton and error is necessary to alter the governing values of the master programs. Most governance models are at best, single loop, rule based learning systems that struggle to activate double loop learning.</text:p>
      <text:p text:style-name="P36"/>
      <text:p text:style-name="P36">32:28 Bleu:</text:p>
      <text:p text:style-name="P36">Thank you. And I found this little loop, this loop diagram, which is like actions and consequences. Actions and consequences. And that's like the single loop. But this double loop learning goes into understanding governing variables.</text:p>
      <text:p text:style-name="P36">And this is kind of like, I think about some kind of meta analysis where you can zoomed out more in the double loop learning.</text:p>
      <text:p text:style-name="P36"/>
      <text:p text:style-name="P36">32:55 Daniel:</text:p>
      <text:p text:style-name="P36">Yeah, with our favorite example of the temperature in the room, if the single loop is just the knob that we're controlling on the heater or the air conditioning, the double loop would be taking a step back and thinking, well, could we also open or close a window? And so if we only stay within the single loop, maybe our heater or cooler has limited capacity. And so there's times where the environmental challenges are going to take us outside of the range of what can be learned or accommodated with a single loop. And it's those times, especially when opening up into a double loop space or like a hyper prior space is what is actually required to get the generative model operating in a way that's survivable.</text:p>
      <text:p text:style-name="P36"/>
      <text:p text:style-name="P36">33:45 Bleu:</text:p>
      <text:p text:style-name="P36">I would never open the window with the heater on, but boy, I changed the weather shipping on my back door this year and it. Made such a difference. So that's a more realistic like a governing variable like you have a leaky house or poor insulation or something like that.</text:p>
      <text:p text:style-name="P37"><text:span text:style-name="T37">All right, deliberate ignorance. So that is choosing not to know. So Bijan talks about this and says the </text:span><text:soft-page-break/><text:span text:style-name="T37">more senior and experienced board members are the more likely that they feel comfortable with mental shortcuts such as pattern recognition built through prior experience. That's what I was going to say earlier about this. Again, I thought it was this next slide but when they talked about here pattern recognition as one form of salient but in this deliberate ignorance it says it is a form of prior based heuristic or too often simply deliberate ignorance.</text:span></text:p>
      <text:p text:style-name="P36">However, in a discontinuously non repeat game environment, pattern recognition without maintaining sensitivity for small but nonetheless transformative variations put survival at risk.</text:p>
      <text:p text:style-name="P36">34:52 Therefore we need a process and a measure of errors that optimizes survival. Hence action, centric free energy, minimization powering, inactive AI. And so I thought about this like okay, we're talking about corporate strategies. So in pattern recognition that's super useful force something like a game of chess.</text:p>
      <text:p text:style-name="P36">Chess has like these are the pieces, these are the rules. There's only so many ways that a piece can move and yes, super complicated. But over time a master chess player can start to recognize patterns in the game or like certain sequences of moves that result in success. And so if you know those sequences of moves that result in success, that's pattern recognition. But in a non repeat game like where the rules are always changing and the pieces can move in a different way like imagine now we're playing 4D chess where we could go also like XY but we can also move in the z direction, jump over pieces and so forth.</text:p>
      <text:p text:style-name="P36">Like if you add an extra dimension, those prior patterns that you knew for XY chess now doesn't happen, right?</text:p>
      <text:p text:style-name="P36">36:01 They don't even apply or aren't even relevant here. So failing to update your prior pattern cognition is going to not lead to successful strategies.</text:p>
      <text:p text:style-name="P36"/>
      <text:p text:style-name="P36">36:11 Tyler:</text:p>
      <text:p text:style-name="P36">Just to make this a little bit more concept. A very common example of this that I've emergence is that sometimes when you're doing business strategy and the business is still running and you might have customer service claims incoming while you're doing this core business strategy, generally you want to ignore all these customer service claims because that's just like noise and you don't want to pay attention to it.</text:p>
      <text:p text:style-name="P36">It's going to overwhelm you though occasionally you'll sometimes hear some very unusual customer experience claims that kind of implies something much bigger and much more serious is going on. System will be within the organization and you need to have this like spidey sense and this is where there's often used in business settings like the Spidey sense of knowing like oh wait, something bigger is going on. I need to switch gears into being super micro rather than being macro. So I think it's a good example of when you have to kind of switch your model of how the organization is working really dynamically and go from deliberate ignorance to choosing what information will be selling to you.</text:p>
      <text:p text:style-name="P36"/>
      <text:p text:style-name="P36">37:13 Bleu:</text:p>
      <text:p text:style-name="P36">Conor okay, and then sophistication which I thought this was relevant, I can't remember the quote that said this again. Bijan actually started to unpack this in figure four. And he said we alluded to. Sophistication back in chapter one. And this also applies to this like double loop learning.</text:p>
      <text:p text:style-name="P36">Sophisticated inference is where you have many tangential steps that can unfold. And this also applies to the principle of least action, which we're talking about, which is like a decision tree search. Like if you're standing here at step one, you can go which is like the top level here. You can go to any of these four points. You one u, two u, three, you four.</text:p>
      <text:p text:style-name="P36">So if you're here at the very beginning step and then each one of these points have their own branch choices that you can make. And then each one of those choices have their own choices. And so this is the sophisticated inference which is unpacked in this paper, sophisticated inference.</text:p>
      <text:p text:style-name="P36">38:15 And then we've done on different live streams here before. Also, we didn't do this paper, but we <text:soft-page-break/>did deep effective inference.</text:p>
      <text:p text:style-name="P36">I think that was maybe also 1713. I can't remember, but a long time ago it was like a 2020 early Livestream with Dayan. Smith so in this sophisticated model, it's unfolding temporarily through time. And this applies to both like the trajectory when we're talking about least action trajectories and also to double loop learning where you're looking at like maybe governing variables over time. So he starts to unpack that here in this chapter.</text:p>
      <text:p text:style-name="P36">Goes a little bit more into it than in chapter one. All right, so now we're on the fourth part of this claim. We made it all the way to them. Active inference should provide the basis to set free the collaborative human machine artificial intelligence potential so integral to the multi intelligence firm. And note those two separate like AI abbreviations.</text:p>
      <text:p text:style-name="P36">39:20 So Bijan makes a claim social Fields are not as real time as electrically charged and chemically powered, neural responsiveness. But the underlying logic and principles nonetheless determines firm performance and survival. All living self organizing systems, as is true for organizations, strive to reduce entropy in pursuit of minimizing surprise. But organizations other than living systems are too often trapped in what anger is 1995 termed skilled incompetence, meaning that organizations are programmed to deal with error and threat in ways that are counterproductive to their own intentions, not least because organizations struggle with unlearning and deliberately suppress subtlety. Maybe refers back to that deliberate ignorance that we talked about earlier.</text:p>
      <text:p text:style-name="P36">Do you want to talk here, Tyler, about organizational becoming?</text:p>
      <text:p text:style-name="P36"/>
      <text:p text:style-name="P36">40:12 Tyler:</text:p>
      <text:p text:style-name="P36">Yeah, sure. So just on that last slide, I got a couple of thoughts on that one part that was interesting. About this was like explicitly connecting free energy to the firm, which I guess that's the whole point of this book. But I think that's actually quite a large claim to say that firms also exhibit free energy.</text:p>
      <text:p text:style-name="P36">So I just want to point that out. But then also I think a really important aspect of free Energy governance is the DAG between stimuli and action and action stimuli where that is a lot larger in an organizational space rather than something kind of like a neuron, for example. And that makes, I think a lot harder to operationalize and really understand free energy in like a firm context as well. So the next slide that goes into organizational becoming, this is a term he doesn't really define explicitly throughout the book, but he does mention it quite a number of times, so I think it's worth calling out. So he says strategic renewal is as organizational becoming categorical imperative of being in the game.</text:p>
      <text:p text:style-name="P36">41:16 And so again, he doesn't explicitly define this, but I think what he's implying is this idea of becoming as like this, like deeper philosophical term that goes back thousands of years where the organization isn't a static thing or it's not something that becomes something into an end state, but rather it is like a dynamic process. And it is always a dynamic process.</text:p>
      <text:p text:style-name="P36">Bleu Daniel, do you have anything you want to add to this?</text:p>
      <text:p text:style-name="P36"/>
      <text:p text:style-name="P36">41:42 Daniel:</text:p>
      <text:p text:style-name="P36">You have the Heraclitus River quote, which is a statement of the dynamic nature of becoming. And then in contrast we have being. And so people often talk about being and becoming as a noun centric and a verb centric way to describe something is something is that's like being or is it becoming? Which is more of a process based focus.</text:p>
      <text:p text:style-name="P36">So he refers to it as the site of organizational becoming, not some sort of ready made tool that's going to be, but rather a process that will be applied, or is already being applied as a distributed site of becoming.</text:p>
      <text:p text:style-name="P36"/>
      <text:p text:style-name="P36">42:37 Bleu:</text:p>
      <text:p text:style-name="P36">Cool. Do you want to read this one too? Tyler sure.</text:p>
      <text:p text:style-name="P36"/>
      <text:p text:style-name="P36"><text:soft-page-break/>42:40 Tyler:</text:p>
      <text:p text:style-name="P36">So FPP is not supposed to be craving the powers assistant to exploit uncertainty and complexity in pursuit performance and survival by way of curiosity driven epidemic foraging and exploration. Correspondingly, Free Energy Governance is a next generation learning system designed for a discontinuous world.</text:p>
      <text:p text:style-name="P36">Eachaining the firm from dominant top down logics empowering continuous strategic renewal through purpose directed generative inferential and cross hierarchical prediction error minimization.</text:p>
      <text:p text:style-name="P36"/>
      <text:p text:style-name="P36">43:15 Bleu:</text:p>
      <text:p text:style-name="P36">I wonder here if organizational becoming and strategic renewal, I wonder if those are maybe being used interchangeably. We've talked about strategic renewal or maybe strategic renewal is like a fundamental like an organizational becoming or organizational becoming includes strategic renewal and other things. I don't know. That's a good question for Bijan, who we will get to ask lots of questions of next week. Do you have any additional concepts here, Daniel or tyler okay, Free Energy Governance, I'll let you take this one.</text:p>
      <text:p text:style-name="P36"/>
      <text:p text:style-name="P36">43:54 Tyler:</text:p>
      <text:p text:style-name="P36">So free Energy Governance effectively transposes the active coherence framework to the firm and adopts FEP as a first order principle underlying a new logic organizing built around three core dimension so structure, hierarchy, cognition, environmental enactment, capabilities, sensing and sense making. The framework is centered around crosshair will generative process of sensing and sense making to institutionalize continuum strategic renewal as a matter of active inference in pursuit of firm outperformance and survival.</text:p>
      <text:p text:style-name="P36"/>
      <text:p text:style-name="P36">44:29 Bleu:</text:p>
      <text:p text:style-name="P36">Nice. So here we are at the end of the Free Energy Principle chapter, the end of the first section on the FEP in the Free Energy Governance textbook. Looking forward to having a good discussion with the author next week. Do you guys have any final thoughts on this section or chapter or anything? Overall.</text:p>
      <text:p text:style-name="P36"/>
      <text:p text:style-name="P36">44:55 Daniel:</text:p>
      <text:p text:style-name="P36">I think a question to unpack is going to be how does a descriptive theory of everything in Free Energy Principle help us make normative or even adaptive decisions for ourselves and for our organizations? Every single information architecture or strategy that a given group implements will be describable in terms of the particular partitioning into internal, external, and blanket states. They're all going to be describable in terms of Bayesian optimal inference, given some generative models and encoding stream of data. So how do we take something that is kind of like the number line, it just is, and it is neutral and then proactively apply it up to and including the last mile? Do people need to actually know about information entropy to be part of a system that's designed with these strategies in mind, or is there going to be some other way to communicate and apply it?</text:p>
      <text:p text:style-name="P36">45:57 So how we actually move it to the space of proactive decisionmaking today and what that looks like in different sectors and for different organizations is really exciting.</text:p>
      <text:p text:style-name="P36"/>
      <text:p text:style-name="P36">46:16 Bleu:</text:p>
      <text:p text:style-name="P36">Awesome. Well, I'm also looking forward to reading the next sections of the book and kind of going beyond the background section into what's next, what is the implication? And looking forward to Bijan's comments next week. Tyler, any comments are good.</text:p>
      <text:p text:style-name="P36"/>
      <text:p text:style-name="P36">46:35 Tyler:</text:p>
      <text:p text:style-name="P36">All good for me.</text:p>
      <text:p text:style-name="P36"><text:soft-page-break/>Looking forward to next week.</text:p>
      <text:p text:style-name="P36"/>
      <text:p text:style-name="P36">46:38 Bleu:</text:p>
      <text:p text:style-name="P36">Yeah, me too. So if anybody has questions, please go ahead and submit them. You're welcome to email them to us or submit them here in the comments, but do it before the 11th, which is why our meeting with Bijan will be and if you want to participate on the live stream and have read the chapters in the book and watch the live streams or one or the other, get in touch. Okay?</text:p>
      <text:p text:style-name="P36">Thanks, guys. Thanks.</text:p>
      <text:p text:style-name="P36"/>
      <text:p text:style-name="P36"/>
      <text:h text:style-name="P7"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20">1</text:span><text:span text:style-name="T5">, </text:span><text:span text:style-name="T19">January </text:span><text:span text:style-name="T20">11</text:span><text:span text:style-name="T19">, </text:span><text:span text:style-name="T5">202</text:span><text:span text:style-name="T13">3</text:span></text:h>
      <text:p text:style-name="P46"/>
      <text:p text:style-name="P54"/>
      <text:p text:style-name="P58"><text:span text:style-name="T16">Author </text:span><text:span text:style-name="T14">Bijan Khezri</text:span><text:span text:style-name="T16">’s presentation </text:span><text:span text:style-name="T17">and</text:span><text:span text:style-name="T16"> </text:span><text:span text:style-name="T31">discussion of</text:span><text:span text:style-name="T14"> </text:span><text:span text:style-name="T16">his</text:span><text:span text:style-name="T14"> </text:span><text:span text:style-name="T31">2022 book “Governing Continuous Transformation: </text:span><text:span text:style-name="T29">Re-framing the Strategy-Governance Conversation.”</text:span></text:p>
      <text:p text:style-name="P63"/>
      <text:p text:style-name="P63"><text:a xlink:type="simple" xlink:href="https://www.youtube.com/watch?v=FB_93-zDqNo" text:style-name="Internet_20_link" text:visited-style-name="Visited_20_Internet_20_Link">https://www.youtube.com/watch?v=FB_93-zDqNo</text:a></text:p>
      <text:p text:style-name="P63"/>
      <text:p text:style-name="P69">Scrollable transcript in <text:span text:style-name="T38">German</text:span>: </text:p>
      <text:p text:style-name="P69"><text:tab/><text:a xlink:type="simple" xlink:href="https://www.youtube.com/watch?v=ybl-4wkRj2Q" text:style-name="Internet_20_link" text:visited-style-name="Visited_20_Internet_20_Link">https://www.youtube.com/watch?v=ybl-4wkRj2Q</text:a></text:p>
      <text:p text:style-name="P69"/>
      <text:p text:style-name="P70">Scrollable transcript in <text:span text:style-name="T39">French</text:span>:</text:p>
      <text:p text:style-name="P70"><text:tab/><text:a xlink:type="simple" xlink:href="https://www.youtube.com/watch?v=SD1IC9MjPNY" text:style-name="Internet_20_link" text:visited-style-name="Visited_20_Internet_20_Link">https://www.youtube.com/watch?v=SD1IC9MjPNY</text:a></text:p>
      <text:p text:style-name="P70"/>
      <text:p text:style-name="P21"/>
      <text:h text:style-name="P90" text:outline-level="2"><text:span text:style-name="T6">SESSION SPEAKER</text:span>S</text:h>
      <text:p text:style-name="P41"><text:span text:style-name="T2">Bijan Khezri, </text:span><text:span text:style-name="T34">D</text:span>aniel Friedman, Tyler Sullberg, Bleu Knight</text:p>
      <text:p text:style-name="P27"/>
      <text:p text:style-name="P8"/>
      <text:h text:style-name="P90" text:outline-level="2"><text:span text:style-name="T34">SESSION </text:span>CONTENTS</text:h>
      <table:table table:name="Table5" table:style-name="Table5">
        <table:table-column table:style-name="Table5.A"/>
        <table:table-column table:style-name="Table5.B"/>
        <table:table-row table:style-name="Table5.1">
          <table:table-cell table:style-name="Table5.A1" office:value-type="string">
            <text:p text:style-name="P2">Time</text:p>
          </table:table-cell>
          <table:table-cell table:style-name="Table5.A1" office:value-type="string">
            <text:p text:style-name="P3"><text:span text:style-name="T21">G</text:span>ist</text:p>
          </table:table-cell>
        </table:table-row>
        <table:table-row table:style-name="Table5.2">
          <table:table-cell table:style-name="Table5.A1" office:value-type="string">
            <text:p text:style-name="P40">00:08</text:p>
          </table:table-cell>
          <table:table-cell table:style-name="Table5.A1" office:value-type="string">
            <text:p text:style-name="P39">ActInf BookStream 001.1 with author Bijan Khezri, “Governing Continuous Transformation: Reframing Strategic Governance”</text:p>
          </table:table-cell>
        </table:table-row>
        <table:table-row table:style-name="Table5.1">
          <table:table-cell table:style-name="Table5.A1" office:value-type="string">
            <text:p text:style-name="P40">01:08</text:p>
          </table:table-cell>
          <table:table-cell table:style-name="Table5.A1" office:value-type="string">
            <text:p text:style-name="P39">Reframing Strategy Governance: Part 1</text:p>
          </table:table-cell>
        </table:table-row>
        <table:table-row table:style-name="Table5.1">
          <table:table-cell table:style-name="Table5.A1" office:value-type="string">
            <text:p text:style-name="P40">03:30</text:p>
          </table:table-cell>
          <table:table-cell table:style-name="Table5.A1" office:value-type="string">
            <text:p text:style-name="P39">Board Governance: Free Energy</text:p>
          </table:table-cell>
        </table:table-row>
        <table:table-row table:style-name="Table5.1">
          <table:table-cell table:style-name="Table5.A1" office:value-type="string">
            <text:p text:style-name="P40">10:06</text:p>
          </table:table-cell>
          <table:table-cell table:style-name="Table5.A1" office:value-type="string">
            <text:p text:style-name="P39">7 Questions for Free Energy Governance</text:p>
          </table:table-cell>
        </table:table-row>
        <table:table-row table:style-name="Table5.1">
          <table:table-cell table:style-name="Table5.A1" office:value-type="string">
            <text:p text:style-name="P40">10:50</text:p>
          </table:table-cell>
          <table:table-cell table:style-name="Table5.A1" office:value-type="string">
            <text:p text:style-name="P39">Strategic Renewal Research, Overview</text:p>
          </table:table-cell>
        </table:table-row>
        <table:table-row table:style-name="Table5.1">
          <table:table-cell table:style-name="Table5.A1" office:value-type="string">
            <text:p text:style-name="P40">12:35</text:p>
          </table:table-cell>
          <table:table-cell table:style-name="Table5.A1" office:value-type="string">
            <text:p text:style-name="P39">Free Energy Governance</text:p>
          </table:table-cell>
        </table:table-row>
        <table:table-row table:style-name="Table5.1">
          <table:table-cell table:style-name="Table5.A1" office:value-type="string">
            <text:p text:style-name="P40">23:28</text:p>
          </table:table-cell>
          <table:table-cell table:style-name="Table5.A1" office:value-type="string">
            <text:p text:style-name="P39">The Need for <text:span text:style-name="T40">More</text:span> Uncertainty</text:p>
          </table:table-cell>
        </table:table-row>
        <table:table-row table:style-name="Table5.1">
          <table:table-cell table:style-name="Table5.A1" office:value-type="string">
            <text:p text:style-name="P40">25:52</text:p>
          </table:table-cell>
          <table:table-cell table:style-name="Table5.A1" office:value-type="string">
            <text:p text:style-name="P39">Disrupting Technology: Continuum or discontinuity?</text:p>
          </table:table-cell>
        </table:table-row>
        <table:table-row table:style-name="Table5.1">
          <table:table-cell table:style-name="Table5.A1" office:value-type="string">
            <text:p text:style-name="P40">29:01</text:p>
          </table:table-cell>
          <table:table-cell table:style-name="Table5.A1" office:value-type="string">
            <text:p text:style-name="P39">An Elevator Pitch for Uncertainty</text:p>
          </table:table-cell>
        </table:table-row>
        <table:table-row table:style-name="Table5.1">
          <table:table-cell table:style-name="Table5.A1" office:value-type="string">
            <text:p text:style-name="P40">30:31</text:p>
          </table:table-cell>
          <table:table-cell table:style-name="Table5.A1" office:value-type="string">
            <text:p text:style-name="P39">The free energy governance framework</text:p>
          </table:table-cell>
        </table:table-row>
        <table:table-row table:style-name="Table5.1">
          <table:table-cell table:style-name="Table5.A1" office:value-type="string">
            <text:p text:style-name="P40">38:54</text:p>
          </table:table-cell>
          <table:table-cell table:style-name="Table5.A1" office:value-type="string">
            <text:p text:style-name="P39">The role of the <text:span text:style-name="T22">B</text:span>oard in free energy governance</text:p>
          </table:table-cell>
        </table:table-row>
        <table:table-row table:style-name="Table5.1">
          <table:table-cell table:style-name="Table5.A1" office:value-type="string">
            <text:p text:style-name="P40">47:05</text:p>
          </table:table-cell>
          <table:table-cell table:style-name="Table5.A1" office:value-type="string">
            <text:p text:style-name="P39">A Board's resistance to Free Energy Governance</text:p>
          </table:table-cell>
        </table:table-row>
        <table:table-row table:style-name="Table5.1">
          <table:table-cell table:style-name="Table5.A1" office:value-type="string">
            <text:p text:style-name="P40">57:14</text:p>
          </table:table-cell>
          <table:table-cell table:style-name="Table5.A1" office:value-type="string">
            <text:p text:style-name="P39">The Future of Governance: The Future of The Forward</text:p>
          </table:table-cell>
        </table:table-row>
        <table:table-row table:style-name="Table5.1">
          <table:table-cell table:style-name="Table5.A1" office:value-type="string">
            <text:p text:style-name="P40">58:23</text:p>
          </table:table-cell>
          <table:table-cell table:style-name="Table5.A1" office:value-type="string">
            <text:p text:style-name="P39">QUESTION OF THE DAY</text:p>
          </table:table-cell>
        </table:table-row>
      </table:table>
      <text:p text:style-name="P34"/>
      <text:p text:style-name="P35"/>
      <text:h text:style-name="P91" text:outline-level="2">TRANSCRIPT</text:h>
      <text:p text:style-name="P105">00:08 Daniel:</text:p>
      <text:p text:style-name="P105">Hello and welcome, everyone. It's January 11, 2023. We're in ActInf Livestream number 1.1 on Governing Continuous Transformation. Off to the facilitator.</text:p>
      <text:p text:style-name="P105"/>
      <text:p text:style-name="P105"><text:soft-page-break/>00:22 Tyler:</text:p>
      <text:p text:style-name="P105">All right, so today we are discussing part one of Governing Continuous Transformation.</text:p>
      <text:p text:style-name="P105">We're looking enough to have the author, Bijan Khezri, with us today. I hope I pronounce that right, Bijan?</text:p>
      <text:p text:style-name="P105"/>
      <text:p text:style-name="P105">00:32 Bijan:</text:p>
      <text:p text:style-name="P105">Yeah.</text:p>
      <text:p text:style-name="P105"/>
      <text:p text:style-name="P105">00:33 Tyler:</text:p>
      <text:p text:style-name="P105">All right, wonderful. So we are the active inference institute.</text:p>
      <text:p text:style-name="P105">So we are participatory online institute that is communicating, learning, and practicing applied active inference. All those links are socials, so this is recorded in an archived live stream. So please give us feedback so we can improve our work. All backgrounds and perspectives are welcome, and we will be doing our best to follow video etiquette for this live stream. All right, so this is all active coherence activity are participatory, so if you want to get involved, let us know.</text:p>
      <text:p text:style-name="P105">All right, so this is the one dot one book stream. So we've been discussing governing continuous transformation, reframing the strategy governance. Conversation by John Kasri So we've over the past four live streams, we've been discussing part one of the book section by section, and it's Beren very methodical unpacking the concepts. And today we're lucky enough to have Bijan with us in person, where we're going to be actually kind of unpacking some of those hairy concepts or questions that came up during those previous four livestreams.</text:p>
      <text:p text:style-name="P105">01:41 So if you haven't seen those previous four live streams, definitely recommend watching those or better yet, reading the book, and that will give you some important context.</text:p>
      <text:p text:style-name="P105">All right, let's go into it. So before we get started, let's just do some quick intros so I can start this off. So let's do an intro, and then quickly just say what you're excited about today. All right, so my name is Tyler. I work in Dow governance and protocol design.</text:p>
      <text:p text:style-name="P105">In a previous life, I also was a strategy consultant at large correlation. So organizational change is something I'm very personally passionate about, and I'm really excited to kind of dive into some of these thornier questions that came up over the previous four livestreams and very happy to have John with us here today. I'll pass it off to Bleu.</text:p>
      <text:p text:style-name="P105"/>
      <text:p text:style-name="P105">02:32 Bleu:</text:p>
      <text:p text:style-name="P105">Bleu Knight. I am an independent research consultant in New Mexico.</text:p>
      <text:p text:style-name="P105">My background is largely neuroscience, but I am a founding member and on the board of directors here at the Active Inference institute. So I'm very excited to kind of get the perspective of free energy governance. Like, we are the active inference institute. We should be using free energy governance in the way that we kind of drive our institute forward with our board and our governance methods. So I'm excited to just be studying this concept and learning how to best apply it to my work here at the institute.</text:p>
      <text:p text:style-name="P105">And I'll pass it off to Daniel.</text:p>
      <text:p text:style-name="P105"/>
      <text:p text:style-name="P105">03:08 Daniel:</text:p>
      <text:p text:style-name="P105"><text:soft-page-break/>Hey, I'm Daniel. I'm a researcher in California. Looking forward to the conversation today to continuing to develop our relationship with the work and just to check in periodically as the niche continues to develop so rapidly, which is a focus of free energy governance. So, Bijan to you.</text:p>
      <text:p text:style-name="P105"/>
      <text:p text:style-name="P105">03:30 Bijan:</text:p>
      <text:p text:style-name="P105">Okay, so I should address the very same questions.</text:p>
      <text:p text:style-name="P105">Well, obviously in life everything is very past dependent. So I happen to actually, at a very young age, go on the board of directors of public companies. And as a result of it, I was always fascinated actually how companies are being governed. And I was many times also astonished about the fact how disconnect at the very top of the company, where all the decision power resides, is disconnected actually from the frontline of the company. I do recall actually one of the boards I have joined in 2019.</text:p>
      <text:p text:style-name="P105">Very exciting company, Tsuka. It's a difficult name to pronounce, but it's a Global leader in innovation services. We do really fascinating projects around the world.</text:p>
      <text:p text:style-name="P105">04:33 And when I introduced myself, I said this really all the intelligence in a firm is really at the bottom, it's not at the top. So that was obviously very surprising for board members to listen to because the very self understanding of board members is that they are the smartest guys in the room and that they obviously are entrusted by the stakeholders with allocating all the resources.</text:p>
      <text:p text:style-name="P105">So I'm really excited about how the role of the board has to change in a world which is, and has become increasingly discontinuous, very distributed, where a bunch of very smart guys meeting up four to eight times a year to take all the key decisions in a company, is not, in my view, a recipe for sustainable success. And that has obviously led to the fact that many times CEOs become very powerful and the board is there to guide, to advice, to approve and to make sure kind of things are more or less in order.</text:p>
      <text:p text:style-name="P105">05:43 But I think, like with everything, with every person, with every process, it's a little bit like flipping the coin. I mean, as much as certain things or certain people explain success, they eventually also explain failure. And the idea really behind the free energy governance concept, and inspired obviously by Calfriston's free energy principle is when you look at biology, you look at nature, you start understanding there's a lot of self organizing mechanisms which determine the survival of an organism.</text:p>
      <text:p text:style-name="P105">And my idea and the drive behind free energy governance is really we should be revisiting a number of self organizing principles to make the company actually much more resilient in discontinuous and distributed market environments.</text:p>
      <text:p text:style-name="P105">06:49 I'm just looking at the questions, the other questions. I mean, that's certainly something I'm excited about that's in a nutshell, really what has been inspiring from my background and from a theoretical point of view, the free energy governance concept. And I do think and that's why I'm looking really forward to this session and I really appreciate the diligence with which you have prepared it and the questions that when I talk about the free energy governance concept, people get it because there's really three simple dimensions. There is a structural dimension which very strongly inspired from neurosciences, but how do we connect actually our prefrontal cortex with the nervous system? And how is it an interactive, top down, bottom up connectivity which has to work.</text:p>
      <text:p text:style-name="P77"><text:span text:style-name="T21">And you can transpose this onto organizations, and you can very quickly see there's tremendous friction in an organization because the bottom and the top don't really interact and connect the way our </text:span><text:soft-page-break/><text:span text:style-name="T21">nervous system and our brain does.</text:span></text:p>
      <text:p text:style-name="P105">07:57 The second dimension is dimension I call cognition. But what it really means is rather than teaching adaptation, which is really the dominant school MBA programs, we should be analyzing the environment and then adapt accordingly. I say the world and strategy is not environment driven, but it's interpretation driven. So when you take a more interpretation driven approach, you are much more in power to create actually your own.</text:p>
      <text:p text:style-name="P105"/>
      <text:p text:style-name="P105">08:31 Tyler:</text:p>
      <text:p text:style-name="P105">I.</text:p>
      <text:p text:style-name="P105"/>
      <text:p text:style-name="P105">08:32 Bijan:</text:p>
      <text:p text:style-name="P105">Don'T like the word reality because that's a very relative concept, but you create your own eco niche and the Econiche you really want to compete in. So I do belief we are much more in power than we resist to belief. And the third dimension is related to capabilities. And capabilities is a big topic in management science.</text:p>
      <text:p text:style-name="P105">Obviously, capabilities at the board level haven't been really addressed. And my work on the free energy governance side is trying to develop capabilities at the board level and certain meta capabilities. And that really leads into the topic when we say in the distributed and continuum world, how does the board has to evolve in order to be meaningful? It's either going to be complexity, irrelevant, it could be potentially a source of inertia, or it can allow the company to prosper and to outperform its competitors.</text:p>
      <text:p text:style-name="P105">09:34 I guess for this slide, I wouldn't say much more.</text:p>
      <text:p text:style-name="P105"/>
      <text:p text:style-name="P105">09:42 Tyler:</text:p>
      <text:p text:style-name="P105">Awesome. There's a lot to dig into there. And so we'll get to some of those bigger topics in a second. Beren all right, so this is where we're at in the book. We've been reading part one up to now.</text:p>
      <text:p text:style-name="P105">It's a lot about framing the conversation about what free energy governance is and the free energy principle. And right now we're at the conclusion. So we'll read the abstract for that in a second here. All right, so the room app for today. Today is a discussion around these seven questions.</text:p>
      <text:p text:style-name="P105">And the beginning of the discussion will be talking more about like, really how do you communicate what free energy governance is? And then later in the discussion, we'll be really more getting into some of the nitty gritty questions about maybe some of the implication of what free energy governance can look like. And we'll keep it free flowing today. I mean, we'll try to get all to all these questions. If we get off on the tangent, that's actually totally fine.</text:p>
      <text:p text:style-name="P105">And we can just kind of take the conversation where it goes. Very good.</text:p>
      <text:p text:style-name="P105">Sorry. We'll start off by reading the abstract, and then we'll kind of get into the discussion.</text:p>
      <text:p text:style-name="P105">10:45 But is there something that you want to say before we move on?</text:p>
      <text:p text:style-name="P105"/>
      <text:p text:style-name="P105">10:47 Bijan:</text:p>
      <text:p text:style-name="P105">No, I follow you.</text:p>
      <text:p text:style-name="P105"/>
      <text:p text:style-name="P105">10:50 Tyler:</text:p>
      <text:p text:style-name="P105">Okay, great.</text:p>
      <text:p text:style-name="P105"><text:soft-page-break/>So, Bleu, do you want to read the slide for us?</text:p>
      <text:p text:style-name="P105"/>
      <text:p text:style-name="P105">10:55 Bleu:</text:p>
      <text:p text:style-name="P105">Sure. Is that all that's on the slide?</text:p>
      <text:p text:style-name="P105"/>
      <text:p text:style-name="P105">10:57 Tyler:</text:p>
      <text:p text:style-name="P105">No, there's one more.</text:p>
      <text:p text:style-name="P105"/>
      <text:p text:style-name="P105">10:59 Bleu:</text:p>
      <text:p text:style-name="P105">Okay.</text:p>
      <text:p text:style-name="P105">Strategic renewal research is now confronted with important challenges concerning process design, cognition, and dynamic capabilities. Sensing and sense making of relevant signals as a basis for initiating strategic renewal are preceded by an action centric and explorative engagement with the world. We are moving from coaligning organization with environment in form of adaptation to co creation. As firms build agility through distinctive environmental enactment. All existing frameworks and studies in corporate governance as well as strategic cognition remain characterized by one or a communication of the following fundamental limitations.</text:p>
      <text:p text:style-name="P105"/>
      <text:p text:style-name="P105">11:39 Tyler:</text:p>
      <text:p text:style-name="P105">Cool. I could take this slide. So, one, the environment and environmental change are generally treated as objective reality. Two, strategic renewals treated as a top down content rather than top down bottom up process challenge. Strategic renewal is studied at the managerial level, but only marginally at the board level.</text:p>
      <text:p text:style-name="P105">Formal processes are the focal unit of analysis, and five, demographic and universally measurable variables dominate with no due conversation. For strategy relevant meta capabilities. At the board level, reentry governance introduces a novel crosshair called generative coherence centric framework, empowering the firm as a generative model of its eco niche. Shareholders and board directors must interpret the board's strategic relevance in a discontinuous world. If not, the board is prone to turn into or remain a source of inertia compromising firm performance and survival.</text:p>
      <text:p text:style-name="P105">All right, let's get into it. So first question here is just free energy governance.</text:p>
      <text:p text:style-name="P105">12:39 As we've been going through this last four live streams, it can get very deep, right? There's like a thermodynamic angle to it. There's an information theory angle.</text:p>
      <text:p text:style-name="P105">There's a machine learning angle, right? So you can go down the rabbit hole, and you can go very far. But the end of the day, too, there's a very intuitive way you can think about free energy governance. And so I'm curious, when you meet executives, other business leaders, and you have to communicate what free energy governance and the free energy principle are, how do you succinctly communicate that communication? Hey, this is different from what you're already doing.</text:p>
      <text:p text:style-name="P105"/>
      <text:p text:style-name="P105">13:14 Bijan:</text:p>
      <text:p text:style-name="P77"><text:span text:style-name="T21">When you look ant what has been happening in the last 2030 years, we see that technology is not only building incredible connections, but we also do see that the cost of innovation is coming quite dramatically down. If you take a start up in Silicon Valley in the 1990s to build something that, say, </text:span><text:soft-page-break/><text:span text:style-name="T21">which would take a million dollars at the time, you can probably do it today with $10,000, the same thing. So the power of the individual in creating new stuff, changing the way we consume product wise, chaos increased dramatically as a result of it, this continuity has been rising dramatically. Apart from that, the world has obviously also, again, thanks to technology, become quite connected and integrated. Now, when you look at all that stuff, what technology is doing, what individuals are doing, they don't even need to be incorporated.</text:span></text:p>
      <text:p text:style-name="P105">14:22 It's creating a lot of change in the resource market. And the resource market is really actually, I do not like the term top and bottom. Probably the bottom certainly is much more front line. The top, yes, usually the top is the board because these are the last guys, the ultimate people taking actually the resource allocation decision on big topics which concern the entire firm. But when you look at all the stuff that is happening right now in product markets, in supply Heins in universities where there is great thinking, there's not only great ideas, there's new products coming out.</text:p>
      <text:p text:style-name="P105">And you start looking at the guys who are sitting in the board of a big company they are so far removed from really, Heins connected to what can happen.</text:p>
      <text:p text:style-name="P105">15:26 And that's very natural because there's only as much attention we have, as much cognitive bandwidth we have and how much can they process. The bigger problem, however, is, and I would say to your first question, what's the hook is every board member, every CEO would love. And there's a wonderful concept which is called skilled incompetence. And skilled incompetence really means people are doing actions which are counterproductive to what they really want to achieve.</text:p>
      <text:p text:style-name="P105">And clevel board members are really keen on understanding what's happening in all these markets and catching up on all the impulses, inspiration in order to think about where should our organization be going? But inadvertently they are creating a lot of friction and they're bringing themselves far more removed. So the big challenge, and this is really what free energy governance is addressing, how can we connect the top ant the bottom in a much more efficient way?</text:p>
      <text:p text:style-name="P105">16:34 And that has a lot of challenges because you have middle management, house information, traveling. But a much more interesting thing is, which is happening right now, is when you look at artificial intelligence.</text:p>
      <text:p text:style-name="P105">Artificial intelligence effectively allows you to decouple two things which usually came as a unity. It is the prediction and the judgment which together form a decision. So when you look at the anatomy of a decision consisting of prediction and of judgment, with the increasing deployment of artificial intelligence that is being actually decoupled. Now, what that means is that the value of human judgment becomes much more important. But then the question does arise who is best positioned to make the judgment?</text:p>
      <text:p text:style-name="P105">Is it really the sea level? Is it at the very top?</text:p>
      <text:p text:style-name="P105">17:35 Once I have all the AI prediction available and I can generate great predictions as an input into my decisionmaking and subjected to judgment. So all of a sudden you have to very carefully think what should be and continue to be decided at the very top and what should be not reached the top any longer because it's taking too long, it's creating too much friction. And maybe the board of directors in the sea level are no longer best positioned to decide on many things they're deciding on today.</text:p>
      <text:p text:style-name="P77"><text:span text:style-name="T21">So I think what we will be seeing in the next decade to come and it's partly driven by technology, but in particularly driven by AI technologies, that there's going to be a shift in power where and how decisions are going to be taken. And we will look at organizations, the way they are run today, the way </text:span><text:soft-page-break/><text:span text:style-name="T21">they are structured today, they look like a dinosaur because they are not really connected to what is happening really in the marketplace in real time.</text:span></text:p>
      <text:p text:style-name="P105">18:44 So the C level is facing a big challenge of A, how they're connecting to the bottom and how the information is flowing as a basis for them to take great decisions. Second, decision power is probably becoming, within an organization also more attributes. So it's not going to be as centralized as it used to be.</text:p>
      <text:p text:style-name="P105">And the more important thing is, and this is very fundamental to free energy governance is communication. When you look into companies, Coda and even companies where I'm on the board of, it's frightening to see how communication is a real problem. Everybody has the best intentions, to be clear, to be transparent, but communicating is many times also a question of Lagrange. And if we do believe that in the future the interface between the machine and the human is going to be increasingly important, we need to develop a language which allows us to much better connect to the machine.</text:p>
      <text:p text:style-name="P105">19:58 And that's where I believe the free energy governance framework, which is built on the free energy principle, which is all about prediction errors minimization.</text:p>
      <text:p text:style-name="P105">When you start putting actually prediction and prediction models at the center of what it is about to run an organization, take Active Inference Lab Institute, you what is your prediction model? You do have a prediction model which is actually your world model. And on a daily basis you are generating predictions about what you think should happen, what is likely to happen, what interests the audience. These are action prediction you are generating and eventually this team, you guys are applying your best judgment of what you're doing. Many times you're testing the predictions and the predictions may actually give you feedback which tell you you shouldn't be doing this.</text:p>
      <text:p text:style-name="P105">So eventually your judgment will really matter.</text:p>
      <text:p text:style-name="P105">20:58 But what you do when you start adopting a language of prediction error minimization, I believe you become much more performing because what you start doing in a much more conscious way, you start measuring the performance of your individual predictions, which eventually feed your decisions on the basis of your very judgment. And over time your judgment improves as well because your testing and your measuring of performance of predictions is getting better. And when you do this and in my book, in a later part of the book, when I've been trying to relay a very theoretical concept more to the world of practice, I've been looking at the budgeting process. The budgeting process is a great domain where you have to make a projection, a prediction about next year and you make this prediction on facing actually two fundamental questions what is you control, what you don't control?</text:p>
      <text:p text:style-name="P105">22:08 What is what you know and what you don't know? So there's a lot of unknowns you have to deal with. And when I'm looking at the budgeting process, I'm dealing with a lot of unknowns. What is really critical for me is not the number people put behind that unknown but it's the process they suggest of how they turn the unknown into a known. And it always starts with very small steps.</text:p>
      <text:p text:style-name="P105">So I think organizations need to start communicating much more in terms of prediction models, in predictions, falsifying those, confirming those. And when you start articulating a strategy or a vision you have as a prediction model and that there are predictions generative by that prediction model and you empower the organization through great and clear communication to challenge your predictions.</text:p>
      <text:p text:style-name="P77"><text:span text:style-name="T21">23:10 You're creating a very different culture of how you engage the front line with the key decision makers who at the end of the day, of course, there is always a small number of people who are accountable for managing and allocating the resources of a firm. So I think that's a critical hook </text:span><text:soft-page-break/><text:span text:style-name="T21">because a lot of sea level people and board members talk about uncertainty. But here's a really critical thing.</text:span></text:p>
      <text:p text:style-name="P105">First of all, uncertainty is a very subjective concept. What your uncertainty is may not be mine or vice versa. So in my view, when somebody says the world is uncertain or unpredictable, I mean, we all agree there is a lot of things we don't know what's going to happen tomorrow. So in that regard there's many, many worlds that could appear. In that regard, yes, there is some degree of unpredictability.</text:p>
      <text:p text:style-name="P105">24:12 But if I talk about uncertainty, of course there is uncertainty. But at the end, using uncertainty and unpredictability is really just an admission of the very limitations of my world model because uncertainty is an incredibly rich training ground for my predictions to eliminate and reduce uncertainty and turn unknowns into knows. And when you look at organizations and I think sometimes most of the time, sea level and board level are not aware of the fact the further you go down in the organization to the front line, they have much more intelligence and understand much better how rules are creating the source of inertia and actually masking and burying uncertainty and don't make it available for prediction testing and ultimately better decision making.</text:p>
      <text:p text:style-name="P105">25:17 So our challenge in today's world with a lot of discontinuity, a lot of change happening for very understandable reasons because the individual has more power. We have cheaper technologies available to create much more impact.</text:p>
      <text:p text:style-name="P105">We need to embrace uncertainty. We should not avoid uncertainty. And today the organizational frameworks are not in place to allow organizations to embrace uncertainty because they don't know how to talk in prediction and prediction models and test those predictions. I'm sorry, Bleu.</text:p>
      <text:p text:style-name="P105"/>
      <text:p text:style-name="P105">25:56 Bleu:</text:p>
      <text:p text:style-name="P105">Sorry, I thought you were wrapping up. I just wanted to just ask a quick follow up question. Can you clarify what you mean by discontinuity or continuum? I mean, I think I have an idea, but I would just like to maybe have a more clear I try.</text:p>
      <text:p text:style-name="P105"/>
      <text:p text:style-name="P105">26:11 Bijan:</text:p>
      <text:p text:style-name="P105">To avoid the word disruptive, but when you look at and you look in management science, Clayton Christian's disruptive technology, which is not necessarily radical technology, it's technologies that can change, for example, a cost factor.</text:p>
      <text:p text:style-name="P105">And the cost factor is so decisive that all of a sudden it changes the way business is being done and what is being deployed and whether you're still shipping something or you're not shipping something or whether you could argue to some degree. Let's put the particular context of the pandemic aside, but a valid question is the way teams and zoom have become so much part of our day to day engagement? I have been someone who has always preferred the physical touch point, and in my own company I have offices in different parts and my approach has always been I'm going to be physically present in those offices at least once a month as I tour them.</text:p>
      <text:p text:style-name="P105">27:32 I've changed this radically. The pandemic is over, so I definitely don't buy as many flight tickets any longer.</text:p>
      <text:p text:style-name="P77"><text:span text:style-name="T21">And this is not a strong example, but I do think that a lot of airlines struggle with the fact that business travelers are not there the way they're there. There may be more recreational travelers and the planes continue to be packed, but there's less planes. We shouldn't forget that either. So has video calling and </text:span><text:soft-page-break/><text:span text:style-name="T21">created actually some discontinuity on a massive scale that can disrupt industries. So you do have these kind of discontinuities.</text:span></text:p>
      <text:p text:style-name="P105">They don't need to be radical innovations, but they change on a massive scale the way things are being done. And there's obviously a lot of examples that happen all the time that happens sometimes which are beyond what we can see, but there's a lot of stuff which is happening behind the scenes where things are so radically changed that companies are from one day to the next out of business.</text:p>
      <text:p text:style-name="P105">28:50 And I guess that's what I mean with discontinuity more in the term in view of disruption, but I don't like the term of disruption.</text:p>
      <text:p text:style-name="P105"/>
      <text:p text:style-name="P105">29:00 Tyler:</text:p>
      <text:p text:style-name="P105">That makes sense. And I think just to unless you have more you want to give on this elevator pitch. But I think to kind of summarize what I think you're saying, or the essence of my takeaway is you're really putting uncertainty at the heart of the organization rather than something that is to be worried about, to be anxious about you're really saying, hey, this is an intrinsic part of being an organization, having a world model. There's nothing we can do about uncertainty, but we can manage it. And we can do that by making prediction error as really the heart of how our organization thinks about its business.</text:p>
      <text:p text:style-name="P105"/>
      <text:p text:style-name="P105">29:32 Bijan:</text:p>
      <text:p text:style-name="P105">Absolutely. And this comes back to active inference lab instituted because the most important word in active inference is active because you put action at the center of what you do and it's the actions that create your perceptions and not the other way around. And that's a fundamental thing. And you go into the sea level, they still do believe that they perceive and then they act. And that's terrible because then you are really a victim of whatever is happening outside your control and the power of the free energy governance framework and obviously the free, free energy principle that you get actually into control and the way you work yourself through to reduce the unknowns and you can only do this through the actions.</text:p>
      <text:p text:style-name="P105">And there was one question you had on the first slide, which I think was question number six, we don't have to go back there.</text:p>
      <text:p text:style-name="P105">30:37 But it was related to Silicon Valley. And when you look at the smaller a company is, when you take a startup business, a startup business usually does not have the challenge of top down, bottom up, because there's three guys sitting in a room and they wear many, many hats at the same time. All they do share is one purpose, one mission and one big dream. As a result of it, almost in a self organizing way, all the right actions will fall into place because the goal is so clear of what they want to achieve.</text:p>
      <text:p text:style-name="P105">The problems start, when the team starts growing, when things are being delegated, when all of a sudden communication becomes important, when all of a sudden there is a distance between where the action is happening in the field and the person making the decisions about how financing is being raised, how it's being allocated and what story is being told.</text:p>
      <text:p text:style-name="P77"><text:span text:style-name="T21">31:42 So when you look at the very mature companies in silicon valley and those who have been successful and have kind of shaped a big part of our life in the last 1020 years, you look at an uber, you look at a facebook, you look at a Google is because these companies stayed actually very true to their core. And you can look at that. They fulfill all three dimensions of the free energy governance framework. They make sure the way they organize, that a lot of decision power is actually ant the </text:span><text:soft-page-break/><text:span text:style-name="T21">bottom.</text:span></text:p>
      <text:p text:style-name="P105">They are not big fans of pulling all the power to the top. They want to make sure that individual entities can work, operate the side and be very agile and very fast. So that's already the first element, the structural element, how you connect the top and the bottom. Second element is the cognition part.</text:p>
      <text:p text:style-name="P105">32:42 Neither Google nor Uber.</text:p>
      <text:p text:style-name="P105">Noor Facebook. Any of these companies are doing market research when they really started with what they want to do as business to figure out is there a market or whatever, they create something which they enact, driven by a deep passion, many times a deep passion of believing this is how the world should work. We will adapt the world to us. It's not us adapting to the world. And that is what makes these companies incredibly strong because they're creating their own eco niches.</text:p>
      <text:p text:style-name="P105">When you look at the iPhone coming out in 2007, everybody was mocking it. BlackBerry, which some of you may not know even at the time, but was the dominant communication device because it had a great keyboard and all of this to have a phone without a keyboard, with every disadvantage, low battery, which was literally putting everything together, but everything was really sub optimal, one didn't give it much chance.</text:p>
      <text:p text:style-name="P105">33:45 But what effectively at the time, Steve Jobs as the visionary or representative of that vision for whole team articulated was the phone will be a computer and it will be a computer that can actually do anything and you have it in your pocket. And that was a tremendous vision and Nokia didn't have that vision and they focused on the prime functionalities. So I think what these companies do is and that's the second dimension of the free energy governance framework, they really enact their own environment.</text:p>
      <text:p text:style-name="P105">And the third one, which is related to capabilities in the free energy framework is and I have related to this in the free energy governance framework in my book. I try to be very specific, but the capabilities part I focus on is how and I'm always focusing capabilities on the board level. And on the board level I look at how you manage duality and in business there is two sets of dualities which explain everything.</text:p>
      <text:p text:style-name="P105">34:57 These are the two fundamental sets and only those two sets. The one is how do you manage simultaneously exploitation and exploration.</text:p>
      <text:p text:style-name="P105">You have to manage your existing business and optimize it and take that cash flow which is available and you have to work on the future cash flow which doesn't exist yet, you don't have the products yet and you have to find a way which is very challenging. Lots of books have been written about it of how you manage these two things in parallel. In the meantime, my view is these things happen actually almost at once on top of each other, rather than being two separate organizations. But there are many different views also depending on the maturity of the company, the life cycle of the company, what is the better approach? That's the first set.</text:p>
      <text:p text:style-name="P105">So first set between exploitation of today's cash flow and developing through exploration tomorrow's cash flow. The second set is a very important one is the trade off or the. Duality between financial control and strategic control.</text:p>
      <text:p text:style-name="P105">36:02 Financial control in this context means M and A, how you buy other companies, which you're not doing in house to accelerate and to move forward. Strategic control is really in house innovation.</text:p>
      <text:p text:style-name="P77"><text:span text:style-name="T21">So a company and a board is continuously challenged. Is there a sustainable balance between in house innovation and external innovation? Or M and A doesn't always have to be about innovation. It could be market share with geographic expansion. But what is really important to understand when a </text:span><text:soft-page-break/><text:span text:style-name="T21">company relies too much on financial control, m and A, its survival gets really threatened because the more companies you buy, the more over a period of time your in house capability to innovate will weaken and effectively you're losing your strategic control.</text:span></text:p>
      <text:p text:style-name="P105">37:04 Now coming back to the Silicon Valley companies, what they have done tremendously successful, whether it's Mehta, Facebook, Google, they have been continuously investing, they have been the biggest investor as a percentage share of their revenues. They have invested in R and D, but at the same time they buy a company every month. So they keep this balance in an incredible way. And that is in my view, a tremendous capability for a company to keep that balance. Don't allow it going one way, but keep that balance.</text:p>
      <text:p text:style-name="P105">So when you look at the free energy governance framework, looking at really Silicon Valley as a startup, the question doesn't even arise because everybody is sitting in one room. Now you take this massive company, some of them are the biggest companies in the world, like Apple and so on. They have mastered it, in my view, by not being obsessed of how the top has to control everything, understanding that we are much more powerful as an organization if the unknowns are being turned into knowns and that those who are capable of doing it are empowered.</text:p>
      <text:p text:style-name="P105">38:23 And they're usually much closer to the resource markets, suppliers, technologies, clients in order to do so. So I do think in those companies you find many facets of it which make it very successful and I'm very convinced that they are also the next companies who are embracing artificial intelligence as a way of changing again how organizations are structured, how they take decisions and how the power may be shifting.</text:p>
      <text:p text:style-name="P105">And that was one of the questions you asked me, which is on the slide is why being so obsessed with the board? Actually, I'm not obsessed with the board as such, but the reality is that the board, depending on the role of the board, varies many times from countries, from jurisdictions, culture, what role they play. But when you look at a typical board, the CEO may be on the board.</text:p>
      <text:p text:style-name="P105">39:27 In the US. The CEO usually is on the board.</text:p>
      <text:p text:style-name="P105">The CEO is actually usually also the chairman. In the rest of the world they strictly separate these two role, CEO and chairman. But you will have the majority of the board members being nonexecutives and these nonexecutives have no role in the DayToday operation of the business. But they come and they leverage the expertise from different industries and overall their experience they have accumulated over usually a longer career. And the board, because it is not executive, is in my view uniquely positioned not to get involved in the content dimensions of the business.</text:p>
      <text:p text:style-name="P105">The board can't tell you you should be buying this, you should be doing this. What the board should be doing is to ensure that we have a process that allows for free energy governance to come to life bottom and top, properly connected articulating prediction models, having the right language, articulating predictions and empowering the rest of the organization to challenge those predictions.</text:p>
      <text:p text:style-name="P105">40:41 And the third one is where the board has to self evaluate are we really keeping a good balance between strategic control and financial control? And these are a role which in my view cannot be delegated to the CEO and needs to come actually from a meta organ which literally the board is to ensure those processes and just make sure that they are in place and that they stay alive.</text:p>
      <text:p text:style-name="P105"/>
      <text:p text:style-name="P105">41:12 Tyler:</text:p>
      <text:p text:style-name="P105">That makes sense if I understand you correctly.</text:p>
      <text:p text:style-name="P105"><text:soft-page-break/>It's not to say that a board is like intrinsically a part of free energy governance but like we have inherited these legal structures where oftentimes for nonprofits and c corpse you need to have a board so you might as well put it to good use. And a nice attribute of a board is that it's separate from the rest of the organization and that means you can play this kind of unique and special role in free energy governance. Does that characterize what you're saying correctly?</text:p>
      <text:p text:style-name="P105"/>
      <text:p text:style-name="P105">41:38 Bijan:</text:p>
      <text:p text:style-name="P105">Absolutely. And if you look at the Dow, I mean effectively it's a software and it's a contracting, I mean a smart contracting in a certain way.</text:p>
      <text:p text:style-name="P105">So what you should be doing, you should be because in the Dow the governance dimension is not about content. I mean it's not about saying you should be going left, you should be going right. The real question is are you following the right process when certain things should happen or they shouldn't happen? And that in my view is for a board should be the guardian of institutionalizing and of keeping alive self organizing mechanisms as I described them with the free energy governance framework. And I think in a Dow you may actually write this into the software.</text:p>
      <text:p text:style-name="P105">The way those things it's, the language, the communication, the way actually what information can actually take decisions and has the.</text:p>
      <text:p text:style-name="P105"/>
      <text:p text:style-name="P105">42:45 Tyler:</text:p>
      <text:p text:style-name="P105">Right judgment that makes sense? I'm actually curious. This might be a hard question. I think part of the reason it's hard because it's very contextually dependent but I'm wondering if you could have your pick up like a different governance structure, right?</text:p>
      <text:p text:style-name="P105">Maybe it's not the board but something else that would be more fine tuned and appropriate for free energy governance. And like you can have any legal structure you wanted? Are there things that you would change about the board? Or maybe it's like just not the board at all. It's a different kind of entity that you would think would be more appropriate for free energy governance.</text:p>
      <text:p text:style-name="P105"/>
      <text:p text:style-name="P105">43:19 Bijan:</text:p>
      <text:p text:style-name="P105">I do think that the power of the board. And if you think about it, it's funny. Now, historically, it was never one person aboard. It's always like two people, three people. So I do think the idea of having a small group of people coming together that are not involved in the day to day business as a management team to deliberate and think about very key decisions about which concern the whole firm is, in my view, irreplaceable.</text:p>
      <text:p text:style-name="P105">And I really do believe in this. Now, what we do see, however, is that some boards are completely irrelevant. Some boards are a source of inertia, and a lot of the corporate governance literature is about how do you make the board really effective, then it comes into diversity discussions and all of this.</text:p>
      <text:p text:style-name="P105">44:21 I don't think that is really the key. It really comes down to I'm not a big fan of the diversity in terms of stereotypical diversity to say, oh, we should have, for example, the Nordic countries in Europe have made it the law that a certain number of board members need to be female.</text:p>
      <text:p text:style-name="P77"><text:span text:style-name="T21">And right now it's really crazy because they don't find enough women who are prepared to go on the board even, and who are qualified to go on the board. And I think that is the wrong way. I think what you want is you want to constantly self evaluate as a board to ensure that you have the right expertise, </text:span><text:soft-page-break/><text:span text:style-name="T21">the right qualities on the board to steer the company through its next challenges.</text:span></text:p>
      <text:p text:style-name="P105"/>
      <text:p text:style-name="P105">45:21 Tyler:</text:p>
      <text:p text:style-name="P105">Got it? I see. So instead of a top down mandated version of hey, this is the kind of diversity you have, that should actually be an internalized process where you would internally be saying like, hey, actually we don't have representation from these groups that's actually probably hampering our decision making processes in these ways. Let's intentionally create diversity to create new cognitive capabilities on our board. Does that culture that right, yeah.</text:p>
      <text:p text:style-name="P105"/>
      <text:p text:style-name="P105">45:44 Bijan:</text:p>
      <text:p text:style-name="P105">I would put the emphasis on the cognitive dimensions. Having said this, see, I'm on the board of a company in Switzerland which is quite big, has many thousands of employees, is involved around the globe, and I'm always embarrassed when I look at the website and you have four male wide guys on the board, and this is a company which is globally active. We have a very important part of women in our workforce. And I don't think the board represents this. So I do think the board has to represent in some way also the world you represent as a business.</text:p>
      <text:p text:style-name="P105">And I think that board needs to change in terms of diversity. But the diversity shouldn't be just changed for the sake of diversity. It should bring in, as you rightly set the cognitive diversity at the same time.</text:p>
      <text:p text:style-name="P105">46:50 But we all know sometimes, and I guess that's what the lawmakers imply, the cognitive diversity is many times related to the stereotypical diversity.</text:p>
      <text:p text:style-name="P105"/>
      <text:p text:style-name="P105">47:05 Tyler:</text:p>
      <text:p text:style-name="P105">Unless they have anything else to add to this, I do want to switch gears a little bit because we have about ten minutes left. And so something you're talking about too is like you're envisioning a very different version of what a board looks like and get to the right slide. So both for implementing free energy governance from the perspective of being inside a board, but then also within the entire organization, it's a very different way that especially a board needs to operate. And I know that you're on the board of several companies, you're also a leader of several companies as well. I'm kind of curious how you think about the resistance that you've encountered in implementing free energy governance both within the board and outside of the board as well.</text:p>
      <text:p text:style-name="P105">And so, for example, I've had personal experience with this as well, not necessarily implementing free energy governance, but also implementing things that are less hierarchical, more of a collective sense making process where we're not top down deciding the strategy, but we're more collectively through a sense making process, understanding what that purpose is.</text:p>
      <text:p text:style-name="P105">48:07 And I've often found that can be very disorienting for folks and a lot of fear and uncertainty arises during that process and a lot of resistance comes during that process as well. I would imagine that you would encounter similar things implementing free energy governance both within the board and then within the larger organization. So I'm kind of curious about types of resistance that you found and how you've kind of overcome that resistance in your own organizations.</text:p>
      <text:p text:style-name="P105"/>
      <text:p text:style-name="P105">48:34 Bijan:</text:p>
      <text:p text:style-name="P105">Yeah, good, very good question.</text:p>
      <text:p text:style-name="P105"><text:soft-page-break/>Effectively it's a question or this whole topic touches upon. Let's be very precise. How do you make actually free energy governance work in an organization? Give me some very precise tools. If I was interested now in bridging the bottom and the top and doing all these things, what should I do?</text:p>
      <text:p text:style-name="P105">Give me a plan, give me some inspiration. What other companies have been doing. That's what I'm looking at, putting together now through a research project I'm undertaking to look at companies. They may not call it free energy governance, but they're dealing precisely with those issues and what they have been doing. But I want to and so my answer will be twofold.</text:p>
      <text:p text:style-name="P105">I'm going to answer first of all with your question and then come actually to what should be done because the two are kind of related in a certain way.</text:p>
      <text:p text:style-name="P105">49:36 The resistance I see in boards is when you look at a board of directors, it's a really very strange group of people because most of the time the recruitment of those people is coming through connectivity. I mean, of course, many times you do have a headhunter saying like we need a board member, can you find us somebody interesting? And somebody comes and that happens, I'm sure. I don't know what the percentage is, but a fair share of board positions are being done this way.</text:p>
      <text:p text:style-name="P105">But then most of the time the board members obviously know a lot of board members and they say, look, this is a great person, that person can join. The board has these and these qualifications. So what happens at the end? That the board comes together a little bit as a club. So there is in the board, and by the way, there's a lot of research which also says it's quite important that the board members get along very well, so that there's a good climate on the board table.</text:p>
      <text:p text:style-name="P105">50:48 It's a group of people who share a lot of responsibility. What I have seen over the time is that because of these things and also because many times there can be a lot of pressure on the board taking decisions. In particular, at the moment of crisis, there's an additional communication challenge, visa vis the public, visa vis the employee force. So when you face these challenges, it brings you obviously together. It's like a family in the forest facing a challenge to fight.</text:p>
      <text:p text:style-name="P105">You come even closer together and you tend, in the context of the board, you tend to become a little bit introverted. And that's a real problem because you start again, it's skilled incompetence, it's counterproductive to what you're actually trying to achieve. You become further removed from the rest of the organization. You start inviting people to make presentations, then you close the doors again, you stay amongst yourself, and I think you're going to be hostage to a lot of blind spots, to a lot of bias, toward a lot of agent recognition, which nothing is always the same.</text:p>
      <text:p text:style-name="P105">52:03 And you start becoming a little bit too overconfident the way you can take decisions.</text:p>
      <text:p text:style-name="P105">And my approach has been and that's a problem. I do think that every board, what I've just described suffers to a certain degree from that pathology. And that makes it sometimes very difficult. Because when you think about it, the free energy governance framework is all about how the board opens, how the board communicates, how the board connects and picks up the intelligence which is at the bottom. And now we come to very concrete measures of what you can do in order to actually change this.</text:p>
      <text:p text:style-name="P105">I have to say, to answer your question, I have been practicing free energy governance as a CEO, making that the way I run the company and the way the flow of information is generated, the way decision power is distributed, that the company is really empowered to make judgment calls and execute them.</text:p>
      <text:p text:style-name="P77"><text:span text:style-name="T21">53:11 And that not the top becomes a bottleneck. So I'm pretty good at that. But I look at my board and my own company, which is a pretty strong board with very strong people, and strong backgrounds, </text:span><text:soft-page-break/><text:span text:style-name="T21">very serious business people. I find it very difficult, for example, to say, hey, on the website, why don't you put next to your photo a sentence which explains what's your contribution to this company?</text:span></text:p>
      <text:p text:style-name="P105">Why are you on the board? I think that's a question everybody should answer. And I think it makes all of a sudden a board member much more accessible to the rest of the organization. Because if somebody says to me like they're responsible for China and I'm involved in China, then there is a guy or woman I should be contacting and maybe share some ideas. So I think that's a way of the board opening up.</text:p>
      <text:p text:style-name="P105">I think a board member should have on their website stating in one sentence why they're on that board and what their contribution is to the company, from which angle they're coming. That opens up second, which is a great way and I've been practicing this quite a bit, is creating deep dives where you take people, very junior people on a specific topic where you believe these junior people middle layer.</text:p>
      <text:p text:style-name="P105">54:26 People. Executive leadership people together with selected board members, not the whole board. Create a deep dive around the topic.</text:p>
      <text:p text:style-name="P105">No presentations. And just deep dive into a topic, sharing actually what experiences they are to advance the topic. And that usually is an incredible experience. By the end of the meeting, you don't know who's a board member and who's a junior guy because you don't come with this like, come in here, make me a PowerPoint presentation. I'm listening to you, and then I will judge and come with all my experience.</text:p>
      <text:p text:style-name="P105">You have to kill all of this. The other element which I really like, and I'm looking much deeper into it and there are a number of big companies who have been doing it, is creating shadow boards. So now what you're doing is you're looking ant the closer to the front lines of really high potential people talent who form a board which is holding a board meeting at the very same time the main board is holding its board meeting.</text:p>
      <text:p text:style-name="P105">55:33 They have more or less the same documentation, the same agenda points, and they take decisions as if they were the board. They define agenda items for the next board meeting.</text:p>
      <text:p text:style-name="P105">And all of a sudden you're creating a group of people closer to the front line who have to delve into the topics. They must be obviously senior enough that they can be entrusted and that they are capable of understanding all the issues and assuming that role in a way of not just looking at their domain, where they are acting maybe, but looking at the whole organization, because that's a challenge for the board too. You have to really understand how to relate and how to respect a lot of interacting parts of a company. And then you compare afterwards the shadow board, what they have discussed, how they have decided that's a tremendous input of frontline information of intelligence feeding into the main board and possibly determining future agenda items.</text:p>
      <text:p text:style-name="P105"/>
      <text:p text:style-name="P105">56:43 Tyler:</text:p>
      <text:p text:style-name="P105">Oh, man. There's a lot of juicy, action oriented things I would love to spend the next 4 hours going into. Unfortunately, we're at the top of the hour, and so hopefully we can have you back and we can go deeper into some of these, especially the practice oriented recommendations. Would love to explore that more. But before we wrap up, when we respectful of each other's time, curious if anyone has any final closing thoughts, comments, reflections, questions before we wrap up.</text:p>
      <text:p text:style-name="P105"/>
      <text:p text:style-name="P105">57:14 Daniel:</text:p>
      <text:p text:style-name="P77"><text:span text:style-name="T21">I appreciate, Tyler and Bleu that you're leading this series. We're going to Continuum, the regular Jorge </text:span><text:soft-page-break/><text:span text:style-name="T21">section oriented videos keep a space open for others to come in and range freely. And Bijan, thanks again for joining your. Welcome back anytime.</text:span></text:p>
      <text:p text:style-name="P105"/>
      <text:p text:style-name="P105">57:32 Bleu:</text:p>
      <text:p text:style-name="P105">Thank you, Bijan.</text:p>
      <text:p text:style-name="P105"/>
      <text:p text:style-name="P105">57:33 Bijan:</text:p>
      <text:p text:style-name="P105">Yeah, thank you for inviting me. I'm very honored that you took the book and you're dedicating the time to it. I do really believe, not because I wrote the book, obviously it's a very theoretical contribution, a more practical correlation contribution should follow. But I do believe. And I guess that's why also Karl Friston decided to write The Forward and also Connie Helford from Dartmouth wrote The Forward is because I do think this is the beginning of changing things.</text:p>
      <text:p text:style-name="P105">And as I think Daniel said it at the beginning, or I think it was Bleu saying, this is something Active Inference Lab Institute should be looking at and being inspired by how you design governance.</text:p>
      <text:p text:style-name="P105"/>
      <text:p text:style-name="P105">58:23 Daniel:</text:p>
      <text:p text:style-name="P105">Thanks again. Till next time.</text:p>
      <text:p text:style-name="P105"/>
      <text:p text:style-name="P105">58:26 Bijan:</text:p>
      <text:p text:style-name="P105">Thank you.</text:p>
      <text:p text:style-name="P105"/>
      <text:p text:style-name="P105">58:27 Tyler:</text:p>
      <text:p text:style-name="P105">Bye bye. Thanks for John.</text:p>
      <text:p text:style-name="P105">Bye.</text:p>
      <text:p text:style-name="P105"/>
      <text:p text:style-name="P105">58:29 Bijan:</text:p>
      <text:p text:style-name="P105">Thank you. Thank you very much.</text:p>
      <text:p text:style-name="P105"/>
      <text:p text:style-name="P105">58:31 Tyler:</text:p>
      <text:p text:style-name="P105">Bye.</text:p>
      <text:p text:style-name="P105"/>
      <text:h text:style-name="P16"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10">0</text:span><text:span text:style-name="T23">6</text:span><text:span text:style-name="T5">, </text:span><text:span text:style-name="T19">January </text:span><text:span text:style-name="T23">17</text:span><text:span text:style-name="T19">, </text:span><text:span text:style-name="T5">202</text:span><text:span text:style-name="T13">3</text:span></text:h>
      <text:p text:style-name="P50"/>
      <text:p text:style-name="P61"><text:span text:style-name="T15">F</text:span><text:span text:style-name="T17">ifth</text:span><text:span text:style-name="T32"> </text:span><text:span text:style-name="T31">participatory reading and discussion of Bijan Khezri's 2022 book “Governing Continuous Transformation: </text:span><text:span text:style-name="T29">Re-framing the Strategy-Governance Conversation.”</text:span></text:p>
      <text:p text:style-name="P66"/>
      <text:p text:style-name="P66"/>
      <text:p text:style-name="P67"><text:span text:style-name="T7">Scrollable </text:span><text:span text:style-name="T23">CC</text:span><text:span text:style-name="T7"> transcript in </text:span><text:span text:style-name="T23">Russian</text:span><text:span text:style-name="T7">:</text:span></text:p>
      <text:p text:style-name="P71"><text:tab/><text:a xlink:type="simple" xlink:href="https://www.youtube.com/watch?v=P9Fm9tymUuQ" text:style-name="Internet_20_link" text:visited-style-name="Visited_20_Internet_20_Link">https://www.youtube.com/watch?v=P9Fm9tymUuQ</text:a></text:p>
      <text:p text:style-name="P71"><text:tab/></text:p>
      <text:p text:style-name="P71"/>
      <text:h text:style-name="P92" text:outline-level="2"><text:span text:style-name="T6">SESSION SPEAKER</text:span>S</text:h>
      <text:p text:style-name="P30"><text:span text:style-name="T34">D</text:span>aniel Friedman, Bleu Knight, Tyler Sullberg</text:p>
      <text:p text:style-name="P30"/>
      <text:p text:style-name="P17"/>
      <text:h text:style-name="P92" text:outline-level="2"><text:span text:style-name="T12">SESSION </text:span><text:span text:style-name="T21">CONTENTS</text:span></text:h>
      <table:table table:name="Table6" table:style-name="Table6">
        <table:table-column table:style-name="Table6.A"/>
        <table:table-column table:style-name="Table6.B"/>
        <table:table-row table:style-name="Table6.1">
          <table:table-cell table:style-name="Table6.A1" office:value-type="string">
            <text:p text:style-name="P94">Time</text:p>
          </table:table-cell>
          <table:table-cell table:style-name="Table6.A1" office:value-type="string">
            <text:p text:style-name="P97">Sections</text:p>
          </table:table-cell>
        </table:table-row>
        <table:table-row table:style-name="Table6.1">
          <table:table-cell table:style-name="Table6.A1" office:value-type="string">
            <text:p text:style-name="P40">00:06</text:p>
          </table:table-cell>
          <table:table-cell table:style-name="Table6.A1" office:value-type="string">
            <text:p text:style-name="P39">Active Inference BookStream 001.06</text:p>
          </table:table-cell>
        </table:table-row>
        <table:table-row table:style-name="Table6.1">
          <table:table-cell table:style-name="Table6.A1" office:value-type="string">
            <text:p text:style-name="P40">01:05</text:p>
          </table:table-cell>
          <table:table-cell table:style-name="Table6.A1" office:value-type="string">
            <text:p text:style-name="P39">Governing Continuous Transformation</text:p>
          </table:table-cell>
        </table:table-row>
        <table:table-row table:style-name="Table6.1">
          <table:table-cell table:style-name="Table6.A1" office:value-type="string">
            <text:p text:style-name="P40">02:23</text:p>
          </table:table-cell>
          <table:table-cell table:style-name="Table6.A1" office:value-type="string">
            <text:p text:style-name="P39">Free Energy Governance, Part 2</text:p>
          </table:table-cell>
        </table:table-row>
        <table:table-row table:style-name="Table6.1">
          <table:table-cell table:style-name="Table6.A1" office:value-type="string">
            <text:p text:style-name="P40">04:08</text:p>
          </table:table-cell>
          <table:table-cell table:style-name="Table6.A1" office:value-type="string">
            <text:p text:style-name="P39">Prediction Processing Framework for Free Energy Governance</text:p>
          </table:table-cell>
        </table:table-row>
        <table:table-row table:style-name="Table6.1">
          <table:table-cell table:style-name="Table6.A1" office:value-type="string">
            <text:p text:style-name="P40">08:24</text:p>
          </table:table-cell>
          <table:table-cell table:style-name="Table6.A1" office:value-type="string">
            <text:p text:style-name="P39">The Upper Echelon View in Corporate Governance</text:p>
          </table:table-cell>
        </table:table-row>
        <table:table-row table:style-name="Table6.1">
          <table:table-cell table:style-name="Table6.A1" office:value-type="string">
            <text:p text:style-name="P40">10:12</text:p>
          </table:table-cell>
          <table:table-cell table:style-name="Table6.A1" office:value-type="string">
            <text:p text:style-name="P39">Board of Directors' Strategic Capacity</text:p>
          </table:table-cell>
        </table:table-row>
        <table:table-row table:style-name="Table6.1">
          <table:table-cell table:style-name="Table6.A1" office:value-type="string">
            <text:p text:style-name="P40">11:23</text:p>
          </table:table-cell>
          <table:table-cell table:style-name="Table6.A1" office:value-type="string">
            <text:p text:style-name="P39">Echelon &amp; Strategic Renewal</text:p>
          </table:table-cell>
        </table:table-row>
        <table:table-row table:style-name="Table6.1">
          <table:table-cell table:style-name="Table6.A1" office:value-type="string">
            <text:p text:style-name="P40">13:38</text:p>
          </table:table-cell>
          <table:table-cell table:style-name="Table6.A1" office:value-type="string">
            <text:p text:style-name="P39">Prediction Processing Framework (PPF): Double-Loop Learning</text:p>
          </table:table-cell>
        </table:table-row>
        <table:table-row table:style-name="Table6.1">
          <table:table-cell table:style-name="Table6.A1" office:value-type="string">
            <text:p text:style-name="P40">21:11</text:p>
          </table:table-cell>
          <table:table-cell table:style-name="Table6.A1" office:value-type="string">
            <text:p text:style-name="P39">The Correlation between the Different Levels of the Hierarchy</text:p>
          </table:table-cell>
        </table:table-row>
        <table:table-row table:style-name="Table6.1">
          <table:table-cell table:style-name="Table6.A1" office:value-type="string">
            <text:p text:style-name="P40">24:11</text:p>
          </table:table-cell>
          <table:table-cell table:style-name="Table6.A1" office:value-type="string">
            <text:p text:style-name="P39">Network and Optimization</text:p>
          </table:table-cell>
        </table:table-row>
        <table:table-row table:style-name="Table6.1">
          <table:table-cell table:style-name="Table6.A1" office:value-type="string">
            <text:p text:style-name="P40">27:38</text:p>
          </table:table-cell>
          <table:table-cell table:style-name="Table6.A1" office:value-type="string">
            <text:p text:style-name="P39">Optimizing Sense Making at Each Layer</text:p>
          </table:table-cell>
        </table:table-row>
        <table:table-row table:style-name="Table6.1">
          <table:table-cell table:style-name="Table6.A1" office:value-type="string">
            <text:p text:style-name="P40">32:19</text:p>
          </table:table-cell>
          <table:table-cell table:style-name="Table6.A1" office:value-type="string">
            <text:p text:style-name="P39">Perfect Setting for Organizational Sense Making</text:p>
          </table:table-cell>
        </table:table-row>
        <table:table-row table:style-name="Table6.1">
          <table:table-cell table:style-name="Table6.A1" office:value-type="string">
            <text:p text:style-name="P40">34:11</text:p>
          </table:table-cell>
          <table:table-cell table:style-name="Table6.A1" office:value-type="string">
            <text:p text:style-name="P39">Does Time Move at a Speed?</text:p>
          </table:table-cell>
        </table:table-row>
        <table:table-row table:style-name="Table6.1">
          <table:table-cell table:style-name="Table6.A1" office:value-type="string">
            <text:p text:style-name="P40">35:44</text:p>
          </table:table-cell>
          <table:table-cell table:style-name="Table6.A1" office:value-type="string">
            <text:p text:style-name="P39">HABITS OF MIND</text:p>
          </table:table-cell>
        </table:table-row>
        <table:table-row table:style-name="Table6.1">
          <table:table-cell table:style-name="Table6.A1" office:value-type="string">
            <text:p text:style-name="P40">38:32</text:p>
          </table:table-cell>
          <table:table-cell table:style-name="Table6.A1" office:value-type="string">
            <text:p text:style-name="P39">Bijan on Organizational Friction</text:p>
          </table:table-cell>
        </table:table-row>
        <table:table-row table:style-name="Table6.1">
          <table:table-cell table:style-name="Table6.A1" office:value-type="string">
            <text:p text:style-name="P40">48:07</text:p>
          </table:table-cell>
          <table:table-cell table:style-name="Table6.A1" office:value-type="string">
            <text:p text:style-name="P39">The Growth Problem</text:p>
          </table:table-cell>
        </table:table-row>
        <table:table-row table:style-name="Table6.1">
          <table:table-cell table:style-name="Table6.A1" office:value-type="string">
            <text:p text:style-name="P40">50:38</text:p>
          </table:table-cell>
          <table:table-cell table:style-name="Table6.A1" office:value-type="string">
            <text:p text:style-name="P39">Chapter 6</text:p>
          </table:table-cell>
        </table:table-row>
      </table:table>
      <text:p text:style-name="P96"/>
      <text:p text:style-name="P25"/>
      <text:h text:style-name="P92" text:outline-level="2"><text:span text:style-name="T6">SESSION SPEAKER</text:span>S</text:h>
      <text:p text:style-name="P106">00:06 Daniel:</text:p>
      <text:p text:style-name="P106">Hello and welcome. This is Active Bookstream number 001.06, on "Governing Continuous Transformation." It's January 17, 2023. Off to you, Bleu.</text:p>
      <text:p text:style-name="P106"/>
      <text:p text:style-name="P106">00:17 Bleu:</text:p>
      <text:p text:style-name="P106">Good morning, Everyone (or good whatever time of day it is for you).</text:p>
      <text:p text:style-name="P38"><text:span text:style-name="T21">We are the Active Inference Institute, a participatory online institute that is communicating, learning and practicing applied active inference. These are all of our social media links where you can find us if </text:span><text:soft-page-break/><text:span text:style-name="T21">you're looking for us outside. This is a recorded and an archived live stream. So please provide us with feedback so that we can improve on our work. All backgrounds and perspectives are welcome here and we will be trying to follow good video etiquette or live streams other than my cat to feel free to interrupt whenever she said.</text:span></text:p>
      <text:p text:style-name="P106">You can reach out to us if you would like to get involved with any of our ongoing projects or live streams or propose a new project. And today we are going to discuss this is bookstream number one, six. So this is our 6th contextualization video, or the contextualization video over chapter six.</text:p>
      <text:p text:style-name="P106">01:20 And we are going to study Governing Continuous Transformation reframing the Strategy Governance conversation by Bijan Khezri who was nice enough to join us and discuss some of his ideas with us last week. This video is just an introduction to some of the ideas presented in the book.</text:p>
      <text:p text:style-name="P106">It's not in a review or a final word in any way. So we're just going to jump right in and introduce ourselves. So I am Bleu. I am a researcher in New Mexico, and I will pass it off to Daniel.</text:p>
      <text:p text:style-name="P106"/>
      <text:p text:style-name="P106">01:57 Daniel:</text:p>
      <text:p text:style-name="P106">Daniel I'm, researcher in California and looking forward to the continuation of the series.</text:p>
      <text:p text:style-name="P106"/>
      <text:p text:style-name="P106">02:05 Tyler:</text:p>
      <text:p text:style-name="P106">Tyler hey, my name is Tyler. I'm a practitioner, not a researcher. So I lead product and protocol design Ant 4K protocol and I also do governance on the limits of Dow tooling with Medigo.</text:p>
      <text:p text:style-name="P106">All right. Bleu.</text:p>
      <text:p text:style-name="P106"/>
      <text:p text:style-name="P106">02:21 Bleu:</text:p>
      <text:p text:style-name="P106">Awesome. So today we're going to get into part two of the book, so Free Energy Governance. And we're going to discuss the first chapter in part two.</text:p>
      <text:p text:style-name="P106">Part Two free Energy Governance. And we're discussing chapter six. And there's kind of two sections and actually Bijan broke chapter six for us. So there's two sections of chapter six, the upper echelon View and the predictive processing framework. And here just a little intro to part two, free Energy Governance.</text:p>
      <text:p text:style-name="P106">Bijan says free Energy Governance introduction a novel cross hierarchical generative framework that uniquely applies the triplet of structure, cognition and capabilities as the building blocks of the firm's generative models. Specifically in the context of continuous strategic renewal in distributed and discontinuous market environment. Essentially, six force theoretical perspectives together lay the foundation for this new conversation structure, upper echelon view, and prediction processing framework.</text:p>
      <text:p text:style-name="P106">03:22 So that's what we're going to discuss today. And then I'm assuming that the next chapters going forward are going to focus on cognition, which encompasses attention based view and an activist approach and capabilities encompassing dynamic capability, view and antagonistic neural networks.</text:p>
      <text:p text:style-name="P38"><text:span text:style-name="T21">Perspective, structure, cognition, and capabilities form one integrated system. Under Free Energy Governance, failure in any one domain is likely to challenge firm survival. The framework's core propositions outlined at the end of this chapter summarize Free Energy Governance's ambition for a practice relevant theoretical contribution as both the generative logic of organizational governance as well as an early warning system predicting corporate decay. So Tyler, do you want to jump in and read </text:span><text:soft-page-break/><text:span text:style-name="T21">the abstract here?</text:span></text:p>
      <text:p text:style-name="P106"/>
      <text:p text:style-name="P106">04:16 Tyler:</text:p>
      <text:p text:style-name="P106">Except to the apprentice loan view and prediction processing framework address Free Energy Governance structural dimension. Indeed, upper Echelon is the size of strategic decision making. However, UEV suffers from several limitations. There is no explicit consideration for the board of directors and the linkage between the upper Echelon and to the rest of the organization. I.</text:p>
      <text:p text:style-name="P106">E. The coupling of Governance and operational challenges is unidirectionally top down and therefore at best, incomplete. How the field data can systematically topped up or Echelon and influence their values, precession and attention remains a black box. Prediction processing framework embraces structure more holistically addressing the hierarchical disconnect and more importantly, the circular causality between top down predictions and bottoms up stimuli.</text:p>
      <text:p text:style-name="P106"/>
      <text:p text:style-name="P106">05:06 Bleu:</text:p>
      <text:p text:style-name="P106">Sparing messages.</text:p>
      <text:p text:style-name="P106">Dissonance bearing messages occur at the firm stimuli level bottom close to its resource markets long before top leadership has any sense of a looming challenge. Prediction processing framework is determined by three categorical imperatives. First, upper Echelon's prediction models and predictions must be explainable. Second, each of the hierarchical layers must have formal and informal spaces, coupling each layer to the next layer. And third, the firm's generative model is the firm's eco niche.</text:p>
      <text:p text:style-name="P106">Prediction processing framework provides an entirely new perspective and language embracing strategic renewal as a matter of bottom up, top down prediction errors minimization, not least, setting free the full potential of the human machine interface. And it's interesting here, like, I wonder what he means by human machine interface. Like humans as a functioning machine, as an organism maybe, or as like, I don't know, or directly like the human computer introduction, like how we interface with our technology.</text:p>
      <text:p text:style-name="P106">06:15 So I was curious. I found this human machine interface clause kind of like threw me force a loop a little bit.</text:p>
      <text:p text:style-name="P106">You guys know any comments?</text:p>
      <text:p text:style-name="P106"/>
      <text:p text:style-name="P106">06:27 Tyler:</text:p>
      <text:p text:style-name="P106">I kind of been inferring that Bijan imagines a world where you're very tied in with the AI and I personally haven't witnessed this myself. Like being in and organization where that is like a seamless integration where you might use a machine learning framework, but rather that it is like a dialogue between the ML model and then the human. I think that's what he's kind of imagining, but I think it's a little bit unclear. I think you're right.</text:p>
      <text:p text:style-name="P106"/>
      <text:p text:style-name="P106">06:55 Bleu:</text:p>
      <text:p text:style-name="P106">Bleu so I've studied and taken courses and intelligence with people who study.</text:p>
      <text:p text:style-name="P38"><text:span text:style-name="T21">Their course of study is like human computer introduction, like the interface between humans and machines. And it's always like their topics of study are very different than thinking about themselves. As a firm. They think about their topic of study, like interacting with a wellness robot. Like, you've </text:span><text:soft-page-break/><text:span text:style-name="T21">seen the health little robot for elderly people that checks up on them.</text:span></text:p>
      <text:p text:style-name="P106">And how do elderly people best interact with computers and children? And they have a very different level of interaction, both like the older generation and kids. They have different ways to interact and interface with computers and they do it best in an embodied kind of machine, which I found super interesting in the mid range. We can just talk to, we have no problem talking to Alexa and it could just be like a microchip like speaker in the wall and it wouldn't be a big deal.</text:p>
      <text:p text:style-name="P106">07:58 But they want something in a teddy bear or some kind of machine that looks as a face or something like that and they interact with it in a much different way, much more efficiently, actually.</text:p>
      <text:p text:style-name="P106">So I found that super interesting. But this is what I think about when I think about the human machine interface is like the actual Markov boundary between humans and machines. And so what is the potential of a Markov boundary? I don't know. Anyway, so sorry I'm rambling.</text:p>
      <text:p text:style-name="P106">Okay, so just a few keywords here. Upper echelon view prediction processing framework. We'll go back and revisit double learning, look into optimization, organizational sense making and I think the biggest chunk of new information that Bijan brought into this chapter. What were these habits of mind? Okay, so do you want to read this from retailer Upper Echelon view?</text:p>
      <text:p text:style-name="P106"/>
      <text:p text:style-name="P106">08:46 Tyler:</text:p>
      <text:p text:style-name="P106">Cool. So UEB defines the organization as a reflection of its upper Echelon, ie. Its top management team. Ueb's central premise is that generative experiences, values and personalities affect their field of vision, their one field of vision. The directors they look and listen selective exteroception what they actually see in here and three, interpretation how they attach meaning to what they see in here.</text:p>
      <text:p text:style-name="P106">So essentially, UEV re embraces sensing and sense making not only as an essential leadership qualities, but as a foundation for strategic choices and firm performance.</text:p>
      <text:p text:style-name="P106"/>
      <text:p text:style-name="P106">09:17 Bleu:</text:p>
      <text:p text:style-name="P106">Cool. And so there are a couple of claims kind of associated with this upper Echelon view. Bijan says however, upper Echelon view suffers from several limitations. In particular, there is no explicit consideration for the board of directors as part of the upper Echelon. The many dimension by which a nonexecutive chairman relates to the CEO, for example, are likely to determine strategic choices.</text:p>
      <text:p text:style-name="P106">He goes on to say while Upper Echelon view has neglected the board of directors, free energy governance emphasizes the importance of the board as part of a firm's upper Echelon top management here and the board of directors here, jointly labeled as the upper Echelon are together the locus of strategic decision making. More importantly, the board of directors can potentially assume a unique cognitive role in strategy process in the form of dynamic board capabilities that is highly complementary to that of senior executive leadership. Strategic capacity and I was wondering, Tyler, maybe if you have any concepts here on like normally the board is not included as the upper echelon and Bijan is making the case for their inclusion.</text:p>
      <text:p text:style-name="P106">10:23 Is that typical in organizations or what do you think here?</text:p>
      <text:p text:style-name="P106"/>
      <text:p text:style-name="P106">10:28 Tyler:</text:p>
      <text:p text:style-name="P106">No, that's not common.</text:p>
      <text:p text:style-name="P38"><text:span text:style-name="T21">And I think Bijan touched on this in our last call with him. The last discussion is that usually you see </text:span><text:soft-page-break/><text:span text:style-name="T21">the board as more of like a sounding board, as that they give a final sign off a rubber stamp, they make sure you're not doing anything totally illegal and irresponsible, but they're not really there to really be in the weeds with you. Whereas what the genre is arguing is like, no, actually, by virtue of being kind of separate from the day to day work, they can give you a more unbiased view of what you should be doing strategically, like the capabilities you should be building, and that they actually are, like, a really integral part of your whole strategic process. And so it's unusual to think of them as these two really critical halves. Usually people think of the board as this nuisance that they have to appease, not as a real thing that can actually add value to the organization.</text:span></text:p>
      <text:p text:style-name="P106"/>
      <text:p text:style-name="P106">11:23 Bleu:</text:p>
      <text:p text:style-name="P106">Awesome. Thank you for that input.</text:p>
      <text:p text:style-name="P106">Okay, so a couple more things to say about UEV and we just kind of excerpted from the text. Upper echelon view is far too restrictive and one sided top down to explain through the lens of leadership qualities the anatomy of success and failure of strategic renewal. This book invites to a new stream of upper echelon youth centric research that operationalize upper echelon youth impact on firm performance. Not so much in terms of antecedents and consequences of team diversity, but as a function of structure, cognitively coupling, governance and operational channels in the form of top down, bottom up, circular prediction, error, minimization, second cognition, embracing environment. As a matter of action centric enactment and third capabilities.</text:p>
      <text:p text:style-name="P106">Developing duality management as a dynamic board. Capability to rewire the plane while flying it. He goes on to say the prediction processing framework allows us to embrace structure more holistically. I don't know if you guys have any comments here.</text:p>
      <text:p text:style-name="P106"/>
      <text:p text:style-name="P106">12:25 Tyler:</text:p>
      <text:p text:style-name="P106">Daniel?</text:p>
      <text:p text:style-name="P106"/>
      <text:p text:style-name="P106">12:27 Daniel:</text:p>
      <text:p text:style-name="P106">Let's just say that we're in a tripartite firm with the upper etchelon consisting of the higher management and or the board of directors, middle management and then the front lines, as Bijan mentioned last week, overly emphasizing in a given eco niche. Any one of those three sections is going to lead to maladaptive decision making and implementation. So the question that I see these repeated structure cognition capabilities returning to is about striking an adaptive balance amongst the upper etchelon. The middle management implementation layers and the frontline DayToday experience, just like the body and the organism, strike a balance between the primary perceptual organs, the intermediate processing and then the central processing.</text:p>
      <text:p text:style-name="P106"/>
      <text:p text:style-name="P106">13:35 Bleu:</text:p>
      <text:p text:style-name="P106">Cool. Thank you. All right, so moving on to the prediction processing framework tyler, do you want to read this for us? Do you mind?</text:p>
      <text:p text:style-name="P106"/>
      <text:p text:style-name="P106">13:46 Tyler:</text:p>
      <text:p text:style-name="P106">All right.</text:p>
      <text:p text:style-name="P106"><text:soft-page-break/>So neither governance or strategic renewal research have addressed the hierarchical disconnect of the top down, bottom up circular causality servant and exceptional contributions aside, PPF opens the processual black box of how shared meaning and expectations are constructed and optimized and pursued optimizing the performance sustainability of strategic renewal in management science. PPF's biological origins can be traced to Argus Agris's theory of action perspective, specifically the concept of double loop learning. Defined as a form of learning that challenges the existing routines and status quo action centric learning is at the heart of crosshair goal prediction processing framework. There is a need for fundamentally for a fundamentally new organizing framework system's preparedness to unlearn powers the receptivity to correlation feedback of the decisionmaking unit and hence is critical to PPF's top down, bottom UPUP learning prediction error minimization challenge.</text:p>
      <text:p text:style-name="P106"/>
      <text:p text:style-name="P106">14:46 Bleu:</text:p>
      <text:p text:style-name="P106">Cool. Daniel, do you have any comments here?</text:p>
      <text:p text:style-name="P106"/>
      <text:p text:style-name="P106">14:48 Daniel:</text:p>
      <text:p text:style-name="P106">Yes. In Bayesian, learning really is unlearning. You have to move the distribution around.</text:p>
      <text:p text:style-name="P106">And so Bayesian learning isn't just throwing more papers onto a stack or onto a knowledge pile, but when we have to update how likely we think things are. That is an unlearning. So it's interesting to see how it's connected here to openness to the unknown negative capabilities and the way in which in the single loop, which I know we'll get to, you can implement and do local maximization and maybe be locally adaptive. But if we really want to pull back and amidst these discontinuities continue to find success, then we need to engage in that kind of double loop learning.</text:p>
      <text:p text:style-name="P106"/>
      <text:p text:style-name="P106">15:40 Bleu:</text:p>
      <text:p text:style-name="P106">You totally took the words out of my mouth and actually just said it so much better. So I also was like really reminded of Bayesian learning here with unlearning because for all the reasons we just stated. Okay, so double loop learning just to read that. I think we talked about this maybe not last week with bjanda just a couple of weeks ago. So double loop learning occurs when in order to correct an error, it's necessary to alter the governing values of the master program.</text:p>
      <text:p text:style-name="P106">So in this little figure, it's just like single loop learning is action assess the consequences, actions assess the consequences, actions assess the consequences, where the double loop learning zooms out to kind of see like, what governing variables influence the actions that are being taken. So it's kind of like the setback in a hierarchical control model. And Bijan says that we need error feedback loops to adjust predictions and more importantly, to eventually update prediction models, aka double loop learning.</text:p>
      <text:p text:style-name="P106">16:45 So Bijan goes on to make the claim. He says upper echelon remains the centralized purveyor of predictions as well as trustee of prediction models. Hence, the prediction processing powered free energy governance framework is distributed at the bottom but centralized at the top. However, for prediction error minimization to work, each hierarchical layer must be dedicated to one simple first order principle minimize free energy to minimize error and surprise. Consequently, prediction models will generatively evolve by way of self learning.</text:p>
      <text:p text:style-name="P106">This is the essence of unsupervised self organization. Any comments here?</text:p>
      <text:p text:style-name="P106"/>
      <text:p text:style-name="P106"><text:soft-page-break/>17:22 Daniel:</text:p>
      <text:p text:style-name="P106">Sure. So in terms of communication, what are the different parts of the organization or organism sharing with each other? So they might just be representing what they're perceiving.</text:p>
      <text:p text:style-name="P106">Like everyone is just filling others in on what they're getting. So that's one imperative. It's just unbiased pass through a communication. Another generative might be give the other person what they expect. So here the management is saying we expect that you're going to sell ten chaos and then the front line says yes, we sold ten cars.</text:p>
      <text:p text:style-name="P106">Where free energy minimization as a way to minimize or bound errors and surprise comes in is that it says actually the communication imperative shouldn't be simple passthrough and it also shouldn't be conformist. But rather what is communicated should provide information about to what extent the expectations of your communicating partner are being violated.</text:p>
      <text:p text:style-name="P106">18:35 So if they say we expect ten cars, the minimum communication might just be yes, if that's true. And then maybe there's a dial that can be turned depending on whether it's fewer than that or more than that. And so that puts communication into an interesting setting where we're explicit about what the, in this case, top down predictions are and then we situate the bottom up communication as reflecting the adequacy of those expectations rather than just being plain passed through or conformist.</text:p>
      <text:p text:style-name="P106"/>
      <text:p text:style-name="P106">19:15 Tyler:</text:p>
      <text:p text:style-name="P106">Yeah, just to build on that a little bit. Because in my experience there's, like you said, they only two kinds of communication. There's one of very clear, like hey, this is what we're expecting, did you meet that like a very clear prediction. And there's another one that's more just like dissonance. Like things just aren't working well and people don't fully understand why.</text:p>
      <text:p text:style-name="P106">And this is my experience really trying to communicate in a very clear linear way through each stack of the hierarchy about trying to warn someone of an issue, for example, or communicate like the new world or how you should update your generative model. That tends to not work nearly as well as just things not working well. And people bumping up against discontinuities and dissonance themselves and people feel like, oh, there's like a problem in the system, this is a signal that we need to fix it. And usually that's in my experience, like how communication happens between the hierarchies and it feels really bad and it feels very chaotic. But ant the end of the day, I think that's how the organism of the firm processes information.</text:p>
      <text:p text:style-name="P106"/>
      <text:p text:style-name="P106">20:17 Daniel:</text:p>
      <text:p text:style-name="P106">Yeah. It's asking too much for the skin cell to provide a situational report on the wound. All it can and must do is report a difference from expectation that gets clustered with other incoming sensory modalities and integrated by the upper echelon to make a decision about, okay, now we're going to get a bandaid. So understanding that the skin cell is not going to tell you to get a band and but also the bandaid decision making unit isn't going to have direct access to the skin, can that be implemented at the firm level?</text:p>
      <text:p text:style-name="P106"/>
      <text:p text:style-name="P106">21:01 Bleu:</text:p>
      <text:p text:style-name="P38"><text:span text:style-name="T21">I also am reminded of communication here and how that coupling between different layers of the hierarchy can I talk today? The coupling between the different layers of the hierarchy, how should that </text:span><text:soft-page-break/><text:span text:style-name="T21">work? So just for example, the skin cell doesn't necessarily need to know what is happening in the liver, right? It's not like a direct coupling there. How do you selectively choose as a management, like what to communicate down the chain?</text:span></text:p>
      <text:p text:style-name="P106">If I'm in the upper echelon, what does the board communicate to the top management tier? What is the top management tier then communicate downstream? And how do you filter that information so that it's like how do you prioritize salient here and just not open up a fire hose here's all the information? Because that's not effective for communicating. But also that disconnect, like any kind of filtering can lead to a level of disconnect that may be unwanted.</text:p>
      <text:p text:style-name="P106">22:05 So how do you prioritize that information flow down layers of the hierarchy? And I always am interested in this, whether it's biological or organizational.</text:p>
      <text:p text:style-name="P106"/>
      <text:p text:style-name="P106">22:18 Tyler:</text:p>
      <text:p text:style-name="P106">I have a couple of examples to allostat that. So for example, I worked at a company called I won't name any names here, but it was a tech company and it was like very like 400 people. And it was like structured very hierarchically.</text:p>
      <text:p text:style-name="P106">And so basically from the bottom rungs to the top, you would have each person would report up to their unit and have like, hey, this is what we did. These are like we're risks you should be aware of, right? And this would be happen on a weekly basis and then that would get bubbled up into the next running of the hierarchy, which keeps getting synthesized and refined at each level of the hierarchy until you get up to the CEO, right? Which is presumed like ostensibly like condensing all of this information from 400 people up to one report, but the CEO gets up like five bullets of takeaways, right? And so like, what happens Bijan even talks about this in the chapter is that it gets so filtered by that point.</text:p>
      <text:p text:style-name="P106">And also each rung in the hierarchy has like their own incentives and things that they're trying to like politically maximize for that becomes like not even that useful.</text:p>
      <text:p text:style-name="P106">23:18 So what's a lot more useful though is when things, I guess two things. One is if things go wrong, let's say there's a bug in the app and something, a firing needs to be put out right away. That's information that skips all the wrongs and goes straight to the CEO. Another one is when people would a lot of times executives would schedule meetings, but just random people in the organization.</text:p>
      <text:p text:style-name="P106">So you have an executive who's like the CFO would schedule a meeting with some engineer and just to basically cross the chasm of all the different levels of the hierarchy. Just be like, hey, like, what's going on? Like, tell me like, what you perceive the problems to be in your subunit. And that's a way for them to kind of get like this unfiltered view of like random people by sampling random people across the organization. So I think there are ways you can do this, but yeah, it's really difficult.</text:p>
      <text:p text:style-name="P106"/>
      <text:p text:style-name="P106">24:11 Bleu:</text:p>
      <text:p text:style-name="P106">Cool. Okay, so moving on, we'll talk a little bit about optimization and I just put up here, like the distributed versus hierarchical levels, the networks. Okay, so Bijan the challenge is not only one of building intra firm connections between upper echelon's top down predictions and field management bottom up stimuli, but optimizing the top down, bottom up process within each and every layer of the hierarchy. Why did you say that? Of the hierarchy?</text:p>
      <text:p text:style-name="P38"><text:span text:style-name="T21">In form of feedback connections, optimization is central to prediction processing framework. This optimization makes every level in the hierarchy accountable to others. While the generative sense </text:span><text:soft-page-break/><text:span text:style-name="T21">making processes and capabilities are a critical performance element at every level of the hierarchy, the efficacy of such capabilities is determined by top down belief propagation and bottom up message passing within and across organizational layers or business units.</text:span></text:p>
      <text:p text:style-name="P106">25:14 Yeah, so I think that optimization for maybe information or I don't know, what are you optimizing the connection, optimizing the flow of information, optimizing the link between up and down? What are we really optimizing for?</text:p>
      <text:p text:style-name="P106">I don't know.</text:p>
      <text:p text:style-name="P106"/>
      <text:p text:style-name="P106">25:37 Tyler:</text:p>
      <text:p text:style-name="P106">Yeah, it's a little bit vague in how he talks about it and it's honestly something I got kind of a little bit frustrated with because actually building that top down, bottom up kind of connective tissue is like a huge area of research and there's all these different approaches for it. So like a really famous one is Holocracy. I'm not sure you guys are familiar with Holocaust. Holocracy got famous because it was implemented by Zappos to like mix results potentially. But a cool way that they do it is that it's not like a very traditional pyramid hierarchical structure that each subunit will kind of dynamically form bonds with other levels of the hierarchy, kind of arbitrarily depending on needs as they arise.</text:p>
      <text:p text:style-name="P106">But they have a whole system for how those bonds can form and how you generate links across different levels of the hierarchy. And so that's just to say this is like a huge area of research and experimentation that no one really has like a great answer for. And yeah, this is like a huge open ended question.</text:p>
      <text:p text:style-name="P106"/>
      <text:p text:style-name="P106">26:43 Daniel:</text:p>
      <text:p text:style-name="P106">There's no general strategy for a bug, so it doesn't seem like there's going to be a general organization chart or Communications platform.</text:p>
      <text:p text:style-name="P106">And technology is changing so rapidly. And intelligence augmentation. This is helping us sketch the first lines on our notebook that takes us into a discussion and an adaptive process and that is the reframing of the strategy governance conversation. It's not this is the strategy playbook, it's not the homework problems but it's bringing some ideas to the table that are mixing it up.</text:p>
      <text:p text:style-name="P106"/>
      <text:p text:style-name="P106">27:38 Bleu:</text:p>
      <text:p text:style-name="P106">So I don't know, I think about optimizing sense making at each level because of the quote that's stated here and so how do you optimize sense making across layers? It definitely has to do with information prioritization, I think, but it's like how to selectively choose. I guess it's like a very open ended question but I don't know. I would like some concrete examples. It's something like I would like to drill Bijan on have you ever seen this done and like what worked and what didn't?</text:p>
      <text:p text:style-name="P106">As far as optimizing this hierarchy flow.</text:p>
      <text:p text:style-name="P106"/>
      <text:p text:style-name="P106">28:18 Daniel:</text:p>
      <text:p text:style-name="P106">As to what is being optimized. One sort of capital maximalist approach is like profit is to be maximized or risk discounted profit or a triple bottom line. There are imperatives for the organization to optimize but that doesn't Dean that. That becomes the imperative at every communication step.</text:p>
      <text:p text:style-name="P38"><text:span text:style-name="T21">And kind of the dream or direction of informational free energy minimization would be you'll be doing </text:span><text:soft-page-break/><text:span text:style-name="T21">as good as you can in the niche. From like an energetics and metabolism perspective when you're informationally optimizing, if you're a bear making the best possible decisions, you will survive in the niche. And so it's kind of like recognizing the difference between the ecological success of an communication or organism.</text:span></text:p>
      <text:p text:style-name="P106">29:20 Recognizing that that embodied success and death isn't the informational imperative but for things that work and not things that don't, fulfilling the informational imperative should lead to the embodied success because it's defined in that way.</text:p>
      <text:p text:style-name="P106"/>
      <text:p text:style-name="P106">29:44 Bleu:</text:p>
      <text:p text:style-name="P106">So it's easy to turn to maximizing profit as a firm objective. But I think that is short sighted. I definitely think that there's many other things like if you're making the most possible money of producing light bulbs, say I'm making a light Bull and I'm maximizing profit on the light Bull and I'm producing a million of them for pennies, right? And they're selling for $10 each or whatever. But I'm like polluting a river because I'm making the light Bull so cheap.</text:p>
      <text:p text:style-name="P106">I'm not adequately disposing of waste or whatever. Then that's going to have blowback later either through EPA or through customers saying I don't want that because it's not sustainable. So if you're just exploitative or exploitative then it's not going to work out in the long run. So maximizing profit is a very delicate thing, especially in terms of company persistence and sustainability. Like sustainability not like an eco friendly way but like sustainability of the company itself.</text:p>
      <text:p text:style-name="P106"/>
      <text:p text:style-name="P106">30:46 Daniel:</text:p>
      <text:p text:style-name="P106">Sorry, I was thinking of fermenting bacteria. Initially certain strategies work but then that can lead to the production of metabolites that that strategy will no longer be optimal in. So one has to consider like externalities in the niche. And of course all of this is just a statistical framework. That's way before we get into ethical imperatives or preferences.</text:p>
      <text:p text:style-name="P106"/>
      <text:p text:style-name="P106">31:09 Tyler:</text:p>
      <text:p text:style-name="P106">Yeah, this is what I think we covered in the third Livestream. But it's like, okay, how do you hurt cats basically and get all these different levels of the organization to move in the same direction and kind of balance that these different things. You might want to optimize for that in the long term. Maybe it goes for profit but you might have sub problems that you need to solve that are not strictly profit. And so one of the most famous ways of doing this is OKR, so like objective key results at your top level of the organization.</text:p>
      <text:p text:style-name="P106">Maybe it is profit or maybe it is like some kind of double bottom line. But then as you go into sub units of the organization like say you have customer service, your customer service team is not optimizing for profit. They're optimizing for a customer experience score like CSAT for example, right? And your legal team is not optimizing for profit. They have their own measure that they're optimizing for the number of cases they win or legal risk avoided.</text:p>
      <text:p text:style-name="P106">I don't know how you quantify that, but there are ways that you can kind of break the bigger the problem of profit into sub problems and rather than having everyone going towards profit ant the same time.</text:p>
      <text:p text:style-name="P106"/>
      <text:p text:style-name="P106"><text:soft-page-break/>32:19 Bleu:</text:p>
      <text:p text:style-name="P106">All right, so perfectly perfect setting into organizational sense making. So I'll read this organizational sense making is not about optimally approximating an objectively defined external reality but developing and enacting models of reality by way of top down, bottom up predictive coding. Effectively the future arrives in the present and becomes the past. Time moves at different rates in the brain's hierarchy as is true for the firm. While time has strictly no speed.</text:p>
      <text:p text:style-name="P106">Humans project speed onto time as relations and interactions increase in intensity and complexity. A firm's very existence is determined by its curiosity field interaction with its external environment. Fast at the reflex low level I. E. Resource markets and more slowly at higher cognitive levels I.</text:p>
      <text:p text:style-name="P106">E. Strategic decision making. And this reminds me of like a paper that Daniel and I have been working on and just how temporarily active inference and the FEP operates at different fast and slow.</text:p>
      <text:p text:style-name="P106"/>
      <text:p text:style-name="P106">33:30 Tyler:</text:p>
      <text:p text:style-name="P106">It kind of reminds me of how in pretty much every company I think I've ever worked ant there's always this tendency for the bottom rung of the organization to think that the top wrong are just like a bunch of flow bumbling idiots. There's this temporal disconnect of the bottom rung of the organization is getting feedback immediately and they're running little tiny experiments every single day where they're getting immediate feedback whereas the top rung is like the board. Maybe they're meeting quarterly and then they have some mandate and they don't really get feedback synthesized to them until like another three months. And so there's always this tendency for there's always this temporal disconnect and it always creates this kind of boundary disconnect between the bottom and. Top of the organization.</text:p>
      <text:p text:style-name="P106"/>
      <text:p text:style-name="P106">34:11 Daniel:</text:p>
      <text:p text:style-name="P106">This point of time having no speed is quite interesting. We talk about the food is taking too slow or slower time scales. Faster time scales, longer distances. It feels natural to talk about the rate of speed, but even without going into too much reconceptualizations of speed, it just isn't necessarily that way. And then in the brain as to like, time moves at different rates in the brain's hierarchy, we could think about a neural firing pattern that takes place over some number of milliseconds.</text:p>
      <text:p text:style-name="P106">And then there's slower waves and rhythms. They compose and they influence each other. They're all happening at once. Technically it's all happening in the same way at the same place, the same exact input outputs. But still it makes sense to talk about some of these slower or larger waves and some faster waves, like in the EEG rhythms.</text:p>
      <text:p text:style-name="P106">35:20 So striking a balance between everything all at once, real time unfolding. And then these day, week, month, year, decade, nested timescales is a big part of sense making.</text:p>
      <text:p text:style-name="P106"/>
      <text:p text:style-name="P106">35:43 Bleu:</text:p>
      <text:p text:style-name="P106">Definitely. Okay, habits of mind. So I like this because I've read good to great. The Jim Collins book. And when Tyler and I were first starting out this series, we talked about how that's very leader centric and very top down the ideas that are presented in that book.</text:p>
      <text:p text:style-name="P38"><text:span text:style-name="T21">And so I was excited to see this book. Good to great to Gone by Alan Wertzel. I have not read it, but he talks about companies like, I think specifically like Circuit City is the company, right? Oh, yeah, it's here on the COVID of the book. But Circuit City was like one of the companies that Jim Collins went </text:span><text:soft-page-break/><text:span text:style-name="T21">through and Good to Great and then now there is no more Circuit City.</text:span></text:p>
      <text:p text:style-name="P106">And so he, I guess, kind of outlines the failings of what makes a good company a great company, and now they're obsolete and maybe why they're obsolete. And so he outlines these habits of mind and I haven't read the book and I don't know enough, but they're listed here if you want to read them and maybe read the book.</text:p>
      <text:p text:style-name="P106">36:44 But these habits of mind that are necessary to stay relevant maybe so. Bijan says that habits of mind may equally explain why upper echelon is generally resisting strategy process as a matter of top down, bottom up, prediction, error, implication. And he goes on to make the claim that five out of work sold.</text:p>
      <text:p text:style-name="P106">Twelve habits of mind are foundational to prediction processing framework, fostering success of strategic renewal. And he briefly summarizes these habits. Tyler, do you want to read these for us?</text:p>
      <text:p text:style-name="P106"/>
      <text:p text:style-name="P106">37:22 Tyler:</text:p>
      <text:p text:style-name="P106">Sure. So, first one be humble, run scared.</text:p>
      <text:p text:style-name="P106">So continuously doubt your understanding of things. Business success contains the seeds of its own destruction. Two, curiosity sustains the cat. The world is constantly changing. Be open and curious and stretch to learn from others.</text:p>
      <text:p text:style-name="P106">Three evidence trump's ideology. In business, as in politics, decisions are too often based on unproven assumptions about what works and what doesn't. We all need operating assumptions about human nature, the economy and the like. But when things do not work out as planned, we need to determine whether our assumptions were based on evidence or ideology. Four confront the Ronen facts.</text:p>
      <text:p text:style-name="P106">The worst person you can fool is yourself. Ignoring or denying reality does not help it go away. Five chasing possible dream do not be limited by the tyranny of the or.</text:p>
      <text:p text:style-name="P106"/>
      <text:p text:style-name="P106">38:10 Bleu:</text:p>
      <text:p text:style-name="P106">So I thought this was cool. I think a lot of these habits of mind speak to the ability to rewire the plane while flying it. I don't know what the Dean stressed earlier in the chapter. Do you guys have any additional comments here?</text:p>
      <text:p text:style-name="P106"/>
      <text:p text:style-name="P106">38:30 Tyler:</text:p>
      <text:p text:style-name="P106">All right.</text:p>
      <text:p text:style-name="P106"/>
      <text:p text:style-name="P106">38:32 Bleu:</text:p>
      <text:p text:style-name="P106">Okay. So another claim, and this might be who might be getting close to agent? Okay. Bijan says it is the circular causality of belief propagation message passing where prediction processing framework effectiveness in the organizational context most likely breaks down.</text:p>
      <text:p text:style-name="P38"><text:span text:style-name="T21">Neither the bottom up message passing nor the top down belief propagation are unobstructed. We fail to appreciate how organizational friction, which he defines as high levels of free energy, compromise firm performance due to, first, top down enforced predictions and prediction models that are not receptive to bottom up challenge. Second, leak top down, bottom up lateral generative sensing and sense we can capabilities in the form of error signaling and processing and third, poor communication and absence of a language that is suitable to leverage prediction processing framework for strategic </text:span><text:soft-page-break/><text:span text:style-name="T21">renewal. So I thought that that was kind of neat, like how these are the faults, right?</text:span></text:p>
      <text:p text:style-name="P106">39:35 And then he goes on to say, in the organizational context, prediction processing framework is determined by three categorical imperatives.</text:p>
      <text:p text:style-name="P106">And I've abbreviated these kind of just shortening them so that they fit on the slide. First, upper echelon's prediction models and corresponding predictions must be explainable and explicitly articulated. And yeah, so that goes into the communication salience prioritization. He says the language and Communications layers are critical to resource conversation, firm performance, and eventually firm survival. He also says each of the hierarchical layers must have formal and informal interfaces that couple each layer to the next layer.</text:p>
      <text:p text:style-name="P106">For a given hierarchical structure of a firm to have any legitimacy, generative, top down, bottom up sensing and sense making at every hierarchical level should equally make sense before an error message travels to the next level. There should not and cannot be any bypassing of hierarchical layers.</text:p>
      <text:p text:style-name="P106">40:37 I guess that's, like, don't go over someone's head. But also, I wonder about the bypassing, about the information flow and the throughput and how big does that channel have to be? And lastly, he says the firm's generative model is the firm's eco niche.</text:p>
      <text:p text:style-name="P106">When we perceive the world as uncertain and unpredictable, it is a mere reflection of the inadequacy of our generative reality model. So I think that that's how to avoid the errors mentioned in the previous slide.</text:p>
      <text:p text:style-name="P106">Any comments here. Final thoughts on the material.</text:p>
      <text:p text:style-name="P106"/>
      <text:p text:style-name="P106">41:16 Tyler:</text:p>
      <text:p text:style-name="P106">One thought is I like number one, we're talking about how you get to articulate and communicate top down, like what your actual model is so it can be challenged. And something that I've noticed is that oftentimes people will communicate their predictions, but not necessarily how those predictions were generated or the components of that, like the components of the assumptions that went into that prediction. And that makes it really hard for other levels of the hierarchy to even know what was going on and what they should be challenging at all.</text:p>
      <text:p text:style-name="P106">And a lot of times you'll just assume like, okay, they probably know what they're talking about, they're the experts, so let's just hope for the best. But I really like that he said no, you have to explicitly say what your model is so it can be challenged.</text:p>
      <text:p text:style-name="P106"/>
      <text:p text:style-name="P106">41:53 Daniel:</text:p>
      <text:p text:style-name="P106">To the going over someone's head. On a previous slide it said organizational friction is high free energy. We might want to finesse that by saying relatively high free energy because in general we're not interested in the absolute value of a free energy calculation, but rather the gradients and the direction at which we could act to improve or increase it. So it's not about the total amount, it's about the relative amount. So let's just say it turned out that somebody from an.org chart perspective did go over their head.</text:p>
      <text:p text:style-name="P106">That could be understood as a policy selection authorized or dot two, structurally rewire the communication architecture of the firm. Now that rewiring in a situation may be associated with a decrease in organizational friction and therefore a decrease in the free energy. So it may be an adaptive decision because no chaos is the final word.</text:p>
      <text:p text:style-name="P106"><text:soft-page-break/>42:55 But that doesn't mean that every time somebody tries to rewire the Communications architectures, it would decrease friction if people were just getting all these side messages and there would be so many issues as well. So it's not to say to do or not to do.</text:p>
      <text:p text:style-name="P106">It's giving the areas of consideration, the structure, cognitive and capacity oriented aspects that we can have that ongoing conversation and some principles that help us take selection and still do things in an uncertain world with this little fun caveat that the perception of the world as uncertain and unpredictable is actually and inadequacy of our generative reality.</text:p>
      <text:p text:style-name="P106"/>
      <text:p text:style-name="P106">43:48 Tyler:</text:p>
      <text:p text:style-name="P106">I mean, even skipping different levels of hierarchy could be something that you explicitly plan for as well and build processes around. So for example, I worked at a company that they call it like the big red button. Whereas if you were at the bottom right of the organization and you saw something that was going terribly wrong, you could basically push this big red button and it would file this report directly to the C suite and would skip all the levels and then they would follow up with you directly. And so they explicitly said like, hey, we know that there can be things that are shielded from our view and we want to know about it.</text:p>
      <text:p text:style-name="P106">And they build a process explicitly around it.</text:p>
      <text:p text:style-name="P106"/>
      <text:p text:style-name="P106">44:24 Bleu:</text:p>
      <text:p text:style-name="P106">Sorry. Go ahead, Daniel.</text:p>
      <text:p text:style-name="P106"/>
      <text:p text:style-name="P106">44:26 Daniel:</text:p>
      <text:p text:style-name="P106">That reminds me of cells signaling. And then the ultimate red button is like when the cellular contents are spilling out, it's like my only message to share is that I am no longer and all my insides are spilling on to you. So it's like if there's a protein that's usually internal and you're being bathed in it, that's the red button that you needed.</text:p>
      <text:p text:style-name="P106">So, yes, that kind of emergence or conditional rewiring, maybe there's many patterns and motifs where we might want to embed that kind of flexibility. Hinton the Communications architectures. So even though it is a dynamic Communications architecture at a higher level, it's actually not changing in its dynamics. Like, different people are going to be in different video calls, but that doesn't mean that the Communications architectural plan is changing. It just means that different individuals are connected differently.</text:p>
      <text:p text:style-name="P106"/>
      <text:p text:style-name="P106">45:28 Bleu:</text:p>
      <text:p text:style-name="P106">So in terms of sharing the model, Tyler, when you were talking about sharing how the top level will share their predictions, but not necessarily how those predictions were generated, I'm, like, really reminded of academic research in which it's like, I feel like everyone is so, like, shielded from what's going on. Like, you have the principal investigator, they write a grant. The grant has like, three specific games. Just an example. So then those three specific games, each grad student will be working on one of the aims, right?</text:p>
      <text:p text:style-name="P38"><text:span text:style-name="T21">Or maybe they'll have a team working on achieving one of the three specific aims. Right? And like, these teams are doing totally, like, work that they think is totally unrelated. Like, they have no idea, </text:span><text:soft-page-break/><text:span text:style-name="T21">like, the overarching process of the grant. I wonder how often the Pi shares the entire grant with every student.</text:span></text:p>
      <text:p text:style-name="P106">That's not something that I typically see. And I think that there's a lot of shielding going on and I don't really know why. Is it because it's just too much information or because they just want the focus to be on that one thing they want the students to have this myopic view, and I just wonder Daniel, what is your experience there?</text:p>
      <text:p text:style-name="P106">46:35 Do you think that PiS generally share the entire model or they just share a piece of it? What is your experience, and do you think that that makes research dysfunctional?</text:p>
      <text:p text:style-name="P106"/>
      <text:p text:style-name="P106">46:46 Daniel:</text:p>
      <text:p text:style-name="P106">Interesting? I've seen some investigators who shared the grants or other encoding strategy documents or not. It reminds me of a computer program. Like if you could perfectly isolate every variable and for loop, and you can really clearly say, this is the scope of this script and all of that. That may work in a computer system, but humans are always curious about the concept and the past and the culture and alternate futures.</text:p>
      <text:p text:style-name="P106">So that kind of strict indoctrination, encapsulation approach might increase overhead, decrease concept, have to spend a lot of time re explaining things.</text:p>
      <text:p text:style-name="P106">It's not that one strategy is going to be, in general, better than the other, but it seems like it could be a better professional conversation if the lab strategy governance were framed in a way that accounting for people's differences in, like, familiarity with grant writing or with experiment design, at least giving lab level awareness.</text:p>
      <text:p text:style-name="P106">48:04 Doesn't seem like it'd be a bad thing.</text:p>
      <text:p text:style-name="P106"/>
      <text:p text:style-name="P106">48:07 Tyler:</text:p>
      <text:p text:style-name="P106">Yeah, there's an analogous problem within a business organization and some of the type of like OKRs, where you take this big goal you have, let's say it's growth and you split it up into sub component parts. So one problem I've had in one organization actually multiple organizations, is on the growth funnel. So like how you get leads and then how you convert them into actual conversions and sales.</text:p>
      <text:p text:style-name="P106">Right? And so what often happens is that there's a trade off between getting more leads and the quality of those leads. And so what you'll do is you'll have a top level growth initiative, like we have to grow by 10% and then you're like cool. Like marketing people increase your leads and then product people increase the conversion on this funnel. But what actually happens though is if the marketing team increases their leads, they often get more poor quality leads.</text:p>
      <text:p text:style-name="P106">Like you're dipping into lower quality leads to increase your leads. And so that actually reduces the conversation of the next step of the funnel. And so they're both narrowly optimized on their one little piece of the puzzle, but they actually really directly impact each other.</text:p>
      <text:p text:style-name="P106">49:07 And then you get into these like really painful conversations between your marketing team and your growth product team, which is like really like if they were just had this like more holistic view to begin with, it's like, no, we're just trying to grow guys. Like that's what we're trying to do.</text:p>
      <text:p text:style-name="P106">We don't care about your little piece of the puzzle. And so there's often this time where by breaking things off too narrowly, you really miss the bigger picture. And this is super common.</text:p>
      <text:p text:style-name="P106"/>
      <text:p text:style-name="P106"><text:soft-page-break/>49:36 Bleu:</text:p>
      <text:p text:style-name="P106">Yeah.</text:p>
      <text:p text:style-name="P106"/>
      <text:p text:style-name="P106">49:38 Daniel:</text:p>
      <text:p text:style-name="P106">Well, having the a priori partitioning means that you are saying like.</text:p>
      <text:p text:style-name="P106"/>
      <text:p text:style-name="P106">49:50 Tyler:</text:p>
      <text:p text:style-name="P106">Not.</text:p>
      <text:p text:style-name="P106"/>
      <text:p text:style-name="P106">49:51 Daniel:</text:p>
      <text:p text:style-name="P106">Even the structure of the problem is going to change again, if you only have to partition the problem one time, then maybe it can be cut and dry. But those kinds of dependencies are why we need these kinds of composable partitioning strategies so that different parts of a Bayes graph can be identified because we're looking at a lot of text, but all of these notions of a generative model, generative process. We can also see that kind of a Bayes graph representation in the background, especially as these types of perspectives move closer to application.</text:p>
      <text:p text:style-name="P106"/>
      <text:p text:style-name="P106">50:38 Bleu:</text:p>
      <text:p text:style-name="P106">Awesome. Well, that's the end of the content here for chapter six. We will delve into chapter seven next week. Unless you guys have any final things to say, that's it for me. So thanks for, for being here.</text:p>
      <text:p text:style-name="P106">And I'm looking forward to Carrying on Pushing forward, learning more about free energy governance and future discussions with the author.</text:p>
      <text:p text:style-name="P106"/>
      <text:p text:style-name="P106">51:07 Daniel:</text:p>
      <text:p text:style-name="P106">All right, thank you. Till next time.</text:p>
      <text:p text:style-name="P106"/>
      <text:p text:style-name="P106">51:10 Bleu:</text:p>
      <text:p text:style-name="P106">Bye.</text:p>
      <text:p text:style-name="P106"/>
      <text:h text:style-name="P81" text:outline-level="1"><text:span text:style-name="T26">AcII </text:span><text:span text:style-name="T30">BookStream</text:span><text:span text:style-name="T26"> </text:span><text:span text:style-name="T5">Session </text:span><text:span text:style-name="T7">0</text:span><text:span text:style-name="T9">0</text:span><text:span text:style-name="T10">1</text:span><text:span text:style-name="T7">.</text:span><text:span text:style-name="T10">0</text:span><text:span text:style-name="T25">7</text:span><text:span text:style-name="T5">, </text:span><text:span text:style-name="T19">January </text:span><text:span text:style-name="T25">24</text:span><text:span text:style-name="T19">, </text:span><text:span text:style-name="T5">202</text:span><text:span text:style-name="T13">3</text:span></text:h>
      <text:p text:style-name="P107"/>
      <text:p text:style-name="P108"><text:span text:style-name="T18">P</text:span><text:span text:style-name="T31">articipatory reading and discussion of Bijan Khezri's 2022 book “Governing Continuous Transformation: </text:span><text:span text:style-name="T29">Re-framing the Strategy-Governance Conversation.”</text:span></text:p>
      <text:p text:style-name="P110"/>
      <text:p text:style-name="P110"/>
      <text:h text:style-name="P93" text:outline-level="2"><text:span text:style-name="T6">SESSION SPEAKER</text:span>S</text:h>
      <text:p text:style-name="P99"><text:span text:style-name="T34">D</text:span>aniel Friedman, Bleu Knight, Tyler Sullberg</text:p>
      <text:p text:style-name="P99"/>
      <text:p text:style-name="P100"/>
      <text:h text:style-name="P93" text:outline-level="2"><text:span text:style-name="T12">SESSION </text:span><text:span text:style-name="T21">CONTENTS</text:span></text:h>
      <table:table table:name="Table7" table:style-name="Table7">
        <table:table-column table:style-name="Table7.A"/>
        <table:table-column table:style-name="Table7.B"/>
        <table:table-row table:style-name="Table7.1">
          <table:table-cell table:style-name="Table7.A1" office:value-type="string">
            <text:p text:style-name="P102"><text:span text:style-name="T24">Time</text:span></text:p>
          </table:table-cell>
          <table:table-cell table:style-name="Table7.A1" office:value-type="string">
            <text:p text:style-name="P104"><text:span text:style-name="T41">Section</text:span></text:p>
          </table:table-cell>
        </table:table-row>
        <table:table-row table:style-name="Table7.1">
          <table:table-cell table:style-name="Table7.A1" office:value-type="string">
            <text:p text:style-name="P102">00:05</text:p>
          </table:table-cell>
          <table:table-cell table:style-name="Table7.A1" office:value-type="string">
            <text:p text:style-name="P104">ActInf Book Stream 007.01</text:p>
          </table:table-cell>
        </table:table-row>
        <table:table-row table:style-name="Table7.1">
          <table:table-cell table:style-name="Table7.A1" office:value-type="string">
            <text:p text:style-name="P102">01:26</text:p>
          </table:table-cell>
          <table:table-cell table:style-name="Table7.A1" office:value-type="string">
            <text:p text:style-name="P104">Cognition from Superposition to Reality</text:p>
          </table:table-cell>
        </table:table-row>
        <table:table-row table:style-name="Table7.1">
          <table:table-cell table:style-name="Table7.A1" office:value-type="string">
            <text:p text:style-name="P102">02:23</text:p>
          </table:table-cell>
          <table:table-cell table:style-name="Table7.A1" office:value-type="string">
            <text:p text:style-name="P104">Attention Based Strategy</text:p>
          </table:table-cell>
        </table:table-row>
        <table:table-row table:style-name="Table7.1">
          <table:table-cell table:style-name="Table7.A1" office:value-type="string">
            <text:p text:style-name="P102">03:57</text:p>
          </table:table-cell>
          <table:table-cell table:style-name="Table7.A1" office:value-type="string">
            <text:p text:style-name="P104">Attention-based and Non-Attentional Cognition</text:p>
          </table:table-cell>
        </table:table-row>
        <table:table-row table:style-name="Table7.1">
          <table:table-cell table:style-name="Table7.A1" office:value-type="string">
            <text:p text:style-name="P102">06:11</text:p>
          </table:table-cell>
          <table:table-cell table:style-name="Table7.A1" office:value-type="string">
            <text:p text:style-name="P104">Bounded Rationality in the Computer</text:p>
          </table:table-cell>
        </table:table-row>
        <table:table-row table:style-name="Table7.1">
          <table:table-cell table:style-name="Table7.A1" office:value-type="string">
            <text:p text:style-name="P102">09:34</text:p>
          </table:table-cell>
          <table:table-cell table:style-name="Table7.A1" office:value-type="string">
            <text:p text:style-name="P104">Cognitive Extended Cognition</text:p>
          </table:table-cell>
        </table:table-row>
        <table:table-row table:style-name="Table7.1">
          <table:table-cell table:style-name="Table7.A1" office:value-type="string">
            <text:p text:style-name="P102">11:32</text:p>
          </table:table-cell>
          <table:table-cell table:style-name="Table7.A1" office:value-type="string">
            <text:p text:style-name="P104">UEV and ABV: The Interplay of the Board</text:p>
          </table:table-cell>
        </table:table-row>
        <table:table-row table:style-name="Table7.1">
          <table:table-cell table:style-name="Table7.A1" office:value-type="string">
            <text:p text:style-name="P102">14:24</text:p>
          </table:table-cell>
          <table:table-cell table:style-name="Table7.A1" office:value-type="string">
            <text:p text:style-name="P104">Attentional Coherence and Free Energy Governance</text:p>
          </table:table-cell>
        </table:table-row>
        <table:table-row table:style-name="Table7.1">
          <table:table-cell table:style-name="Table7.A1" office:value-type="string">
            <text:p text:style-name="P102">23:42</text:p>
          </table:table-cell>
          <table:table-cell table:style-name="Table7.A1" office:value-type="string">
            <text:p text:style-name="P104">Enactivism vs Environment-Driven Strategy</text:p>
          </table:table-cell>
        </table:table-row>
        <table:table-row table:style-name="Table7.1">
          <table:table-cell table:style-name="Table7.A1" office:value-type="string">
            <text:p text:style-name="P102">27:25</text:p>
          </table:table-cell>
          <table:table-cell table:style-name="Table7.A1" office:value-type="string">
            <text:p text:style-name="P104">Quantum Strategy: The unstable environmental world</text:p>
          </table:table-cell>
        </table:table-row>
        <table:table-row table:style-name="Table7.1">
          <table:table-cell table:style-name="Table7.A1" office:value-type="string">
            <text:p text:style-name="P102">31:46</text:p>
          </table:table-cell>
          <table:table-cell table:style-name="Table7.A1" office:value-type="string">
            <text:p text:style-name="P104">The Board's Role in Organization Making</text:p>
          </table:table-cell>
        </table:table-row>
        <table:table-row table:style-name="Table7.1">
          <table:table-cell table:style-name="Table7.A1" office:value-type="string">
            <text:p text:style-name="P102">39:46</text:p>
          </table:table-cell>
          <table:table-cell table:style-name="Table7.A1" office:value-type="string">
            <text:p text:style-name="P104">A Pyramid or a Triple-Top?</text:p>
          </table:table-cell>
        </table:table-row>
        <table:table-row table:style-name="Table7.1">
          <table:table-cell table:style-name="Table7.A1" office:value-type="string">
            <text:p text:style-name="P102">40:36</text:p>
          </table:table-cell>
          <table:table-cell table:style-name="Table7.A1" office:value-type="string">
            <text:p text:style-name="P104">Slime Mold and the Pyramid</text:p>
          </table:table-cell>
        </table:table-row>
        <table:table-row table:style-name="Table7.1">
          <table:table-cell table:style-name="Table7.A1" office:value-type="string">
            <text:p text:style-name="P102">43:31</text:p>
          </table:table-cell>
          <table:table-cell table:style-name="Table7.A1" office:value-type="string">
            <text:p text:style-name="P104">Separation of Self and Other</text:p>
          </table:table-cell>
        </table:table-row>
        <table:table-row table:style-name="Table7.1">
          <table:table-cell table:style-name="Table7.A1" office:value-type="string">
            <text:p text:style-name="P102">48:21</text:p>
          </table:table-cell>
          <table:table-cell table:style-name="Table7.A1" office:value-type="string">
            <text:p text:style-name="P104">Quantum Business Strategy: Duality</text:p>
          </table:table-cell>
        </table:table-row>
        <table:table-row table:style-name="Table7.1">
          <table:table-cell table:style-name="Table7.A1" office:value-type="string">
            <text:p text:style-name="P102">50:56</text:p>
          </table:table-cell>
          <table:table-cell table:style-name="Table7.A1" office:value-type="string">
            <text:p text:style-name="P104">A Week in the Quantum</text:p>
          </table:table-cell>
        </table:table-row>
      </table:table>
      <text:p text:style-name="Standard"><text:span text:style-name="T21"/></text:p>
      <text:p text:style-name="P112"/>
      <text:h text:style-name="P93" text:outline-level="2"><text:span text:style-name="T6">SES</text:span><text:span text:style-name="T42">SION TRANSCRIPT</text:span></text:h>
      <text:p text:style-name="P111">00:05 Daniel Friedman:</text:p>
      <text:p text:style-name="P111">Hello and welcome. It's January 24, 2023. We're in ActInf Livestream number 1.7 on governing continuous transformation. Off to you, Bleu.</text:p>
      <text:p text:style-name="P111"/>
      <text:p text:style-name="P111">00:19 Bleu Knight:</text:p>
      <text:p text:style-name="P111">Great.</text:p>
      <text:p text:style-name="P111">So we are the Active Inference Institute, a participatory online institute that is communicating, learning and practicing applied Active Inference Lab. You can reach us at all of these social media links. This is a recorded and archived live stream, so please provide us with feedback so that we can improve upon our work. All backgrounds and perspectives are welcome here and we will be following good video etiquette for live streams. Again, if you'd like to participate.</text:p>
      <text:p text:style-name="P111">Active Inference is our main website and there's a link to get involved and join many of the ongoing collaborative projects or live streams or both. This is, as Daniel said, Bookstream 1.7. So it's our 7th <text:soft-page-break/>contextualization video on this book governing Continuous Transformation by Bijan Khezri. So we will just jump right into it. I am Bleu.</text:p>
      <text:p text:style-name="P111">01:19 I'm an independent researcher in New Mexico and I will pass it off to Daniel.</text:p>
      <text:p text:style-name="P111"/>
      <text:p text:style-name="P111">01:26 Daniel:</text:p>
      <text:p text:style-name="P111">All right, I'm Daniel. I'm a researcher in California and just happy to see this series continue. Tyler.</text:p>
      <text:p text:style-name="P111"/>
      <text:p text:style-name="P111">01:34 Tyler Sullberg:</text:p>
      <text:p text:style-name="P111">I'm Tyler, I'm a protocol designer and researcher in California.</text:p>
      <text:p text:style-name="P111"/>
      <text:p text:style-name="P111">01:41 Bleu:</text:p>
      <text:p text:style-name="P111">Great.</text:p>
      <text:p text:style-name="P111">So we are in part two free energy governance of this textbook. And the name of this chapter is Cognition from Superposition to Reality. And so I think that that kind of hints to some quantum stuff that might be elaborated more towards the end of this chapter and in the next chapter. And just a few keywords for this chapter, but still quite a bit of content here. So Tyler, do you want to read the start of the abstract?</text:p>
      <text:p text:style-name="P111">Do you mind?</text:p>
      <text:p text:style-name="P111"/>
      <text:p text:style-name="P111">02:19 Tyler:</text:p>
      <text:p text:style-name="P111">Sounds good. Can you guys hear me okay, by the way? Great. All right.</text:p>
      <text:p text:style-name="P111">Attention based view and enacted this approach address FPG's cognition dimension to this DAG strategy. Management research is not entirely deep change from its very path dependency of putting perception ahead of the action, ie. Putting environment ahead of strategy. While ABV's structure cognition nexus is FEG's critical building block, ABV erroneously treats action as a consequence of perception. Once we embrace attention as action generated, we start understanding that clever analysis and form of belief updating follows action generated stimuli, not the other way around.</text:p>
      <text:p text:style-name="P111">ABV is trapped in the old school limitations imposed by bounded rationality and the discontinuous and distributed quantum world agents. Bounded rationality is meaningless as enacted inference empowers the world to deliver a supervisory signal, effectively agents offload the burden of cognition to the environment. Bounded rationality is replaced by extended cognition. That battedness of human cognition is effectively neutralized. Bleu would even take that one.</text:p>
      <text:p text:style-name="P111"/>
      <text:p text:style-name="P111">03:22 Bleu:</text:p>
      <text:p text:style-name="P111">Sure, there are at least as many reality models as there are economic actors. Every organization chooses akin to holding acting upon a light torch in the awareness which environmental significance to attend to. Whatever the torch highlights is equivalent to breaking a quantum wave of probabilities moving from superposition to reality intermediated by the Markov blanket environment enactment is essentially a purpose directed, interactive, inferential and social learning sense making process. All right, so there are two sections to this chapter. The first is attention based view, and the second is an activist approach.</text:p>
      <text:p text:style-name="P111">So, Tyler, do you want to take this slide? Sure.</text:p>
      <text:p text:style-name="P111"/>
      <text:p text:style-name="P111"><text:soft-page-break/>04:10 Tyler:</text:p>
      <text:p text:style-name="P111">All right, so attention based view. So we actually touched on this a couple of streams ago in the context of when we introduced this, was that Bijan was going through different models of thinking about firm cognition, and they're all limited in their own sense, including attention based view. And we'll go deeper into why attention based view is limited, but also chaos important ways of thinking about how firm cognition works.</text:p>
      <text:p text:style-name="P111">And so the general idea of it is that attention is a limited resource and that permeates through all levels of the hierarchy of an organization. So on the individual level, you have limited attention that bounds that bounds cognition of what you're able to understand and perceive and decisions you're able to make. And the boundedness of your individual cognition bubbles up into a social context, which bubbles the kind of decisions a group of people can make, and then that finally bubbles up into your organizational cognition, which manifests through different rules, positions, players, and resources. So this is just to say, like, hey, we only have so many things that we can spend our time and energy on and that manifests at larger levels in the kinds of rules that we make within an organization.</text:p>
      <text:p text:style-name="P111">05:20 Bleu Daniel, anything you would add here?</text:p>
      <text:p text:style-name="P111"/>
      <text:p text:style-name="P111">05:25 Bleu:</text:p>
      <text:p text:style-name="P111">No. So I can read this claim. While attention based views structure cognition, nexus is a critical building block of free energy governance, fundamentally, attention to base views suffers from severe shortcomings that weaken its relevance to practice. By highlighting some of attention based views most fundamental weaknesses, we should further cement the case for free energy governance as a meta theory connecting in circular causality, structure, cognition, and capabilities. Once we understand how the Bayesian brain is building a model of its world, we start seeing how anachronistic and full of friction our deep rooted conceptions of organizational attention are.</text:p>
      <text:p text:style-name="P111">Do you guys have anything to add here? Okay, cool. All right. So bounded rationality. So this was a concept that Bijan brought up here in this chapter, and it was introduction by Herbert Simon, the term in like, 1957.</text:p>
      <text:p text:style-name="P111">And I pulled this from the Stanford Encyclopedia of Philosophy.</text:p>
      <text:p text:style-name="P111">06:28 So his introduction of this term was a shorthand for his position against neoclassical economics and his call to replace the perfect rationality assumptions of homo economicus with the conception of rationality tailored to cognitively limited agent. And so this little figure here shows the cognitive limitations and imperfect information and time constraints that we're faced with when we have to make a decision. So we always are limited by what we can hold in our brain and the view of the information that we have. And we were talking about complexity like computing pi.</text:p>
      <text:p text:style-name="P111">Like, we could get a more accuracy numerical digit of pi, but we're limited by time. Like, if we go on and on and on, we could get more and more accurate. But, like, why is 3.14 good enough? Because I can pull it up in, like, a split second from memory. And so all of this configures our bounded rationality, and we use a process that Herbert Simon introduced as satisficing to make a suboptimal decision or our best possible decision with the bounded rationality that we're faced with.</text:p>
      <text:p text:style-name="P111">07:40 And a quote from the Herbert Simon says, broadly stated, the task is to replace the Global rationality of economic man with the kind of rational behavior that is compatible with the access to information and the computational capacities that are actually possessed by organisms, including man, <text:soft-page-break/>in the kind of environments in which such organisms exist. Tyler, do you want to read where this bounded rationality concept is introduced in the computer?</text:p>
      <text:p text:style-name="P111"/>
      <text:p text:style-name="P111">08:07 Tyler:</text:p>
      <text:p text:style-name="P111">Sure. Yeah. I think the context here is that he's trying to connect ABV to boundarrationality by saying, all right, well, you have limited attention.</text:p>
      <text:p text:style-name="P111">How does a firm decide where his attention is spent? How do you make that decision collectively? So he says, in ABV top leadership's, attention to the right issues and solutions considered the source, the firm's competitive advantage essentially is content rather than process centric. And the firm's performance, Bobble Neck, remains upper echelon's attention, ie. Boundary rationality.</text:p>
      <text:p text:style-name="P111">The critical question then is how in the first place, context is selected to determine the tension or have bottom up market signals connected with top down, upper echelon expectations and predictions to determine tension. And so we're saying, like, ABV doesn't really explain how that attention gets directed in the first place. ABV is trapped in the old school limitations of hostile outbounded rationality and discontinuous and distributed quantum world agents. Bounded rationality is meaningless as perceptual content is given in our predictions, and this is precisely what allows the world to deliver the supervisory signal.</text:p>
      <text:p text:style-name="P111">09:09 Effectively, the firm is offloading the burden of cognition to its environment.</text:p>
      <text:p text:style-name="P111">So boundary rationality is replaced by extended cognition. The boundedness of human cognition is effectively neutralized. Bleu, Daniel, anything to add? There we'll go to the next slide where Bleu can explain more about extended cognition.</text:p>
      <text:p text:style-name="P111"/>
      <text:p text:style-name="P111">09:34 Bleu:</text:p>
      <text:p text:style-name="P111">Cool.</text:p>
      <text:p text:style-name="P111">So, extended cognition, I took this from this article by Mark Sprivac. Extended cognition takes the idea that your mind is on your smartphone, literally. So it says that human cognitive states and processes sometimes spill outside of our heads into objects in our environment. And this is something that we've looked at and talked about before in many ways. Like, even with Avalon, I'm not sure if you guys talked about it yesterday on the stream, but in the thinking like a state Livestream that we did, we talked quite a bit about extended cognition and cumulative cultural evolution and how a lot of our cognition is out there embedded in our environment.</text:p>
      <text:p text:style-name="P111">So that we don't have to think about it. When I grew up, there was no Internet, so we would have to like colton like, my son in the car the other day asked me some question, and I was like, you're going to have to ask Alexa or Google. And he was like, will you ask your phone for me? And it was like some fact question, like, how many bones are in the body or something that I couldn't remember off the top of my head.</text:p>
      <text:p text:style-name="P111">10:36 And I said, well, wait till we get to school.</text:p>
      <text:p text:style-name="P111">And then I'll ask my phone, because my phone was like, whatever, playing music or doing something, and I'm driving, right? And he was like, that was so long. You can't wait 15 minutes to get to school to answer the question. I was like, man, when I was a kid, if I wanted to know the answer to this question, I would have to go to the library, look in the card Cadillac, find a book, like, or encyclopedia or something. Oh, it's the goodest book of world record.</text:p>
      <text:p text:style-name="P111"><text:soft-page-break/>That's what it was. It was like the world's smallest pancake or something like that. And so we would have to find the book and then look it up in the book. And it would take days, like, if we could even remember the question for that long. And he was like, oh, my God, where would you live?</text:p>
      <text:p text:style-name="P111">This kind of extended cognitive niche, we could just know everything with a click of a few buttons is amazing. Do you guys have anything to add here? Extended cognition. Sorry, I rambled.</text:p>
      <text:p text:style-name="P111">All right, then maybe Tyler wants to talk about channeling attention. Cool.</text:p>
      <text:p text:style-name="P111"/>
      <text:p text:style-name="P111">11:33 Tyler:</text:p>
      <text:p text:style-name="P111">So, yeah, your extended cognition is not just you as this single known organization, and it actually encompasses both your environment, the firm around it, and also maybe the environment around the firm. Like, how does the attention of that cognition get channeled out? How do you decide what matters, what doesn't matter?</text:p>
      <text:p text:style-name="P111">And so what Bijan says is while ABV views organizations as systems of structurally distribute attention, where structure channel attention, ABV treats the process of channeling as a black box. So it's like a framework for thinking about how cognition is limited in organizational context, but it doesn't really tell you what's going on. For that reason, it doesn't end up being super practical, at least in pajamas. To it goes on to say, neither UEV nor ABV, both fundamentally top down oriented frameworks, have given due consideration to the dynamic interplay between top management team TMT and the board directors. More specifically, there's no transparent structural link between the upper echelon level and field intelligence, for example.</text:p>
      <text:p text:style-name="P111">The very process that governs the two layers, interaction determining affirmed attention and the actions remains opaque.</text:p>
      <text:p text:style-name="P111">12:36 And so I think broadly what beyond saying is that especially like Beni and activist approach of thinking, that how your actions in the environment determine your perception, that's missing an ABV. And that's a critical aspect of understanding how cognition happens in an organization. But specifically the interplay between the board and the management team, which is in previous triumph. He spent a lot of time describing why that's a really critical and important relationship for firm cognition.</text:p>
      <text:p text:style-name="P111">Bleu Dale, anything you do that on here.</text:p>
      <text:p text:style-name="P111"/>
      <text:p text:style-name="P111">13:09 Bleu:</text:p>
      <text:p text:style-name="P111">I would just add that or maybe emphasize the point that we talk about a lot about top management here and the board and that interaction and then the interactions between different levels of the hierarchy, like from the top all the way to the bottom. And I think that we emphasize the importance of the feeding forward and feeding back and the interaction between the layers and how information is transmitted between them. But there's no real concrete examples of how to best do that. And I think that this is like for me, not just in a firm but also in the body. How is that information transmitted?</text:p>
      <text:p text:style-name="P111">How does my big toe prioritize what goes to my brain? Obviously, if I kick something really hard and hurt my toe or if I get like a hangnail or like and agreement toenail or something, it really hurts. But otherwise my toe, I don't even know it's ever talking to my brain. So it has to provide salience somehow and how this is done.</text:p>
      <text:p text:style-name="P111">14:11 And I don't know that's so critical for me.</text:p>
      <text:p text:style-name="P111">I think that that's really at the heart of all of active inference lab, hierarchical structuring stuff.</text:p>
      <text:p text:style-name="P111"><text:soft-page-break/>All right, attention coherence here. Bijan quotes Ocasio and this is like a 2011 paper, I guess, or maybe book, but he puts a lot of emphasis on Ocasio as one of the people that his work really rests strongly upon. So I encourage you to read the chapter if you want to learn more or go straight to Ocasio itself. So he says the introduction of top down and bottom up attentional processes is also implicit in the WIC and Succliffe concept of the quality of organizational attention and in the rerop analysis of attentional triangulation combining attentional stability, top down, attentional vividness, bottom up, and attentional coherence combining both.</text:p>
      <text:p text:style-name="P111">15:21 And he goes on to say that attention based view cannot explain attentional coherence.</text:p>
      <text:p text:style-name="P111">And so getting at what I just was saying about the interaction between the top down and bottom up and how that works can be explained in attention based view. Maybe it can be explained in free energy governance, or we can maybe get some guidance on how to best do that. Hopefully in the coming chapters we'll learn more. Do you guys have any comments here?</text:p>
      <text:p text:style-name="P111">Do you want to read these claims for me? Tyler sure.</text:p>
      <text:p text:style-name="P111"/>
      <text:p text:style-name="P111">15:57 Tyler:</text:p>
      <text:p text:style-name="P111">So ABV erroneously treats action as a consequence of attention and perception. According to PPF prediction processing framework, action is determined in circular causality to stimulate that they pay attention and sense making. While ABV is laying a critical foundation in looking cognition structure, the question arises whether ABV's attention will need to be redefined as something more granular and practical.</text:p>
      <text:p text:style-name="P111">So tension not only is too diffused the cognitive concept but also is hard to meaningfully operationalize in the context of continuous strategic renewal. So exactly what Bleu was saying on the previous slide ABV explains like okay, I understand why attention being limited shapes the firm's cognition but what do I even do with that information? How is that going to be impactful? How can I model that? And the John is cleaning like well it's not that useful right now but he's teasing that maybe it could be with active inference or free energy governance.</text:p>
      <text:p text:style-name="P111"/>
      <text:p text:style-name="P111">16:58 Bleu:</text:p>
      <text:p text:style-name="P111">Yeah what is that something more granular and practical? How do we focus attention? How do we break attention up into sub components that are more granular and practical? What is in our field of view or what should be in our field of view like what we're looking ant what we're prioritizing and do those things line up? I don't know, I could speculate all day but it's hard to know really what that more granular and practical thing might be.</text:p>
      <text:p text:style-name="P111"/>
      <text:p text:style-name="P111">17:28 Daniel:</text:p>
      <text:p text:style-name="P111">One other quick note on that is there's the question of coherence and adaptivity. For example, that student answering their cell phone in the classroom on the previous cartoon that may have certain dimensions of adaptivity or fulfill certain preferences of one agent but not another. And then there's this question of action orientation. And so if we're always in the business of asking about the environment, doing the market research, not thinking about the strategy, taking this sort of perception first mindset, there still is the question of attentional coherence. Are we paying attention and sense making, putting all the pieces together from what we're perceiving?</text:p>
      <text:p text:style-name="P111"><text:soft-page-break/>And also there is this inactive shift which is incomplete, but it's part of the puzzle which is we want to be having attention, regimes of attention on our action. And that brings together the embodiments and the inactive view. With the attentional view, which, as brought up, doesn't really describe what attention is and still can be mobilized in a passive setting.</text:p>
      <text:p text:style-name="P111">18:38 But together we have this active attention and that Flowers active inference where attention is internal action.</text:p>
      <text:p text:style-name="P111"/>
      <text:p text:style-name="P111">18:49 Bleu:</text:p>
      <text:p text:style-name="P111">So isn't it like pay attention to what you're paying attention to? Is that like a nested little hint there?</text:p>
      <text:p text:style-name="P111"/>
      <text:p text:style-name="P111">18:58 Daniel:</text:p>
      <text:p text:style-name="P111">Well in live stream 28 we saw a three layer model of attention and there is no single one way to model any cognitive phenomena. It's going to be up to people in different settings to understand what treatments of attention are insightful or useful or applicable.</text:p>
      <text:p text:style-name="P111"/>
      <text:p text:style-name="P111">19:21 Bleu:</text:p>
      <text:p text:style-name="P111">I don't know, I think that paying attention to what you're paying attention to kind of gets a lot of attention in the business context or even in prioritizing your to do lists, right? Are you just like fighting fires all the time or are you making progress to do things going forward? Making progress on your own goals? So I think I don't know, that might be a critical governing variable.</text:p>
      <text:p text:style-name="P111">Let me read this claim in that regard. Predictive processing framework in the form of active inference is potentially a critical complement to and possibly substitute for the attention base view. Predictive processing framework provides the concepts and logics that give new meaning to the linkage of structure and cognition according to predictive processing framework. Prediction Models and Predictions self optimized as a matter of pursuing surprise minimization by way of free energy minimization it is strictly a priori, not an attention challenge, but a purpose directed prediction challenge.</text:p>
      <text:p text:style-name="P111">20:27 The evolution of self driving vehicles provides an exemplary illustration of this point.</text:p>
      <text:p text:style-name="P111">Once the challenge was conceived as a prediction rather than attention challenge, the road to perfection is simply a matter of continuous and purpose directed prediction error minimization. And I don't know what is really meant by this. The challenge of self driving was conceived as a prediction once people predicted that it would happen. I'm not really sure what means here.</text:p>
      <text:p text:style-name="P111"/>
      <text:p text:style-name="P111">20:57 Tyler:</text:p>
      <text:p text:style-name="P111">I could maybe take a stab at that one because I think what he's saying is that for a self driving car that's the kind of thing that if you were being using purely linear thinking, only using the things you know already about the world, a self driving car wouldn't be like an obvious next step.</text:p>
      <text:p text:style-name="P111">You have to take this leap of faith and action oriented leap of faith just saying no, we're going to build a self driving car and then once you've decided that that's your path, you're going to go down. Now it's just like optimization on that path. And so I think he was illustrating the inactivist approach of like hey, a self driving vehicle. There's nothing obvious or self evident about that needing to happen. But once you decide it's going to happen, then it's a prediction problem.</text:p>
      <text:p text:style-name="P111"><text:soft-page-break/></text:p>
      <text:p text:style-name="P111">21:41 Daniel:</text:p>
      <text:p text:style-name="P111">Agree there's different readings one way also not knowing this selfdriving car game. If we were in this passive perception first world, then there would be the main issue to resolve would be understand from noisy sensor readings where is the location of a person and producer uncertainty about where the person is or what that object is. However, once we see it in terms of this continuous purpose directed predictionary minimization, we're going to center the role of action, gas break and turning and a few other affordances that cars have. So instead of going for all the decimal points on whether that's a person or a mailbox or a cone, what does it look like to take this unfolding action oriented view where you're aligning with your preferences? For example, not to cause harm to people and then lesser priority not to cause harm to objects.</text:p>
      <text:p text:style-name="P111">22:47 Maybe steering away from that object. You can have a good policy posterior on it's, a good and likely action without having all the decimals of precision about the environment. So once we understand how essential action is to the self driving car, it reframes what we have to do with the sensor data and it centralizes the relevance of the strategy.</text:p>
      <text:p text:style-name="P111"/>
      <text:p text:style-name="P111">23:18 Bleu:</text:p>
      <text:p text:style-name="P111">Yeah, I do remember something about some change in self driving in the sensor system. So maybe that references the attention versus prediction problem or maybe that's being referred to internally in there. Not sure. Okay, so that sums up the attention based view section. And we're moving in now to the enactivism approach.</text:p>
      <text:p text:style-name="P111">So this is at the start of the chapter. The Dean quotes Thompson 2007 and says the organism's environment is the sense it makes of the world. The environment is a place of significance and valence as a result of the Global action of the organism. So again, taking this like action centric perspective and he quotes Ramstead at Alice 2020 by saying active coherence is an active inference. And he says, indeed, the essential question is how the firm brings forth significance and valence that does not preexist, but is the result of action centric and socially constructed engagement with the outer world equivalent to internally assigning probabilities to the external hidden unknown states in the form of a Markov blanket?</text:p>
      <text:p text:style-name="P111">24:36 This revealing of significance and valence then lays the foundation for generating shared meaning and shared expectations in the form of unique interpretation models, belief systems underlying firm performance and survival.</text:p>
      <text:p text:style-name="P111">We can go on to see what else he says. So he makes the claim. Daft and Week 1984 differentiate between environment driven and interpretation driven approaches to strategy making. And in this big quote, they say in environment driven frames, top managers experience environments as concrete, hard, measurable and determinant on the other. And top managers of firms confronting more unstable or unanalyzable environments are thought to construct, coerce or enact a reasonable interpretation that makes previous actions sensible.</text:p>
      <text:p text:style-name="P111">Thus they attempt to construct their environments through their strategies, rather than developing strategies in response to environments, resulting in strategy, environment beliefs or proactive logics.</text:p>
      <text:p text:style-name="P111">25:46 And he also says, despite Wick's strong influence on strategic management research, to this day, the environment driven approach remains dominant. So I think that this is like one of the central themes <text:soft-page-break/>that's emerging in the book is that the environment is somewhere out there. It's some very real thing. It's taken to be like, it is this way, it's always going to be this way.</text:p>
      <text:p text:style-name="P111">And kind of something that Daniel and I have talked about at length, like the niche as responding to the organism. The niche responds to the organism just as much as the organism responds to the niche. And whether or not the niche includes other organisms in the environment or not is kind of irrelevant when we have things like books and smartphones. So this environment is changing and it's changing maybe so fast and so much that this environment driven framework is perhaps not effective. So unstable or unanalyzable environments is maybe like this discontinuous environment that Bijan speaks of, because the environment is changing fast, like maybe faster than it's ever changed before, because of our Global connectivity and many other reasons.</text:p>
      <text:p text:style-name="P111">27:02 So now maybe all environments are unstable or unanalyzable or more unpredictable than they've been before. So that this constant update or attempt to attempting to construct the niche rather than viewing it as something stable is maybe more important for firm persistence. Do you guys have any comments here?</text:p>
      <text:p text:style-name="P111"/>
      <text:p text:style-name="P111">27:27 Tyler:</text:p>
      <text:p text:style-name="P111">Yeah, I just think on the second half of that of very unstable and uninsurable environments that really resonates in a startup context where a lot of times startup fanners will have no pretense of knowing anything that's going on in the environment.</text:p>
      <text:p text:style-name="P111">They're very clear about their ignorance of the world. Instead they run small experiments to kind of gauge what's going on in the external world and then kind of construct the worldview from there. Rather than saying hey, we have this great business idea, let's scale this thing. It's more like hey, let's discover who our users are. Which I think really corresponds well with that second half the quarter.</text:p>
      <text:p text:style-name="P111"/>
      <text:p text:style-name="P111">28:07 Daniel:</text:p>
      <text:p text:style-name="P111">Also with our classical temperature examples. Let's just say that we were in a house and there was a heating element. If we think that over the timescale of days things agent going to change that much, we might look towards a strategy of turning on and off the heater. So dealing with the environment variability in the niche we're in. Whereas if we're in an open space so there's no point in having any strategy of trying to heat the local air because it's just going to get blown away in the next second.</text:p>
      <text:p text:style-name="P111">Then you might center decision making around finding a warmer location. And so when there's a more stable environment then it puts us into a mode of like understanding the variability patterns, the circadian patterns and temperature and responding with what we have or maybe inventing something new to respond to those regularities. But when there's the discontinuous and complex environmental settings that this work is focused on, it centers this kind of creating one's own niche through action, not just modifying it more locally to do the best one can.</text:p>
      <text:p text:style-name="P111"/>
      <text:p text:style-name="P111">29:21 Bleu:</text:p>
      <text:p text:style-name="P111">Cool. Tyler, do you want to read this claim? Do you mind?</text:p>
      <text:p text:style-name="P111"/>
      <text:p text:style-name="P111">29:25 Tyler:</text:p>
      <text:p text:style-name="P111">Sure. So every organization chooses kind holding a light porch in the darkness which environmental <text:soft-page-break/>significance to act upon and to attend to, whatever the torch highlights is equivalent to breaking a quantum wave of probabilities, moving from superposition to reality, intermediated by the markup blanket.</text:p>
      <text:p text:style-name="P111">In this regard, strategy research is challenged to be less mechanistically determined environment to strategy, but more quantum strategy to environment. The quantum world is more tenuous than the one imagined. And this is actually a quote from Cerritelli. This is not Sean. The quantum world is more tenuous than the one imagined by old physics.</text:p>
      <text:p text:style-name="P111">It is made up of happenings get discontinuous events without permanence. There's a world of fine texture, intricate and fragile as Venetian lace. Every interaction is an event and it is these light and ephemeral events that weave reality not the heavy objects charged with absolute properties and our philosophy positive in support of these events.</text:p>
      <text:p text:style-name="P111"/>
      <text:p text:style-name="P111">30:20 Bleu:</text:p>
      <text:p text:style-name="P111">Cool, thanks. So Bijan goes on to say and I think we'll come back to this quantum because I have some questions here. So we'll come back to this at the closer to the end of this section, but right now let's read this claim. Bijan says the critical consideration is how an organism sorry, too much biology. How an organization transmorphs the sensing and sense making activity at the individual level.</text:p>
      <text:p text:style-name="P111">Hinton a firm's institutionalized environmental enactment as a basis for continuum strategic renewal. Enactment is essentially an interactive and generative social learning sensemaking process, hence active inference. Dong et al. Elegantly addressed this micro macro dichotomy. They say, While hypothesis setting is an individual activity, hypothesis testing is an organizational activity.</text:p>
      <text:p text:style-name="P111">According to Smirchich and Stubborn, organization members actively form enact their environments through social interaction.</text:p>
      <text:p text:style-name="P111">31:27 A pattern of enactment establishes the foundation of organizational reality and in turn has effects in shaping future enactments. The task of strategic management, in this view is organization making to create and maintain systems of shared meaning that facilitate organized action. Do you guys have any comments here?</text:p>
      <text:p text:style-name="P111"/>
      <text:p text:style-name="P111">31:50 Daniel:</text:p>
      <text:p text:style-name="P111">One thought I'm imagining a fleet of boats, the upper etchelon. View and the board of directors specifically. They may not need to be concerned with the minutiae of move the wheel left, move the wheel right on this boat at that time, but they are, as it says here, the task of strategic management in this view is organization making. So that justifies some of this upper etchelon. Focus.</text:p>
      <text:p text:style-name="P111">It's not coming, I don't think, from a place of elitism or chauvinism about those upper management groups, but it's especially targeting to those who are in a cognition to be involved in organization making, which isn't steering the boat. But allowing the agency and enactment to happen in the front line requires those not in the front line to take the view that is being promoted here rather than just imagine if we had enough sensors on enough boats.</text:p>
      <text:p text:style-name="P111">32:58 We could have all of them viewed up in front of us. And then we could call out who should turn left and who should turn right. With the three to eight board meetings per year, it's not going to happen.</text:p>
      <text:p text:style-name="P111">So what is the organization making that responds to that look like?</text:p>
      <text:p text:style-name="P111"/>
      <text:p text:style-name="P111"><text:soft-page-break/>33:20 Tyler:</text:p>
      <text:p text:style-name="P111">I'm kind of curious about what you just said because something I've been wondering about through this whole book is whether a board is really necessary for that meeting making or whether that can be done in a more distributed way. And I think Dean touched on this a little bit in our last call with him saying that, well, this is their job. The board's job specifically is to be able to distinctions from the conversation. So they're in this unique position to really build meaning and create sense making and dislocate that process. But I'm wondering if it's actually necessary for.</text:p>
      <text:p text:style-name="P111">That to happen because it does strike me as a very top down. Like, imposing a sensemaking framework on an organization is a ton of power and it does very much constrain the cognitive abilities of the larger organization. And it strikes me just on this simple reading of it that maybe something is missing from that or maybe a potential other way forward that is less top down is possible. But I'm probably misunderstanding the John as well. So I'm curious what you all think.</text:p>
      <text:p text:style-name="P111"/>
      <text:p text:style-name="P111">34:18 Daniel:</text:p>
      <text:p text:style-name="P111">It'll be so fun to explore, but let's just say that the task of strategic management is organization making. Maybe this is a saddle point view that everybody can get on board with, but then we go great upper management's role and function was organization making and now everyone has access to the tools and at least view or comment access to the process of organization making. So trans morphing the understanding of what the upper, etchelon. Does in terms of organization making. So just double checking, you're not involved in steering the ship, you're involved in organization making and action orientation.</text:p>
      <text:p text:style-name="P111">And then perhaps that function could be taken on by another organizational structure with that as its focus or that could be an emergent functionality of other organizational units.</text:p>
      <text:p text:style-name="P111">35:30 But it's really hard to go from vision coming from the top to simply a vision that's coherent arising from the bottom and from the outside. And so there's an intermediate view that qualifies the conversation differently.</text:p>
      <text:p text:style-name="P111"/>
      <text:p text:style-name="P111">35:47 Tyler:</text:p>
      <text:p text:style-name="P111">Yeah, I think that makes sense. I think we have observed that sense making happening both in the bottom and the top, and especially in tech companies where you will have a board and they are making top down decisions. But you will also have consultants almost embedded at each level of the hierarchy who do that sense making at every level of the hierarchy and bubble that up also to the top. So I think it does exist where you kind of have it's not purely sensemaking happening at the board or TMT level.</text:p>
      <text:p text:style-name="P111"/>
      <text:p text:style-name="P111">36:18 Bleu:</text:p>
      <text:p text:style-name="P111">So I just want to point out the first sentence here and it really resonates with what you just said, Tyler.</text:p>
      <text:p text:style-name="P111">Like the way that I've been reading this, he says the critical consideration is how an organization transmorphs the sensing and sense making activity, ant the individual level into a firm institutionalized environment enactment as a basis for continuous strategic renewal. Like what? I took that individual level as the very bottom up thing because it's like each little worker ant right in the colony. I took that as like a very bottom up and distributed thing. Like how do you take that and turn it into some kind of collective sense making?</text:p>
      <text:p text:style-name="P111"><text:soft-page-break/>But really that could also be like there's an individual level at the top. Like each board of directors is selected for their different expertise, right? So like you have a variety, I mean, ideally you have a variety of different views and perspectives at the board level and then how do those individuals translate their sensemaking into something that the institution can then act upon?</text:p>
      <text:p text:style-name="P111">37:18 So I think that is a very rings very true that this individual sensing and sense making is happening at the top and at the bottom. I think that rings true.</text:p>
      <text:p text:style-name="P111"/>
      <text:p text:style-name="P111">37:31 Tyler:</text:p>
      <text:p text:style-name="P111">I just want to draw one distinction based on some experience of doing the top down sense making. So I was a strategy consultant for a while, and a lot of times you would do the top down sense making where you would talk to all levels of the hierarchy and you kind of act as the board. In that situation and kind of bubble up all of this information into a top level idea about what's happening in the organization, what the narrative is and what actions they should take. So it's like very top down structured, but there's like other models of doing this where each node in the organization is more or less operating independently and sense making it dependently, whereas the top down structure isn't as important. And maybe you're saying the same thing, but it Atreides me as like a little bit different, where sense making isn't happening through a bubble up process, through a pyramid, but rather happening in like a web in a mesh.</text:p>
      <text:p text:style-name="P111">And that strikes me as like an important difference. But maybe Bijan is saying the same thing. I'm not sure.</text:p>
      <text:p text:style-name="P111"/>
      <text:p text:style-name="P111">38:29 Bleu:</text:p>
      <text:p text:style-name="P111">It's hard to know. And it's hard to also know how when you have like even at a single layer of the hierarchy, like you have 25 people and twelve of them think one thing and 13 of them think another thing. How do you make sense of that where there's this like opposing viewpoint? How do you collectively get buy in to proceed with either strategy A or strategy B even at a single level and then pass that information up or down without like, well, I wanted it to be this way or I wanted the people going like the opposing view, like whatever wins, right? Like in a vote the 13 would win if that's the way that it's run or maybe there's weighted voting or who knows, however a firm would structure itself.</text:p>
      <text:p text:style-name="P111">But it's really important, I think, to get strategy buy in from everyone, at least hear all of the points in order to proceed and have the viewpoint adopted widely and get people to get behind it.</text:p>
      <text:p text:style-name="P111">39:36 So I don't know, it's a hard, weird thing to think about how that information is passed up or down in the hierarchy.</text:p>
      <text:p text:style-name="P111">All right, Tyler, do you have something to add?</text:p>
      <text:p text:style-name="P111"/>
      <text:p text:style-name="P111">39:49 Tyler:</text:p>
      <text:p text:style-name="P111">Well, I was just going to add that this is a really important point. I'm not just trying to be like pedantic about it. Actually, a lot of organizational strategy debates hinge on this of whether really you can do sense making in a hierarchical way. It's really like a pyramid or like a more mesh network.</text:p>
      <text:p text:style-name="P111">So the mesh networks are more like teal organizations or hilocracies. And this is a very contentious point, and I was hoping that we could figure it out head on or understand the genre's perspective on it. And I think he thinks both are possible because I think he's hinted at that in the previous live streams, <text:soft-page-break/>but he hasn't said it super clearly so far. But something I've been very eagerly waiting for him to spell out clearly. So maybe he'll get to it in the next chapters.</text:p>
      <text:p text:style-name="P111"/>
      <text:p text:style-name="P111">40:36 Bleu:</text:p>
      <text:p text:style-name="P111">So, Tyler, I have a request. Like, in the next Livestream, you have to put in like a slide on Holocaust and explain that to us in a very, like, break it all down, break down all these different strategies for us because you have that expertise and I'm lost. So there's my special request.</text:p>
      <text:p text:style-name="P111"/>
      <text:p text:style-name="P111">40:52 Tyler:</text:p>
      <text:p text:style-name="P111">Okay, awesome. I've just been in lots of debates, even within especially in Dows, where they try to do the mesh network version of things, not the pyramid, and a lot of times just like a total disaster and it doesn't work.</text:p>
      <text:p text:style-name="P111">But there's always this dream, especially in Dazzling, oh, could this be possible? Do you actually need the hierarchy at all? Can this work more like a spider web rather than the pyramid? And this whole book, I've been waiting for the answer to that. So I'm excited to ask the Dean.</text:p>
      <text:p text:style-name="P111"/>
      <text:p text:style-name="P111">41:20 Daniel:</text:p>
      <text:p text:style-name="P111">Yeah, and also just getting these dimensions sketched, because what if it's like, well, yeah, we can have a slime mold, but then we may split a lot and not all the things that split off may survive. If that is tolerable or preferable to you. Slime mold it is. But if we all want to ride or die together, then this kind of a structure is what we want. So making sure that there's like, consent and transparency around what people are wanting to be in, because also in sort of emergent online 2020s eras teams and Dows, it's like, are we hanging out in the group chat?</text:p>
      <text:p text:style-name="P111">Are we building a product that's going to change the information environment? Are we learning about other projects? Are we learning about other early projects to invest in? It can move very rapidly amongst those spaces, and at the risk of trying to capture four birds and getting none, there's all these other failure modes.</text:p>
      <text:p text:style-name="P111">42:26 But maybe, again, that's what those people wanted to do in that blanket at that time.</text:p>
      <text:p text:style-name="P111">But when you have shareholders and a board and there are some responsibilities that come into play and these sort of okay to fail or okay to sunset experiments in online organization hopefully can reveal empirical patterns that we use to carry forward organizational technique.</text:p>
      <text:p text:style-name="P111"/>
      <text:p text:style-name="P111">42:55 Tyler:</text:p>
      <text:p text:style-name="P111">Yeah. My read so far on what Dean is doing is that he's saying, like, yes, sure, a slide mold organization is a thing you could conceive of, and that's a valid way of thinking about an organization. But he's specifically thinking about the legal context that a lot of organizations live in. Today and making active coherence or free energy governance work for those organizations the world that we live in. So I'm not sure if that resonates with you guys.</text:p>
      <text:p text:style-name="P111"/>
      <text:p text:style-name="P111">43:25 Bleu:</text:p>
      <text:p text:style-name="P111">Okay, nice debate. Tangential. I don't know. Information dive. All right, so Bijan makes this point and he says organizations are challenged to better distinguish how their actions differ from those of others <text:soft-page-break/>as they construct eco niches.</text:p>
      <text:p text:style-name="P111">And he really kind of gives this like, a lot of background information. But I just pulled these two quotes about distinguishing self from other, like how do you distinguish what is me and what is you? And also about how do you sense make like, help others see what's in your head in talking about these things? He gives two examples which I thought were really cool from biology, so I wanted to read them. He quotes Godfrey Smith 2016 and says, whenever a fish emits a pulse, it also sends a copy of the command around to the sensing system, enabling that system to counteract the effect of the pulse it has produced.</text:p>
      <text:p text:style-name="P111">The fish is tracking and registering the distinction between self and other, between the effects on its senses of its own actions and the effects of events going on around it.</text:p>
      <text:p text:style-name="P111">44:32 And then he also goes on to say, to use the example of sharks, he says sharks. He quotes Lanza at Align 2020 Paper. He says sharks have organs called Lorenzini Blisters, which sense electrical Fields. Dolphins and tooth whales, for example, benefit from echolocation abilities whose sound pulses can penetrate soft tissue to provide them with an Xray like mental image of the objects of interest.</text:p>
      <text:p text:style-name="P111">In order to tell the other dolphins what they have discovered, they actually create a visual picture of what they just saw in the minds of other dolphins. So I didn't put a full explanation of echolocation because it gets complicated. But here's this dolphin and it sends out these exploration rays. And if something is in its echolocation site, because it's not really site, right? But if something sees it, then the arrays that are reflected back are molded around.</text:p>
      <text:p text:style-name="P111">So you can imagine ripples through water. So they mold around like a rock or a stream. And so what comes back is actually like a physical ripple picture of the rock or whatever it's seeing.</text:p>
      <text:p text:style-name="P111">45:38 And so it can actually then modify its own echolocation sounds to give a picture of the rock to someone else, which I think is so cool, right? Like to a dolphin friend, not like someone else, because I couldn't see a ripple picture of a rock, but maybe its dolphin friends could.</text:p>
      <text:p text:style-name="P111">Anyway, I think that that is a neat idea of how we always ask people like, do you Andersen me? Do you know what I mean? Do you really know? But it's really hard to know perceptually what someone else is, what's behind their markup blanket, right? Do you guys have anything to add here?</text:p>
      <text:p text:style-name="P111">Sorry, I'm just the one fascinated with biological sensing and sense making. Okay, tyler, do you want to read this claim for us?</text:p>
      <text:p text:style-name="P111"/>
      <text:p text:style-name="P111">46:23 Tyler:</text:p>
      <text:p text:style-name="P111">Sure. So, more specifically, optimization is essential across the constituent elements determining the circular causality underlying active coherence lab. One, actions generating reliable sensory input precision.</text:p>
      <text:p text:style-name="P111">Two, the ability to express beliefs about beliefs consequences. Sophistication, to enact only a bounded set of external states. Three, leveraging salience without missing the very air signaling value that non salient signaling may nonetheless behold. And four, force that to anticipatory, develop and strengthen the internal states, ie. Firm resources in form of capabilities critical to resource recombination.</text:p>
      <text:p text:style-name="P111">So, sensing, sense making and duality management.</text:p>
      <text:p text:style-name="P111"/>
      <text:p text:style-name="P111">47:05 Bleu:</text:p>
      <text:p text:style-name="P111">Cool.</text:p>
      <text:p text:style-name="P111"><text:soft-page-break/></text:p>
      <text:p text:style-name="P111">47:07 Daniel:</text:p>
      <text:p text:style-name="P111">I find it interesting here that one, two and three are within the lifecycle of an organization or an organism. They refer to the reliability of action, the ability to have an appropriately expanded vocabulary in terms of sophistication to describe relevant action. And then three, essentially attention, which is to make sure that you're not just falling victim to hyper skewed or hypernormal stimuli, but rather you're using your attention to enrich incoming stimuli and also not ignoring what you're not totally paying attention to. That might be on the margins of relevance.</text:p>
      <text:p text:style-name="P111">But then four is framed here as an anticipatory question in the long run whether the capabilities are successful to manage resource recombination. That's the question of life and death. So one, two and three are like the behavioral imperatives and then four is kind of like the organism looking to the horizon.</text:p>
      <text:p text:style-name="P111">48:11 Maybe it makes it or maybe its offspring does, or maybe none of the above.</text:p>
      <text:p text:style-name="P111"/>
      <text:p text:style-name="P111">48:21 Bleu:</text:p>
      <text:p text:style-name="P111">Thank you. And then just this final quote from the paper or from the book. He says, duality is an essential quantum concept that underpins the mastery of managing the distributed and discontinuous nature of today's market realities. And I'm curious as to what Bijan is referring to as duality. Like in the quantum context.</text:p>
      <text:p text:style-name="P111">I always think about wave particle duality, but I think he has talked here a lot about superposition. And maybe he's referring to superposition, maybe he means super cognition. Like you can exist in two different states until for a long time. Like you can be both black and white, one and zero. So I'm not really sure what he's referring to as duality, but I think maybe we'll get into it in the next.</text:p>
      <text:p text:style-name="P111"/>
      <text:p text:style-name="P111">49:15 Tyler:</text:p>
      <text:p text:style-name="P111">Yeah, I was curious whether the connection he's making here is like one of analogy saying like hey, the same way you don't know what was out there in the quantum world, you observe something and you kind of collapse all of these waves into electron. Is it an analogy in the active inference free energy governance world with through the inactivist approach? Or is he saying that this is actually like the same thing, that is the same principle underlying and I wasn't totally sure which way what way he meant there.</text:p>
      <text:p text:style-name="P111"/>
      <text:p text:style-name="P111">49:48 Daniel:</text:p>
      <text:p text:style-name="P111">Yes, we should explore there's the wave particle duality famous there's the observer observed duality or the experimenter environment? Duality.</text:p>
      <text:p text:style-name="P111">There's multiple dualities. And then if we think back to Bayesian physics, what does this help us with?</text:p>
      <text:p text:style-name="P111">Let's go into it more in the next chapter and then see how it actually connects back. Otherwise, I believe it puts us squarely into the quantum business advice genre. But I know there's more to it.</text:p>
      <text:p text:style-name="P111"/>
      <text:p text:style-name="P111">50:31 Bleu:</text:p>
      <text:p text:style-name="P111">And that would be, like, a very sellable quantum business advice. Quantum Business strategy manager.</text:p>
      <text:p text:style-name="P111">That's my new job. I'd be, like, a heck of a consultant title.</text:p>
      <text:p text:style-name="P111"><text:soft-page-break/></text:p>
      <text:p text:style-name="P111">50:42 Daniel:</text:p>
      <text:p text:style-name="P111">Am I working? Am I not working? You could check.</text:p>
      <text:p text:style-name="P111">You still might not find out.</text:p>
      <text:p text:style-name="P111"/>
      <text:p text:style-name="P111">50:49 Bleu:</text:p>
      <text:p text:style-name="P111">Am I here? Am I there? Where am I? Actually, you can't measure my position and my momentum at the same time.</text:p>
      <text:p text:style-name="P111">That's pretty funny. Okay. All right. I think we've reached the end of our set of slides. Looking forward to exploring the quantum in more detail as I find the quantum concepts fascinating.</text:p>
      <text:p text:style-name="P111">I guess Bijan also does. Do you guys have anything else to add before we say goodbye?</text:p>
      <text:p text:style-name="P111">That's it? No? Okay.</text:p>
      <text:p text:style-name="P111"/>
      <text:p text:style-name="P111">51:17 Daniel:</text:p>
      <text:p text:style-name="P111">Thanks, Tyler.</text:p>
      <text:p text:style-name="P111"/>
      <text:p text:style-name="P111">51:19 Bleu:</text:p>
      <text:p text:style-name="P111">Next week.</text:p>
      <text:p text:style-name="P111"/>
      <text:p text:style-name="P111">51:21 Tyler:</text:p>
      <text:p text:style-name="P111">Thanks, Joe.</text:p>
      <text:p text:style-name="P111"/>
      <text:p text:style-name="P111">51:22 Daniel:</text:p>
      <text:p text:style-name="P111">Very well.</text:p>
      <text:p text:style-name="P1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7T20:52:08.789000000</dc:date>
    <meta:editing-duration>PT14H41M40S</meta:editing-duration>
    <meta:editing-cycles>30</meta:editing-cycles>
    <meta:generator>LibreOffice/7.4.1.2$Windows_X86_64 LibreOffice_project/3c58a8f3a960df8bc8fd77b461821e42c061c5f0</meta:generator>
    <meta:document-statistic meta:table-count="7" meta:image-count="0" meta:object-count="0" meta:page-count="121" meta:paragraph-count="1832" meta:word-count="63162" meta:character-count="369136" meta:non-whitespace-character-count="307798"/>
  </office:meta>
</office:document-meta>
</file>